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 style:family="paragraph" style:parent-style-name="Standard">
      <style:text-properties style:font-name="Envy Code R VS" fo:font-size="12pt" style:font-size-asian="12pt" style:font-size-complex="12pt"/>
    </style:style>
    <style:style style:name="P6" style:family="paragraph" style:parent-style-name="Standard">
      <style:text-properties style:font-name="Envy Code R VS" fo:font-size="12pt" fo:font-style="normal" style:font-size-asian="12pt" style:font-style-asian="normal" style:font-size-complex="12pt" style:font-style-complex="normal"/>
    </style:style>
    <style:style style:name="P7"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3" style:family="paragraph" style:parent-style-name="Standard">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4"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5" style:family="paragraph" style:parent-style-name="Standard">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6"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7"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8"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9"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0"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1"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23"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24"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5"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6"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7"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29" style:family="paragraph" style:parent-style-name="Standard">
      <style:paragraph-properties fo:background-color="#000000">
        <style:background-image/>
      </style:paragraph-properties>
      <style:text-properties fo:font-size="10pt" style:font-size-asian="10pt" style:font-size-complex="10pt"/>
    </style:style>
    <style:style style:name="P30"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31" style:family="paragraph" style:parent-style-name="Standard">
      <style:paragraph-properties fo:background-color="#000000" style:text-autospace="none">
        <style:background-image/>
      </style:paragraph-properties>
    </style:style>
    <style:style style:name="P32"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33"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34"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35"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6"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7"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8"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9"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40"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1"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2"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43"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44"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50"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51"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52"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53"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54" style:family="paragraph" style:parent-style-name="Standard" style:list-style-name="L13">
      <style:text-properties style:font-name="Envy Code R VS" fo:font-size="10pt" fo:font-style="normal" style:font-size-asian="10pt" style:font-style-asian="normal" style:font-size-complex="10pt" style:font-style-complex="normal"/>
    </style:style>
    <style:style style:name="P55" style:family="paragraph" style:parent-style-name="Standard" style:list-style-name="L14">
      <style:text-properties style:font-name="Envy Code R VS" fo:font-size="10pt" fo:font-style="normal" style:font-size-asian="10pt" style:font-style-asian="normal" style:font-size-complex="10pt" style:font-style-complex="normal"/>
    </style:style>
    <style:style style:name="P56" style:family="paragraph" style:parent-style-name="Standard" style:list-style-name="L15">
      <style:text-properties style:font-name="Envy Code R VS" fo:font-size="10pt" fo:font-style="normal" style:font-size-asian="10pt" style:font-style-asian="normal" style:font-size-complex="10pt" style:font-style-complex="normal"/>
    </style:style>
    <style:style style:name="P57"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58"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59"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60" style:family="paragraph" style:parent-style-name="Standard" style:list-style-name="L16">
      <style:text-properties style:font-name="Envy Code R VS" fo:font-size="10pt" fo:font-style="normal" style:text-underline-style="none" style:font-size-asian="10pt" style:font-style-asian="normal" style:font-size-complex="10pt" style:font-style-complex="normal"/>
    </style:style>
    <style:style style:name="P61" style:family="paragraph" style:parent-style-name="Standard" style:list-style-name="L17"/>
    <style:style style:name="P62" style:family="paragraph" style:parent-style-name="Standard">
      <style:paragraph-properties fo:background-color="#000000">
        <style:background-image/>
      </style:paragraph-properties>
      <style:text-properties fo:font-size="10pt" style:font-size-asian="10pt" style:font-size-complex="10pt"/>
    </style:style>
    <style:style style:name="P63"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64"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65"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66"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7"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8"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69" style:family="paragraph" style:parent-style-name="Standard" style:list-style-name="">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70"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71"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7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Consolas" fo:font-size="11pt" style:font-name-asian="Consolas" style:font-size-asian="11pt" style:font-name-complex="Consolas" style:font-size-complex="11pt"/>
    </style:style>
    <style:style style:name="T11" style:family="text">
      <style:text-properties fo:color="#8ac6f2" style:font-name="Consolas" fo:font-size="11pt" fo:font-style="normal" style:text-underline-style="none" style:font-name-asian="Consolas" style:font-size-asian="11pt" style:font-style-asian="normal" style:font-name-complex="Consolas" style:font-size-complex="11pt" style:font-style-complex="normal"/>
    </style:style>
    <style:style style:name="T12" style:family="text">
      <style:text-properties fo:color="#8ac6f2" fo:language="zxx" fo:country="none"/>
    </style:style>
    <style:style style:name="T13" style:family="text">
      <style:text-properties fo:color="#8ac6f2" style:font-name-asian="Consolas" style:font-name-complex="Consolas"/>
    </style:style>
    <style:style style:name="T14" style:family="text">
      <style:text-properties fo:color="#8ac6f2" style:text-underline-style="none"/>
    </style:style>
    <style:style style:name="T15" style:family="text">
      <style:text-properties fo:color="#8ac6f2" fo:font-style="normal" style:font-name-asian="Consolas" style:font-style-asian="normal" style:font-name-complex="Consolas" style:font-style-complex="normal"/>
    </style:style>
    <style:style style:name="T16" style:family="text">
      <style:text-properties fo:color="#e8f3f6" style:font-name="Consolas" style:font-name-asian="Consolas" style:font-name-complex="Consolas"/>
    </style:style>
    <style:style style:name="T17" style:family="text">
      <style:text-properties fo:color="#e8f3f6" style:font-name="Consolas" fo:font-weight="normal" style:font-name-asian="Consolas" style:font-weight-asian="normal" style:font-name-complex="Consolas" style:font-weight-complex="normal"/>
    </style:style>
    <style:style style:name="T18" style:family="text">
      <style:text-properties fo:color="#e8f3f6" style:font-name="Consolas" fo:font-style="normal" style:font-name-asian="Consolas" style:font-style-asian="normal" style:font-name-complex="Consolas" style:font-style-complex="normal"/>
    </style:style>
    <style:style style:name="T19" style:family="text">
      <style:text-properties fo:color="#e8f3f6" style:font-name="Consolas" fo:font-style="normal" style:text-underline-style="none" style:font-name-asian="Consolas" style:font-style-asian="normal" style:font-name-complex="Consolas" style:font-style-complex="normal"/>
    </style:style>
    <style:style style:name="T20" style:family="text">
      <style:text-properties fo:color="#e8f3f6" style:font-name="Consolas" fo:font-size="10pt" style:font-name-asian="Consolas" style:font-size-asian="10pt" style:font-name-complex="Consolas" style:font-size-complex="10pt"/>
    </style:style>
    <style:style style:name="T21" style:family="text">
      <style:text-properties fo:color="#e8f3f6" style:font-name="Consolas" style:text-underline-style="none" style:font-name-asian="Consolas" style:font-name-complex="Consolas"/>
    </style:style>
    <style:style style:name="T22" style:family="text">
      <style:text-properties fo:color="#e8f3f6" style:font-name="Consolas" fo:font-size="11pt" style:font-name-asian="Consolas" style:font-size-asian="11pt" style:font-name-complex="Consolas" style:font-size-complex="11pt"/>
    </style:style>
    <style:style style:name="T23" style:family="text">
      <style:text-properties fo:color="#e8f3f6" style:font-name="Consolas" fo:font-size="11pt" fo:font-style="normal" style:text-underline-style="none" style:font-name-asian="Consolas" style:font-size-asian="11pt" style:font-style-asian="normal" style:font-name-complex="Consolas" style:font-size-complex="11pt" style:font-style-complex="normal"/>
    </style:style>
    <style:style style:name="T24" style:family="text">
      <style:text-properties fo:color="#e8f3f6" fo:language="zxx" fo:country="none"/>
    </style:style>
    <style:style style:name="T25" style:family="text">
      <style:text-properties fo:color="#e8f3f6" fo:language="zxx" fo:country="none" fo:font-style="normal" style:font-style-asian="normal" style:font-style-complex="normal"/>
    </style:style>
    <style:style style:name="T26" style:family="text">
      <style:text-properties fo:color="#e8f3f6" style:font-name-asian="Consolas" style:font-name-complex="Consolas"/>
    </style:style>
    <style:style style:name="T27" style:family="text">
      <style:text-properties fo:color="#e8f3f6" fo:font-style="normal" style:font-name-asian="Consolas" style:font-style-asian="normal" style:font-name-complex="Consolas" style:font-style-complex="normal"/>
    </style:style>
    <style:style style:name="T28" style:family="text">
      <style:text-properties fo:color="#e5786d"/>
    </style:style>
    <style:style style:name="T29" style:family="text">
      <style:text-properties fo:color="#e5786d" style:font-name="Consolas"/>
    </style:style>
    <style:style style:name="T30" style:family="text">
      <style:text-properties fo:color="#e5786d" style:font-name="Consolas" style:font-name-asian="Consolas" style:font-name-complex="Consolas"/>
    </style:style>
    <style:style style:name="T31" style:family="text">
      <style:text-properties fo:color="#e5786d" style:font-name="Consolas" fo:font-style="normal" style:font-name-asian="Consolas" style:font-style-asian="normal" style:font-name-complex="Consolas" style:font-style-complex="normal"/>
    </style:style>
    <style:style style:name="T32" style:family="text">
      <style:text-properties fo:color="#e5786d" style:font-name="Consolas" fo:font-style="normal" style:text-underline-style="none" style:font-name-asian="Consolas" style:font-style-asian="normal" style:font-name-complex="Consolas" style:font-style-complex="normal"/>
    </style:style>
    <style:style style:name="T33" style:family="text">
      <style:text-properties fo:color="#e5786d" style:font-name="Consolas" fo:font-weight="normal" style:font-name-asian="Consolas" style:font-weight-asian="normal" style:font-name-complex="Consolas" style:font-weight-complex="normal"/>
    </style:style>
    <style:style style:name="T34" style:family="text">
      <style:text-properties fo:color="#e5786d" style:font-name="Consolas" style:text-underline-style="none" style:font-name-asian="Consolas" style:font-name-complex="Consolas"/>
    </style:style>
    <style:style style:name="T35" style:family="text">
      <style:text-properties fo:color="#e5786d" style:font-name="Consolas" fo:font-size="11pt" style:font-name-asian="Consolas" style:font-size-asian="11pt" style:font-name-complex="Consolas" style:font-size-complex="11pt"/>
    </style:style>
    <style:style style:name="T36" style:family="text">
      <style:text-properties fo:color="#e5786d" fo:language="zxx" fo:country="none"/>
    </style:style>
    <style:style style:name="T37" style:family="text">
      <style:text-properties fo:color="#e5786d" style:font-name-asian="Consolas" style:font-name-complex="Consolas"/>
    </style:style>
    <style:style style:name="T38" style:family="text">
      <style:text-properties fo:color="#cae682"/>
    </style:style>
    <style:style style:name="T39" style:family="text">
      <style:text-properties fo:color="#cae682" style:font-name="Consolas"/>
    </style:style>
    <style:style style:name="T40" style:family="text">
      <style:text-properties fo:color="#cae682" style:font-name="Consolas" style:font-name-asian="Consolas" style:font-name-complex="Consolas"/>
    </style:style>
    <style:style style:name="T41" style:family="text">
      <style:text-properties fo:color="#cae682" style:font-name="Consolas" fo:font-style="normal" style:font-name-asian="Consolas" style:font-style-asian="normal" style:font-name-complex="Consolas" style:font-style-complex="normal"/>
    </style:style>
    <style:style style:name="T42" style:family="text">
      <style:text-properties fo:color="#cae682" style:font-name="Consolas" fo:font-style="normal" style:text-underline-style="none" style:font-name-asian="Consolas" style:font-style-asian="normal" style:font-name-complex="Consolas" style:font-style-complex="normal"/>
    </style:style>
    <style:style style:name="T43" style:family="text">
      <style:text-properties fo:color="#cae682" style:font-name="Consolas" fo:font-weight="normal" style:font-name-asian="Consolas" style:font-weight-asian="normal" style:font-name-complex="Consolas" style:font-weight-complex="normal"/>
    </style:style>
    <style:style style:name="T44" style:family="text">
      <style:text-properties fo:color="#cae682" style:font-name="Consolas" style:text-underline-style="none" style:font-name-asian="Consolas" style:font-name-complex="Consolas"/>
    </style:style>
    <style:style style:name="T45" style:family="text">
      <style:text-properties fo:color="#cae682" style:font-name="Consolas" fo:font-size="11pt" fo:font-style="normal" style:text-underline-style="none" style:font-name-asian="Consolas" style:font-size-asian="11pt" style:font-style-asian="normal" style:font-name-complex="Consolas" style:font-size-complex="11pt" style:font-style-complex="normal"/>
    </style:style>
    <style:style style:name="T46" style:family="text">
      <style:text-properties fo:color="#cae682" fo:language="zxx" fo:country="none"/>
    </style:style>
    <style:style style:name="T47" style:family="text">
      <style:text-properties fo:color="#cae682" fo:language="zxx" fo:country="none" fo:font-style="normal" style:font-style-asian="normal" style:font-style-complex="normal"/>
    </style:style>
    <style:style style:name="T48" style:family="text">
      <style:text-properties fo:color="#cae682" style:text-underline-style="none"/>
    </style:style>
    <style:style style:name="T49" style:family="text">
      <style:text-properties fo:color="#cae682" fo:font-style="normal" style:font-name-asian="Consolas" style:font-style-asian="normal" style:font-name-complex="Consolas" style:font-style-complex="normal"/>
    </style:style>
    <style:style style:name="T50"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1" style:family="text">
      <style:text-properties fo:color="#00008b" style:font-name="Consolas" fo:font-weight="bold" style:font-name-asian="Consolas" style:font-weight-asian="bold" style:font-name-complex="Consolas" style:font-weight-complex="bold"/>
    </style:style>
    <style:style style:name="T52" style:family="text">
      <style:text-properties fo:font-style="italic" style:font-style-asian="italic" style:font-style-complex="italic"/>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normal"/>
    </style:style>
    <style:style style:name="T56" style:family="text">
      <style:text-properties fo:font-style="normal" style:font-style-asian="normal" style:font-style-complex="normal"/>
    </style:style>
    <style:style style:name="T57" style:family="text">
      <style:text-properties fo:font-style="normal" style:text-underline-style="none" style:font-style-asian="normal" style:font-style-complex="normal"/>
    </style:style>
    <style:style style:name="T58" style:family="text">
      <style:text-properties fo:color="#8b9699" style:font-name="Consolas" fo:font-size="11pt" style:font-name-asian="Consolas" style:font-size-asian="11pt" style:font-name-complex="Consolas" style:font-size-complex="11pt"/>
    </style:style>
    <style:style style:name="T59" style:family="text">
      <style:text-properties fo:color="#8b9699" style:font-name="Consolas" style:font-name-asian="Consolas" style:font-name-complex="Consolas"/>
    </style:style>
    <style:style style:name="T60" style:family="text">
      <style:text-properties fo:color="#8b9699" style:font-name="Consolas" fo:font-size="10pt" style:font-name-asian="Consolas" style:font-size-asian="10pt" style:font-name-complex="Consolas" style:font-size-complex="10pt"/>
    </style:style>
    <style:style style:name="T61" style:family="text">
      <style:text-properties style:font-name="Envy Code R VS"/>
    </style:style>
    <style:style style:name="T62" style:family="text">
      <style:text-properties style:font-name="Envy Code R VS" fo:font-size="10pt" fo:font-style="normal" style:font-size-asian="10pt" style:font-style-asian="normal" style:font-size-complex="10pt" style:font-style-complex="normal"/>
    </style:style>
    <style:style style:name="T6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64" style:family="text">
      <style:text-properties style:font-name="Envy Code R VS" fo:font-size="10pt" fo:font-style="normal" style:text-underline-style="none" style:font-size-asian="10pt" style:font-style-asian="normal" style:font-size-complex="10pt" style:font-style-complex="normal"/>
    </style:style>
    <style:style style:name="T65" style:family="text">
      <style:text-properties style:font-name="Envy Code R VS" fo:font-size="10pt" fo:font-style="italic" style:font-size-asian="10pt" style:font-style-asian="italic" style:font-size-complex="10pt" style:font-style-complex="italic"/>
    </style:style>
    <style:style style:name="T66" style:family="text">
      <style:text-properties style:font-name="Envy Code R VS" fo:font-size="10pt" fo:font-style="italic" style:text-underline-style="none" style:font-size-asian="10pt" style:font-style-asian="italic" style:font-size-complex="10pt" style:font-style-complex="italic"/>
    </style:style>
    <style:style style:name="T67" style:family="text">
      <style:text-properties style:font-name="Envy Code R VS" fo:font-style="normal" style:font-style-asian="normal" style:font-style-complex="normal"/>
    </style:style>
    <style:style style:name="T68" style:family="text">
      <style:text-properties style:font-name="Envy Code R VS" fo:font-style="normal" style:text-underline-style="solid" style:text-underline-width="auto" style:text-underline-color="font-color" style:font-style-asian="normal" style:font-style-complex="normal"/>
    </style:style>
    <style:style style:name="T69" style:family="text">
      <style:text-properties style:font-name="Envy Code R VS" fo:font-style="normal" style:text-underline-style="none" style:font-style-asian="normal" style:font-style-complex="normal"/>
    </style:style>
    <style:style style:name="T70" style:family="text">
      <style:text-properties style:text-underline-style="none"/>
    </style:style>
    <style:style style:name="T71" style:family="text">
      <style:text-properties style:font-name="Consolas"/>
    </style:style>
    <style:style style:name="T72" style:family="text">
      <style:text-properties fo:color="#ff0000" style:font-name="Consolas" fo:font-style="normal" style:font-name-asian="Consolas" style:font-style-asian="normal" style:font-name-complex="Consolas" style:font-style-complex="normal"/>
    </style:style>
    <style:style style:name="T73" style:family="text">
      <style:text-properties fo:color="#ff0000" style:font-name="Consolas" style:font-name-asian="Consolas" style:font-name-complex="Consolas"/>
    </style:style>
    <style:style style:name="T74" style:family="text">
      <style:text-properties fo:color="#ff0000" style:font-name="Consolas" style:text-underline-style="none" style:font-name-asian="Consolas" style:font-name-complex="Consolas"/>
    </style:style>
    <style:style style:name="T75" style:family="text">
      <style:text-properties fo:color="#ff0000" fo:font-style="normal" style:font-name-asian="Consolas" style:font-style-asian="normal" style:font-name-complex="Consolas" style:font-style-complex="normal"/>
    </style:style>
    <style:style style:name="T76" style:family="text">
      <style:text-properties style:font-style-asian="normal"/>
    </style:style>
    <style:style style:name="T77" style:family="text">
      <style:text-properties style:font-style-complex="normal"/>
    </style:style>
    <style:style style:name="T78" style:family="text">
      <style:text-properties fo:font-size="10pt"/>
    </style:style>
    <style:style style:name="T79" style:family="text">
      <style:text-properties style:font-size-asian="10pt"/>
    </style:style>
    <style:style style:name="T80"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SameValueAs(T other);</text:span></text:p>
      <text:p text:style-name="P17"><text:s text:c="4"/>}</text:p>
      <text:p text:style-name="P18">}</text:p>
      <text:p text:style-name="P1"/>
      <text:p text:style-name="P1">de forma que una clase que quiera implementar esta interface, tendira esta apariencia:</text:p>
      <text:p text:style-name="P1"/>
      <text:p text:style-name="P30"><text:span text:style-name="T4">public</text:span><text:span text:style-name="T16"> </text:span><text:span text:style-name="T4">class</text:span><text:span text:style-name="T16"> </text:span><text:span text:style-name="T40">PruebaValueObject</text:span><text:span text:style-name="T16"> : </text:span><text:span text:style-name="T30">IValueObject</text:span><text:span text:style-name="T16">&lt;</text:span><text:span text:style-name="T40">PruebaValueObject</text:span><text:span text:style-name="T16">&gt; </text:span></text:p>
      <text:p text:style-name="P17">{</text:p>
      <text:p text:style-name="P30"><text:span text:style-name="T16"><text:s text:c="4"/></text:span><text:span text:style-name="T4">public</text:span><text:span text:style-name="T16"> </text:span><text:span text:style-name="T4">bool</text:span><text:span text:style-name="T16"> SameValueAs(</text:span><text:span text:style-name="T40">PruebaValueObject</text:span><text:span text:style-name="T16"> other)</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text:p>
      <text:p text:style-name="P1"/>
      <text:p text:style-name="P1">hasta aqui todo parece ir bien, pero sin embargo, hay algo que no acaba de encajar. Ese algo es el nombre del metodo <text:span text:style-name="T52">SameValueAs</text:span><text:span text:style-name="T56">. Pero mejor vamos paso a paso para poder entender el porque de las decisiones que estamos a punto de tomar.</text:span></text:p>
      <text:p text:style-name="P2"/>
      <text:p text:style-name="P1"><text:span text:style-name="T56">La clase </text:span><text:span text:style-name="T52">PruebaValueObject</text:span><text:span text:style-name="T56"> no sale de la nada. Si nos planteamos seguir los preceptos del BDD, es comprensible que a la hora de escribir el codigo de </text:span><text:span text:style-name="T52">IValueObject&lt;T&gt;</text:span><text:span text:style-name="T56">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2">Biblia Azul</text:span><text:span text:style-name="T56"> llamado </text:span><text:span text:style-name="T52">Intention-Revealing Interfaces</text:span><text:span text:style-name="T56">.</text:span></text:p>
      <text:p text:style-name="P2"/>
      <text:p text:style-name="P1"><text:span text:style-name="T56">Pero, ¿podemos hacer ese mismo razonamiento para </text:span><text:span text:style-name="T52">PruebaValueObject</text:span><text:span text:style-name="T56">?</text:span></text:p>
      <text:p text:style-name="P2"/>
      <text:p text:style-name="P1"><text:span text:style-name="T56">La respuesta es un NO rotundo. Hace falta esa Spec que justifique el comportamiento de <text:s/></text:span><text:span text:style-name="T52">PruebaValueObject</text:span><text:span text:style-name="T56">. Asi que, vamos a escribir esa Spec:</text:span></text:p>
      <text:p text:style-name="P2"/>
      <text:p text:style-name="P8"><text:span text:style-name="T5">public</text:span><text:span text:style-name="T18"> </text:span><text:span text:style-name="T5">class</text:span><text:span text:style-name="T18"> </text:span><text:span text:style-name="T41">concern</text:span><text:span text:style-name="T18"> : </text:span><text:span text:style-name="T41">Observes</text:span><text:span text:style-name="T18">&lt;</text:span><text:span text:style-name="T31">IValueObject</text:span><text:span text:style-name="T18">&lt;</text:span><text:span text:style-name="T41">PruebaValueObject</text:span><text:span text:style-name="T18">&gt;,</text:span><text:span text:style-name="T41">PruebaValueObject</text:span><text:span text:style-name="T18">&gt;{}</text:span></text:p>
      <text:p text:style-name="P17"/>
      <text:p text:style-name="P30"><text:span text:style-name="T4">public</text:span><text:span text:style-name="T16"> </text:span><text:span text:style-name="T4">class</text:span><text:span text:style-name="T16"> </text:span><text:span text:style-name="T40">when_asked_to_compare_two_pruebavalueobjects_that_have_the_same_value</text:span><text:span text:style-name="T16"> : </text:span><text:span text:style-name="T40">concer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other = </text:span><text:span text:style-name="T4">new</text:span><text:span text:style-name="T16"> </text:span><text:span text:style-name="T40">PruebaValueObject</text:span><text:span text:style-name="T16">();</text:span></text:p>
      <text:p text:style-name="P31"><text:s text:c="8"/><text:span text:style-name="T58">//</text:span><text:span text:style-name="T50">todo: le damos los valores adecuados.</text:span></text:p>
      <text:p text:style-name="P17"><text:s text:c="4"/>};</text:p>
      <text:p text:style-name="P17"/>
      <text:p text:style-name="P30"><text:span text:style-name="T16"><text:s text:c="4"/></text:span><text:span text:style-name="T30">Because</text:span><text:span text:style-name="T16"> of = () =&gt; result = sut.SameValueAs(theOther);</text:span></text:p>
      <text:p text:style-name="P17"><text:s text:c="8"/></text:p>
      <text:p text:style-name="P30"><text:span text:style-name="T16"><text:s text:c="4"/></text:span><text:span text:style-name="T30">It</text:span><text:span text:style-name="T16"> should_recognize_the_equality = () =&gt; result.ShouldEqual(</text:span><text:span text:style-name="T4">true</text:span><text:span text:style-name="T16">);</text:span></text:p>
      <text:p text:style-name="P17"><text:s text:c="8"/></text:p>
      <text:p text:style-name="P30"><text:soft-page-break/><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40">PruebaValueObject</text:span><text:span text:style-name="T16"> theOther;</text:span></text:p>
      <text:p text:style-name="P17">}</text:p>
      <text:p text:style-name="P2"/>
      <text:p text:style-name="P2">Sin entrar en demasiados detalles que no son importantes para nuestro razonamiento (en concreto los relativos al incompleto bloque ESTABLISH), debemos fijarnos en:</text:p>
      <text:p text:style-name="P2"/>
      <text:p text:style-name="P9"><text:span text:style-name="T31">Because</text:span><text:span text:style-name="T18"> of = () =&gt; result = sut.SameValueAs(theOther);</text:span></text:p>
      <text:p text:style-name="P2"/>
      <text:p text:style-name="P1"><text:span text:style-name="T56">que es donde ejecutamos el </text:span><text:span text:style-name="T52">System Under Test</text:span><text:span text:style-name="T56">.</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20">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9">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7631271" text:style-name="L1">
        <text:list-item>
          <text:p text:style-name="P44">metodos</text:p>
        </text:list-item>
        <text:list-item>
          <text:p text:style-name="P44">propiedades</text:p>
        </text:list-item>
        <text:list-item>
          <text:p text:style-name="P44">eventos</text:p>
        </text:list-item>
        <text:list-item>
          <text:p text:style-name="P44">variables locales</text:p>
        </text:list-item>
        <text:list-item>
          <text:p text:style-name="P44">constantes locales</text:p>
        </text:list-item>
        <text:list-item>
          <text:p text:style-name="P44">parametros</text:p>
        </text:list-item>
        <text:list-item>
          <text:p text:style-name="P44">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8"><text:span text:style-name="T30">Because</text:span><text:span text:style-name="T16"> of = () =&gt; result = sut.has_the_same_value_as(the_other);</text:span></text:p>
      <text:p text:style-name="P1"/>
      <text:p text:style-name="P2">version mas legible, en nuestra humilde opinion.</text:p>
      <text:p text:style-name="P2"/>
      <text:p text:style-name="P2">En el contexto de la Spec:</text:p>
      <text:p text:style-name="P2"/>
      <text:p text:style-name="P10"><text:span text:style-name="T4">public</text:span><text:span text:style-name="T16"> </text:span><text:span text:style-name="T4">class</text:span><text:span text:style-name="T16"> </text:span><text:span text:style-name="T40">concern</text:span><text:span text:style-name="T16"> : </text:span><text:span text:style-name="T40">Observes</text:span><text:span text:style-name="T16">&lt;</text:span><text:span text:style-name="T30">IValueObject</text:span><text:span text:style-name="T16">&lt;</text:span><text:span text:style-name="T40">PruebaValueObject</text:span><text:span text:style-name="T16">&gt;,</text:span><text:span text:style-name="T40">PruebaValueObject</text:span><text:span text:style-name="T16">&gt;{}</text:span></text:p>
      <text:p text:style-name="P17"/>
      <text:p text:style-name="P30"><text:span text:style-name="T4">public</text:span><text:span text:style-name="T16"> </text:span><text:span text:style-name="T4">class</text:span><text:span text:style-name="T16"> </text:span><text:span text:style-name="T40">when_asked_to_compare_two_pruebavalueobjects_that_have_the_same_value</text:span><text:span text:style-name="T16"> : </text:span><text:span text:style-name="T40">concer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other = </text:span><text:span text:style-name="T4">new</text:span><text:span text:style-name="T16"> </text:span><text:span text:style-name="T40">PruebaValueObject</text:span><text:span text:style-name="T16">();</text:span></text:p>
      <text:p text:style-name="P30"><text:span text:style-name="T16"><text:s text:c="8"/></text:span><text:span text:style-name="T59">//</text:span><text:span text:style-name="T51">todo: le damos los valores adecuados.</text:span></text:p>
      <text:p text:style-name="P18"><text:s text:c="4"/>};</text:p>
      <text:p text:style-name="P18"/>
      <text:p text:style-name="P30"><text:span text:style-name="T17"><text:s text:c="4"/></text:span><text:span text:style-name="T33">Because</text:span><text:span text:style-name="T17"> of = () =&gt; result = sut.has_the_same_value_as(the_other);</text:span></text:p>
      <text:p text:style-name="P18"><text:s text:c="8"/></text:p>
      <text:p text:style-name="P30"><text:soft-page-break/><text:span text:style-name="T17"><text:s text:c="4"/></text:span><text:span text:style-name="T33">It</text:span><text:span text:style-name="T17"> should_recognize_the_equality = () =&gt; result.ShouldEqual(</text:span><text:span text:style-name="T7">true</text:span><text:span text:style-name="T17">);</text:span></text:p>
      <text:p text:style-name="P18"><text:s text:c="8"/></text:p>
      <text:p text:style-name="P30"><text:span text:style-name="T17"><text:s text:c="4"/></text:span><text:span text:style-name="T7">static</text:span><text:span text:style-name="T17"> </text:span><text:span text:style-name="T7">bool</text:span><text:span text:style-name="T17"> result;</text:span></text:p>
      <text:p text:style-name="P30"><text:span text:style-name="T17"><text:s text:c="4"/></text:span><text:span text:style-name="T7">static</text:span><text:span text:style-name="T17"> </text:span><text:span text:style-name="T43">PruebaValueObject</text:span><text:span text:style-name="T17"> the_other;</text:span></text:p>
      <text:p text:style-name="P18">}</text:p>
      <text:p text:style-name="P1"/>
      <text:p text:style-name="P1">Por lo tanto, retomando el argumento original que nos llevo a cuestionarnos el nombre del metodo <text:span text:style-name="T52">SameValueAs</text:span> de la interface <text:span text:style-name="T52">IValueObject&lt;T&gt;</text:span>, el resultado final seria algo asi:</text:p>
      <text:p text:style-name="P1"/>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has_the_same_value_as(T the_other);</text:span></text:p>
      <text:p text:style-name="P17"><text:s text:c="4"/>}</text:p>
      <text:p text:style-name="P17">}</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8"><text:span text:style-name="T4">public</text:span><text:span text:style-name="T16"> </text:span><text:span text:style-name="T4">bool</text:span><text:span text:style-name="T16"> Equals(</text:span><text:span text:style-name="T4">object</text:span><text:span text:style-name="T16"> obj) {}</text:span></text:p>
      <text:p text:style-name="P1"/>
      <text:p text:style-name="P1">Pero esa es una cuestion diferente a la aqui planteada.</text:p>
      <text:p text:style-name="P1"/>
      <text:p text:style-name="P1">TODO: ¿Que aproximacion utiliza el CodeCampServer?</text:p>
      <text:p text:style-name="P1"/>
      <text:p text:style-name="P5"><text:span text:style-name="T1">Completando la Interface IValueObject&lt;T&gt;</text:span>:</text:p>
      <text:p text:style-name="P1"/>
      <text:p text:style-name="P1">Completamos la interface IValueObject&lt;T&gt; con un nuevo metodo que permita la copia del mismo.</text:p>
      <text:p text:style-name="P1"/>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has_the_same_value_as(T the_other);</text:span></text:p>
      <text:p text:style-name="P17"><text:s text:c="8"/>T copy_into_this();</text:p>
      <text:p text:style-name="P17"><text:s text:c="4"/>}</text:p>
      <text:p text:style-name="P17">}</text:p>
      <text:p text:style-name="P1"/>
      <text:p text:style-name="P1">Nuevamente, destacar la utilizacion del formato "all_lower", a la hora de nombrar el metodo <text:span text:style-name="T52">copy_into_this()</text:span><text:span text:style-name="T56">.</text:span></text:p>
      <text:p text:style-name="P2"/>
      <text:p text:style-name="P2">Con esto finalizamos el codigo necesario para definir un DDD_Value_Object:</text:p>
      <text:p text:style-name="P2"/>
      <text:list xml:id="list37612089" text:style-name="L2">
        <text:list-item>
          <text:p text:style-name="P45">Debe proveernos de un mecanismo para averiguar si dos DDD_Value_Objects son iguales (y los son si almacenan el mismo valor).</text:p>
        </text:list-item>
        <text:list-item>
          <text:p text:style-name="P45">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9"><text:span text:style-name="T5">namespace</text:span><text:span text:style-name="T18">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text:span><text:span text:style-name="T59"> </text:span><text:span text:style-name="T4">&lt;summary&gt;</text:span></text:p>
      <text:p text:style-name="P31"><text:span text:style-name="T20"><text:s text:c="8"/></text:span><text:span text:style-name="T8">///</text:span><text:span text:style-name="T60"> Value objects compare by the values of their attributes,</text:span></text:p>
      <text:p text:style-name="P31"><text:span text:style-name="T60"><text:s text:c="8"/></text:span><text:span text:style-name="T8">///</text:span><text:span text:style-name="T60"> they don't have an identity.</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param name=</text:span><text:span text:style-name="T30">"the_other"</text:span><text:span text:style-name="T4">&gt;</text:span><text:span text:style-name="T59">The other value object.</text:span><text:span text:style-name="T4">&lt;/param&gt;</text:span></text:p>
      <text:p text:style-name="P30"><text:span text:style-name="T16"><text:s text:c="8"/></text:span><text:span text:style-name="T4">///</text:span><text:span text:style-name="T59"> </text:span><text:span text:style-name="T4">&lt;returns&gt;&lt;code&gt;</text:span><text:span text:style-name="T59">true</text:span><text:span text:style-name="T4">&lt;/code&gt;</text:span><text:span text:style-name="T59"> if the given value object's and</text:span></text:p>
      <text:p text:style-name="P30"><text:span text:style-name="T4"><text:s text:c="8"/>///</text:span><text:span text:style-name="T59"> this value object's attributes are the same.</text:span><text:span text:style-name="T4">&lt;/returns&gt;</text:span></text:p>
      <text:p text:style-name="P30"><text:span text:style-name="T16"><text:s text:c="8"/></text:span><text:span text:style-name="T4">bool</text:span><text:span text:style-name="T16"> has_the_same_value_as(T the_other);</text:span></text:p>
      <text:p text:style-name="P17"><text:s text:c="8"/></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Value objects can be freely copied.</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returns&gt;</text:span><text:span text:style-name="T59">A safe, deep copy of this value object.</text:span><text:span text:style-name="T4">&lt;/returns&gt;</text:span></text:p>
      <text:p text:style-name="P17"><text:s text:c="8"/>T copy_into_this();</text:p>
      <text:p text:style-name="P17"><text:s text:c="4"/>}</text:p>
      <text:p text:style-name="P17">}</text:p>
      <text:p text:style-name="P2"/>
      <text:p text:style-name="P8"><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ValueObject</text:span><text:span text:style-name="T16">&lt;T&gt;</text:span></text:p>
      <text:p text:style-name="P17"><text:s text:c="4"/>{</text:p>
      <text:p text:style-name="P30"><text:span text:style-name="T16"><text:s text:c="8"/></text:span><text:span text:style-name="T4">bool</text:span><text:span text:style-name="T16"> has_the_same_value_as(T the_other);</text:span></text:p>
      <text:p text:style-name="P17"><text:s text:c="8"/>T copy_into_this();</text:p>
      <text:p text:style-name="P17"><text:s text:c="4"/>}</text:p>
      <text:p text:style-name="P23">}</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6"><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0"><text:span text:style-name="T4">namespace</text:span><text:span text:style-name="T16">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Entity</text:span><text:span text:style-name="T16">&lt;T, ID&gt;</text:span></text:p>
      <text:p text:style-name="P17"><text:s text:c="4"/>{</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Entities compare by identity, not by attributes.</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param name=</text:span><text:span text:style-name="T30">"the_other"</text:span><text:span text:style-name="T4">&gt;</text:span><text:span text:style-name="T59">The other entity.</text:span><text:span text:style-name="T4">&lt;/param&gt;</text:span></text:p>
      <text:p text:style-name="P30"><text:span text:style-name="T16"><text:s text:c="8"/></text:span><text:span text:style-name="T4">///</text:span><text:span text:style-name="T59"> </text:span><text:span text:style-name="T4">&lt;returns&gt;&lt;code&gt;</text:span><text:span text:style-name="T59">true</text:span><text:span text:style-name="T4">&lt;/code&gt;</text:span><text:span text:style-name="T59"> if the identities are the same,</text:span></text:p>
      <text:p text:style-name="P30"><text:span text:style-name="T16"><text:s text:c="8"/></text:span><text:span text:style-name="T4">///</text:span><text:span text:style-name="T59"> regardles of other attributes.</text:span><text:span text:style-name="T4">&lt;/returns&gt;</text:span></text:p>
      <text:p text:style-name="P30"><text:span text:style-name="T16"><text:s text:c="8"/></text:span><text:span text:style-name="T4">bool</text:span><text:span text:style-name="T16"> has_the_same_identity_as(T the_other);</text:span></text:p>
      <text:p text:style-name="P17"/>
      <text:p text:style-name="P30"><text:span text:style-name="T16"><text:s text:c="8"/></text:span><text:span text:style-name="T4">///</text:span><text:span text:style-name="T59"> </text:span><text:span text:style-name="T4">&lt;summary&gt;</text:span></text:p>
      <text:p text:style-name="P30"><text:soft-page-break/><text:span text:style-name="T16"><text:s text:c="8"/></text:span><text:span text:style-name="T4">///</text:span><text:span text:style-name="T59"> Entities have an identity.</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returns&gt;</text:span><text:span text:style-name="T59">The identity of this entity.</text:span><text:span text:style-name="T4">&lt;/returns&gt;</text:span></text:p>
      <text:p text:style-name="P17"><text:s text:c="8"/>ID identity();</text:p>
      <text:p text:style-name="P17"><text:s text:c="4"/>}</text:p>
      <text:p text:style-name="P17">}</text:p>
      <text:p text:style-name="P2"/>
      <text:p text:style-name="P2">La novedad, en este caso, seria ese metodo <text:span text:style-name="T52">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52">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6"><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0"><text:span text:style-name="T4">namespace</text:span><text:span text:style-name="T16"> dddsample.domain.shared</text:span></text:p>
      <text:p text:style-name="P17">{</text:p>
      <text:p text:style-name="P30"><text:span text:style-name="T16"><text:s text:c="4"/></text:span><text:span text:style-name="T4">///</text:span><text:span text:style-name="T59"> </text:span><text:span text:style-name="T4">&lt;summary&gt;</text:span></text:p>
      <text:p text:style-name="P30"><text:span text:style-name="T16"><text:s text:c="4"/></text:span><text:span text:style-name="T4">///</text:span><text:span text:style-name="T59"> A domain event is something that is unique, but does not have a lifecycle.</text:span></text:p>
      <text:p text:style-name="P30"><text:span text:style-name="T16"><text:s text:c="4"/></text:span><text:span text:style-name="T4">///</text:span><text:span text:style-name="T59"> The identity may be explicit, for example the sequence number of a payment, </text:span></text:p>
      <text:p text:style-name="P30"><text:span text:style-name="T16"><text:s text:c="4"/></text:span><text:span text:style-name="T4">///</text:span><text:span text:style-name="T59"> or it could be derived from various aspects of the event such as </text:span></text:p>
      <text:p text:style-name="P30"><text:span text:style-name="T16"><text:s text:c="4"/></text:span><text:span text:style-name="T4">///</text:span><text:span text:style-name="T59"> where, when and what has happened.</text:span></text:p>
      <text:p text:style-name="P30"><text:span text:style-name="T16"><text:s text:c="4"/></text:span><text:span text:style-name="T4">///</text:span><text:span text:style-name="T59"> </text:span><text:span text:style-name="T4">&lt;/summary&gt;</text:span></text:p>
      <text:p text:style-name="P30"><text:span text:style-name="T16"><text:s text:c="4"/></text:span><text:span text:style-name="T4">///</text:span><text:span text:style-name="T59"> </text:span><text:span text:style-name="T4">&lt;typeparam name=</text:span><text:span text:style-name="T30">"T"</text:span><text:span text:style-name="T4">&gt;&lt;/typeparam&gt;</text:span></text:p>
      <text:p text:style-name="P30"><text:span text:style-name="T16"><text:s text:c="4"/></text:span><text:span text:style-name="T4">public</text:span><text:span text:style-name="T16"> </text:span><text:span text:style-name="T4">interface</text:span><text:span text:style-name="T16"> </text:span><text:span text:style-name="T30">IDomainEvent</text:span><text:span text:style-name="T16">&lt;T&gt;</text:span></text:p>
      <text:p text:style-name="P17"><text:s text:c="4"/>{</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p>
      <text:p text:style-name="P30"><text:span text:style-name="T16"><text:s text:c="8"/></text:span><text:span text:style-name="T4">///</text:span><text:span text:style-name="T59"> </text:span><text:span text:style-name="T4">&lt;/summary&gt;</text:span></text:p>
      <text:p text:style-name="P30"><text:soft-page-break/><text:span text:style-name="T16"><text:s text:c="8"/></text:span><text:span text:style-name="T4">///</text:span><text:span text:style-name="T59"> </text:span><text:span text:style-name="T4">&lt;param name=</text:span><text:span text:style-name="T30">"the_other_event"</text:span><text:span text:style-name="T4">&gt;</text:span><text:span text:style-name="T59">The other domain event.</text:span><text:span text:style-name="T4">&lt;/param&gt;</text:span></text:p>
      <text:p text:style-name="P30"><text:span text:style-name="T16"><text:s text:c="8"/></text:span><text:span text:style-name="T4">///</text:span><text:span text:style-name="T59"> </text:span><text:span text:style-name="T4">&lt;returns&gt;&lt;code&gt;</text:span><text:span text:style-name="T59">true</text:span><text:span text:style-name="T4">&lt;/code&gt;</text:span><text:span text:style-name="T59"> if the given domain event </text:span></text:p>
      <text:p text:style-name="P30"><text:span text:style-name="T16"><text:s text:c="8"/></text:span><text:span text:style-name="T4">///</text:span><text:span text:style-name="T59"> and this event are regarded as being the same event.</text:span><text:span text:style-name="T4">&lt;/returns&gt;</text:span></text:p>
      <text:p text:style-name="P30"><text:span text:style-name="T16"><text:s text:c="8"/></text:span><text:span text:style-name="T4">bool</text:span><text:span text:style-name="T16"> is_the_same_event_as(T the_other_event);</text:span></text:p>
      <text:p text:style-name="P17"><text:s text:c="4"/>}</text:p>
      <text:p text:style-name="P17">}</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6"><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7614732" text:style-name="L3">
        <text:list-item>
          <text:p text:style-name="P46">AND</text:p>
        </text:list-item>
        <text:list-item>
          <text:p text:style-name="P46">OR</text:p>
        </text:list-item>
        <text:list-item>
          <text:p text:style-name="P46">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9"><text:span text:style-name="T5">namespace</text:span><text:span text:style-name="T18"> dddsample.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Specification</text:span><text:span text:style-name="T16">&lt;T&gt;</text:span></text:p>
      <text:p text:style-name="P17"><text:soft-page-break/><text:s text:c="4"/>{</text:p>
      <text:p text:style-name="P30"><text:span text:style-name="T16"><text:s text:c="8"/></text:span><text:span text:style-name="T4">bool</text:span><text:span text:style-name="T16"> is_satisfied_by(T item);</text:span></text:p>
      <text:p text:style-name="P30"><text:span text:style-name="T16"><text:s text:c="8"/></text:span><text:span text:style-name="T30">ISpecification</text:span><text:span text:style-name="T16">&lt;T&gt; and(</text:span><text:span text:style-name="T30">ISpecification</text:span><text:span text:style-name="T16">&lt;T&gt; spec);</text:span></text:p>
      <text:p text:style-name="P30"><text:span text:style-name="T16"><text:s text:c="8"/></text:span><text:span text:style-name="T30">ISpecification</text:span><text:span text:style-name="T16">&lt;T&gt; or(</text:span><text:span text:style-name="T30">ISpecification</text:span><text:span text:style-name="T16">&lt;T&gt; spec);</text:span></text:p>
      <text:p text:style-name="P30"><text:span text:style-name="T16"><text:s text:c="8"/></text:span><text:span text:style-name="T30">ISpecification</text:span><text:span text:style-name="T16">&lt;T&gt; not();</text:span></text:p>
      <text:p text:style-name="P17"><text:s text:c="4"/>}</text:p>
      <text:p text:style-name="P17">}</text:p>
      <text:p text:style-name="P2"/>
      <text:p text:style-name="P2">aqui con toda la ceremonia implicita de los comentarios:</text:p>
      <text:p text:style-name="P2"/>
      <text:p text:style-name="P29"><text:span text:style-name="T5">namespace</text:span><text:span text:style-name="T18"> dddsample.domain.shared</text:span></text:p>
      <text:p text:style-name="P17">{</text:p>
      <text:p text:style-name="P30"><text:span text:style-name="T16"><text:s text:c="4"/></text:span><text:span text:style-name="T4">///</text:span><text:span text:style-name="T59"> </text:span><text:span text:style-name="T4">&lt;summary&gt;</text:span></text:p>
      <text:p text:style-name="P30"><text:span text:style-name="T16"><text:s text:c="4"/></text:span><text:span text:style-name="T4">///</text:span><text:span text:style-name="T59"> Specification interface.</text:span></text:p>
      <text:p text:style-name="P30"><text:span text:style-name="T16"><text:s text:c="4"/></text:span><text:span text:style-name="T4">///</text:span><text:span text:style-name="T59"> Use </text:span><text:span text:style-name="T4">&lt;code&gt;</text:span><text:span text:style-name="T59">AbstractSpecification</text:span><text:span text:style-name="T4">&lt;/code&gt;</text:span><text:span text:style-name="T59"> as base for creating specifications,</text:span></text:p>
      <text:p text:style-name="P30"><text:span text:style-name="T16"><text:s text:c="4"/></text:span><text:span text:style-name="T4">///</text:span><text:span text:style-name="T59"> and only the method </text:span><text:span text:style-name="T4">&lt;code&gt;</text:span><text:span text:style-name="T59">is_satisfied_by(Object)</text:span><text:span text:style-name="T4">&lt;/code&gt;</text:span><text:span text:style-name="T59"> must be implemented.</text:span></text:p>
      <text:p text:style-name="P30"><text:span text:style-name="T16"><text:s text:c="4"/></text:span><text:span text:style-name="T4">///</text:span><text:span text:style-name="T59"> </text:span><text:span text:style-name="T4">&lt;/summary&gt;</text:span></text:p>
      <text:p text:style-name="P30"><text:span text:style-name="T16"><text:s text:c="4"/></text:span><text:span text:style-name="T4">///</text:span><text:span text:style-name="T59"> </text:span><text:span text:style-name="T4">&lt;typeparam name=</text:span><text:span text:style-name="T30">"T"</text:span><text:span text:style-name="T4">&gt;&lt;/typeparam&gt;</text:span></text:p>
      <text:p text:style-name="P30"><text:span text:style-name="T16"><text:s text:c="4"/></text:span><text:span text:style-name="T4">public</text:span><text:span text:style-name="T16"> </text:span><text:span text:style-name="T4">interface</text:span><text:span text:style-name="T16"> </text:span><text:span text:style-name="T30">ISpecification</text:span><text:span text:style-name="T16">&lt;T&gt;</text:span></text:p>
      <text:p text:style-name="P17"><text:s text:c="4"/>{</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Check if </text:span><text:span text:style-name="T4">&lt;code&gt;</text:span><text:span text:style-name="T59">item</text:span><text:span text:style-name="T4">&lt;/code&gt;</text:span><text:span text:style-name="T59"> is satisfied by the specification.</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param name=</text:span><text:span text:style-name="T30">"item"</text:span><text:span text:style-name="T4">&gt;</text:span><text:span text:style-name="T59">Object to test.</text:span><text:span text:style-name="T4">&lt;/param&gt;</text:span></text:p>
      <text:p text:style-name="P30"><text:span text:style-name="T16"><text:s text:c="8"/></text:span><text:span text:style-name="T4">///</text:span><text:span text:style-name="T59"> </text:span><text:span text:style-name="T4">&lt;returns&gt;&lt;code&gt;</text:span><text:span text:style-name="T59">true</text:span><text:span text:style-name="T4">&lt;/code&gt;</text:span><text:span text:style-name="T59"> if </text:span><text:span text:style-name="T4">&lt;code&gt;</text:span><text:span text:style-name="T59">item</text:span><text:span text:style-name="T4">&lt;/code&gt;</text:span><text:span text:style-name="T59"> </text:span></text:p>
      <text:p text:style-name="P30"><text:span text:style-name="T16"><text:s text:c="8"/></text:span><text:span text:style-name="T4">///</text:span><text:span text:style-name="T59"> satisfies the specification.</text:span><text:span text:style-name="T4">&lt;/returns&gt;</text:span></text:p>
      <text:p text:style-name="P30"><text:span text:style-name="T16"><text:s text:c="8"/></text:span><text:span text:style-name="T4">bool</text:span><text:span text:style-name="T16"> is_satisfied_by(T item);</text:span></text:p>
      <text:p text:style-name="P17"/>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Create a new specification that is the AND operation </text:span></text:p>
      <text:p text:style-name="P30"><text:span text:style-name="T16"><text:s text:c="8"/></text:span><text:span text:style-name="T4">///</text:span><text:span text:style-name="T59"> of </text:span><text:span text:style-name="T4">&lt;code&gt;</text:span><text:span text:style-name="T59">this</text:span><text:span text:style-name="T4">&lt;/code&gt;</text:span><text:span text:style-name="T59"> specification and another specification.</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param name=</text:span><text:span text:style-name="T30">"spec"</text:span><text:span text:style-name="T4">&gt;</text:span><text:span text:style-name="T59">Specification to AND.</text:span><text:span text:style-name="T4">&lt;/param&gt;</text:span></text:p>
      <text:p text:style-name="P30"><text:span text:style-name="T16"><text:s text:c="8"/></text:span><text:span text:style-name="T4">///</text:span><text:span text:style-name="T59"> </text:span><text:span text:style-name="T4">&lt;returns&gt;</text:span><text:span text:style-name="T59">A new specification.</text:span><text:span text:style-name="T4">&lt;/returns&gt;</text:span></text:p>
      <text:p text:style-name="P30"><text:span text:style-name="T16"><text:s text:c="8"/></text:span><text:span text:style-name="T30">ISpecification</text:span><text:span text:style-name="T16">&lt;T&gt; and(</text:span><text:span text:style-name="T30">ISpecification</text:span><text:span text:style-name="T16">&lt;T&gt; spec);</text:span></text:p>
      <text:p text:style-name="P17"><text:s text:c="8"/></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Create a new specification that is the OR operation </text:span></text:p>
      <text:p text:style-name="P30"><text:span text:style-name="T16"><text:s text:c="8"/></text:span><text:span text:style-name="T4">///</text:span><text:span text:style-name="T59"> of </text:span><text:span text:style-name="T4">&lt;code&gt;</text:span><text:span text:style-name="T59">this</text:span><text:span text:style-name="T4">&lt;/code&gt;</text:span><text:span text:style-name="T59"> specification and another specification.</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param name=</text:span><text:span text:style-name="T30">"spec"</text:span><text:span text:style-name="T4">&gt;</text:span><text:span text:style-name="T59">Specification to OR.</text:span><text:span text:style-name="T4">&lt;/param&gt;</text:span></text:p>
      <text:p text:style-name="P30"><text:span text:style-name="T16"><text:s text:c="8"/></text:span><text:span text:style-name="T4">///</text:span><text:span text:style-name="T59"> </text:span><text:span text:style-name="T4">&lt;returns&gt;</text:span><text:span text:style-name="T59">A new specification.</text:span><text:span text:style-name="T4">&lt;/returns&gt;</text:span></text:p>
      <text:p text:style-name="P30"><text:span text:style-name="T16"><text:s text:c="8"/></text:span><text:span text:style-name="T30">ISpecification</text:span><text:span text:style-name="T16">&lt;T&gt; or(</text:span><text:span text:style-name="T30">ISpecification</text:span><text:span text:style-name="T16">&lt;T&gt; spec);</text:span></text:p>
      <text:p text:style-name="P17"><text:s text:c="8"/></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Create a new specification that is the NOT operation </text:span></text:p>
      <text:p text:style-name="P30"><text:span text:style-name="T16"><text:s text:c="8"/></text:span><text:span text:style-name="T4">///</text:span><text:span text:style-name="T59"> of </text:span><text:span text:style-name="T4">&lt;code&gt;</text:span><text:span text:style-name="T59">this</text:span><text:span text:style-name="T4">&lt;/code&gt;</text:span><text:span text:style-name="T59"> specification.</text:span></text:p>
      <text:p text:style-name="P30"><text:span text:style-name="T16"><text:s text:c="8"/></text:span><text:span text:style-name="T4">///</text:span><text:span text:style-name="T59"> </text:span><text:span text:style-name="T4">&lt;/summary&gt;</text:span></text:p>
      <text:p text:style-name="P30"><text:span text:style-name="T16"><text:s text:c="8"/></text:span><text:span text:style-name="T4">///</text:span><text:span text:style-name="T59"> </text:span><text:span text:style-name="T4">&lt;returns&gt;</text:span><text:span text:style-name="T59">A new specification.</text:span><text:span text:style-name="T4">&lt;/returns&gt;</text:span></text:p>
      <text:p text:style-name="P30"><text:span text:style-name="T16"><text:s text:c="8"/></text:span><text:span text:style-name="T30">ISpecification</text:span><text:span text:style-name="T16">&lt;T&gt; not();</text:span></text:p>
      <text:p text:style-name="P17"><text:s text:c="4"/>}</text:p>
      <text:p text:style-name="P17">}</text:p>
      <text:p text:style-name="P2"/>
      <text:p text:style-name="Standard"><text:span text:style-name="T62">NOTA: Creemos haber descubierto un error en el codigo java ya que la signatura propuesta para el metodo </text:span><text:span text:style-name="T65">not()</text:span><text:span text:style-name="T62"> es la siguiente:</text:span></text:p>
      <text:p text:style-name="P2"/>
      <text:p text:style-name="P29"><text:span text:style-name="T31">ISpecificationJava</text:span><text:span text:style-name="T18">&lt;T&gt; not(</text:span><text:span text:style-name="T31">ISpecificationJava</text:span><text:span text:style-name="T18">&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30"><text:span text:style-name="T4">var</text:span><text:span text:style-name="T16"> not_spec = </text:span><text:span text:style-name="T4">new</text:span><text:span text:style-name="T16"> </text:span><text:span text:style-name="T40">ThisIsYourSpecification</text:span><text:span text:style-name="T16">(</text:span><text:span text:style-name="T30">33</text:span><text:span text:style-name="T16">).not();</text:span></text:p>
      <text:p text:style-name="P2"/>
      <text:p text:style-name="P2">suponiendo que tuviesemos un Specification como:</text:p>
      <text:p text:style-name="P2"/>
      <text:p text:style-name="P35">ThisIsYourSpecification</text:p>
      <text:p text:style-name="P2"/>
      <text:p text:style-name="P2">que admitiese numeros enteros, y haer la comprobacion que considerase oportuna</text:p>
      <text:p text:style-name="P2"/>
      <text:p text:style-name="P11"><text:span text:style-name="T40">ThisIsYourSpecification</text:span><text:span text:style-name="T16">(</text:span><text:span text:style-name="T30">33</text:span><text:span text:style-name="T16">)</text:span></text:p>
      <text:p text:style-name="P2"/>
      <text:p text:style-name="P2">si quisieramos negarla seria asi:</text:p>
      <text:p text:style-name="P2"/>
      <text:p text:style-name="P11"><text:span text:style-name="T40">ThisIsYourSpecification</text:span><text:span text:style-name="T16">(</text:span><text:span text:style-name="T30">33</text:span><text:span text:style-name="T16">).not()</text:span></text:p>
      <text:p text:style-name="P2"/>
      <text:p text:style-name="P2">y vemos claramente que:</text:p>
      <text:p text:style-name="P2"/>
      <text:p text:style-name="P20">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0"><text:span text:style-name="T4">public</text:span><text:span text:style-name="T16"> </text:span><text:span text:style-name="T4">abstract</text:span><text:span text:style-name="T16"> </text:span><text:span text:style-name="T4">class</text:span><text:span text:style-name="T16"> </text:span><text:span text:style-name="T40">Specification</text:span><text:span text:style-name="T16">&lt;T&gt; : </text:span><text:span text:style-name="T30">ISpecification</text:span><text:span text:style-name="T16">&lt;T&gt;</text:span></text:p>
      <text:p text:style-name="P17">{</text:p>
      <text:p text:style-name="P30"><text:span text:style-name="T16"><text:s text:c="4"/></text:span><text:span text:style-name="T4">public</text:span><text:span text:style-name="T16"> </text:span><text:span text:style-name="T30">ISpecification</text:span><text:span text:style-name="T16">&lt;T&gt; and(</text:span><text:span text:style-name="T30">ISpecification</text:span><text:span text:style-name="T16">&lt;T&gt; the_other)</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0">AndSpecification</text:span><text:span text:style-name="T16">&lt;T&gt;(</text:span><text:span text:style-name="T4">this</text:span><text:span text:style-name="T16">, the_other);</text:span></text:p>
      <text:p text:style-name="P17"><text:s text:c="4"/>}</text:p>
      <text:p text:style-name="P17">}</text:p>
      <text:p text:style-name="P2"/>
      <text:p text:style-name="P2">El metodo <text:span text:style-name="T52">and()</text:span>, internamente, crea una instancia de la clase <text:span text:style-name="T52">AndSpecification&lt;T&gt;</text:span>, de forma que nadie que vea desde fuera esta clase pueda saber que la clase <text:span text:style-name="T52">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2">AndSpecification&lt;T&gt;</text:span>, de crear un objeto falso (un mock object) que nos permita, por ejemplo, asertar que para que el metodo and() se comporte tal y como esperamos, durante su ejecucion debe haber invocado una vez, y solo una, el constructor de la clase <text:span text:style-name="T52">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0"><text:span text:style-name="T4">public</text:span><text:span text:style-name="T16"> </text:span><text:span text:style-name="T4">abstract</text:span><text:span text:style-name="T16"> </text:span><text:span text:style-name="T4">class</text:span><text:span text:style-name="T16"> </text:span><text:span text:style-name="T40">Specification</text:span><text:span text:style-name="T16">&lt;T&gt; : </text:span><text:span text:style-name="T30">ISpecification</text:span><text:span text:style-name="T16">&lt;T&gt;</text:span></text:p>
      <text:p text:style-name="P17">{</text:p>
      <text:p text:style-name="P30"><text:span text:style-name="T16"><text:s text:c="4"/></text:span><text:span text:style-name="T40">AndSpecification</text:span><text:span text:style-name="T16">&lt;T&gt; and_specification;</text:span></text:p>
      <text:p text:style-name="P17"><text:s text:c="4"/></text:p>
      <text:p text:style-name="P30"><text:span text:style-name="T16"><text:s text:c="4"/></text:span><text:span text:style-name="T4">public</text:span><text:span text:style-name="T16"> Specification(</text:span><text:span text:style-name="T40">AndSpecification</text:span><text:span text:style-name="T16">&lt;T&gt; and_specification)</text:span></text:p>
      <text:p text:style-name="P17"><text:s text:c="4"/>{</text:p>
      <text:p text:style-name="P30"><text:span text:style-name="T16"><text:s text:c="8"/></text:span><text:span text:style-name="T4">this</text:span><text:span text:style-name="T16">.and_specification = and_specification;</text:span></text:p>
      <text:p text:style-name="P17"><text:s text:c="4"/>}</text:p>
      <text:p text:style-name="P17"/>
      <text:p text:style-name="P30"><text:span text:style-name="T16"><text:s text:c="4"/></text:span><text:span text:style-name="T4">public</text:span><text:span text:style-name="T16"> </text:span><text:span text:style-name="T30">ISpecification</text:span><text:span text:style-name="T16">&lt;T&gt; and(</text:span><text:span text:style-name="T30">ISpecification</text:span><text:span text:style-name="T16">&lt;T&gt; the_other_specification)</text:span></text:p>
      <text:p text:style-name="P17"><text:s text:c="4"/>{</text:p>
      <text:p text:style-name="P30"><text:span text:style-name="T16"><text:s text:c="8"/></text:span><text:span text:style-name="T4">return</text:span><text:span text:style-name="T16"> and_specification(</text:span><text:span text:style-name="T4">this</text:span><text:span text:style-name="T16">, the_other_specification);</text:span></text:p>
      <text:p text:style-name="P17"><text:s text:c="4"/>}</text:p>
      <text:p text:style-name="P17">}</text:p>
      <text:p text:style-name="P2"/>
      <text:p text:style-name="P2">y enfatizamos el "algo como" ya que hemos hecho trampas. <text:span text:style-name="T52">Specification&lt;T&gt;</text:span> es una clase abstracta, por lo que al declararle un constructor nos vemos en la obligacion de heredar la signatura del constructor en cualquier clase que herede de <text:span text:style-name="T52">Specification&lt;T&gt;</text:span> y en el caso de <text:span text:style-name="T52">AndSpecification&lt;T&gt;</text:span> la signatura del constructor de Specification&lt;T&gt; simple y llanamente carece de sentido, ya que el constructor que buscamos para AndSpecification&lt;T&gt; seria algo asi como:</text:p>
      <text:p text:style-name="P2"/>
      <text:p text:style-name="P10"><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0"><text:span text:style-name="T4">public</text:span><text:span text:style-name="T16"> </text:span><text:span text:style-name="T4">abstract</text:span><text:span text:style-name="T16"> </text:span><text:span text:style-name="T4">class</text:span><text:span text:style-name="T16"> </text:span><text:span text:style-name="T40">Specification</text:span><text:span text:style-name="T16">&lt;T&gt; : </text:span><text:span text:style-name="T30">ISpecification</text:span><text:span text:style-name="T16">&lt;T&gt;</text:span></text:p>
      <text:p text:style-name="P17">{</text:p>
      <text:p text:style-name="P30"><text:span text:style-name="T16"><text:s text:c="4"/></text:span><text:span text:style-name="T40">AndSpecification</text:span><text:span text:style-name="T16">&lt;T&gt; and_specification;</text:span></text:p>
      <text:p text:style-name="P30"><text:span text:style-name="T16"><text:s text:c="4"/></text:span><text:span text:style-name="T40">OrSpecification</text:span><text:span text:style-name="T16">&lt;T&gt; or_specification;</text:span></text:p>
      <text:p text:style-name="P30"><text:span text:style-name="T16"><text:s text:c="4"/></text:span><text:span text:style-name="T40">NotSpecification</text:span><text:span text:style-name="T16">&lt;T&gt; not_specification;</text:span></text:p>
      <text:p text:style-name="P17"/>
      <text:p text:style-name="P30"><text:span text:style-name="T16"><text:s text:c="4"/></text:span><text:span text:style-name="T4">public</text:span><text:span text:style-name="T16"> Specification(</text:span><text:span text:style-name="T40">AndSpecification</text:span><text:span text:style-name="T16">&lt;T&gt; and_specification, </text:span></text:p>
      <text:p text:style-name="P30"><text:span text:style-name="T16"><text:s text:c="25"/></text:span><text:span text:style-name="T40">OrSpecification</text:span><text:span text:style-name="T16">&lt;T&gt; or_specification, </text:span></text:p>
      <text:p text:style-name="P30"><text:span text:style-name="T16"><text:s text:c="25"/></text:span><text:span text:style-name="T40">NotSpecification</text:span><text:span text:style-name="T16">&lt;T&gt; not_specification)</text:span></text:p>
      <text:p text:style-name="P17"><text:s text:c="4"/>{</text:p>
      <text:p text:style-name="P30"><text:span text:style-name="T16"><text:s text:c="8"/></text:span><text:span text:style-name="T4">this</text:span><text:span text:style-name="T16">.and_specification = and_specification;</text:span></text:p>
      <text:p text:style-name="P30"><text:span text:style-name="T16"><text:s text:c="8"/></text:span><text:span text:style-name="T4">this</text:span><text:span text:style-name="T16">.or_specification = or_specification;</text:span></text:p>
      <text:p text:style-name="P30"><text:span text:style-name="T16"><text:s text:c="8"/></text:span><text:span text:style-name="T4">this</text:span><text:span text:style-name="T16">.not_specification = not_specification;</text:span></text:p>
      <text:p text:style-name="P17"><text:s text:c="4"/>}</text:p>
      <text:p text:style-name="P17"/>
      <text:p text:style-name="P30"><text:span text:style-name="T16"><text:s text:c="4"/></text:span><text:span text:style-name="T4">public</text:span><text:span text:style-name="T16"> </text:span><text:span text:style-name="T4">abstract</text:span><text:span text:style-name="T16"> </text:span><text:span text:style-name="T4">bool</text:span><text:span text:style-name="T16"> is_satisfied_by(T item);</text:span></text:p>
      <text:p text:style-name="P17"/>
      <text:p text:style-name="P30"><text:span text:style-name="T16"><text:s text:c="4"/></text:span><text:span text:style-name="T4">public</text:span><text:span text:style-name="T16"> </text:span><text:span text:style-name="T30">ISpecification</text:span><text:span text:style-name="T16">&lt;T&gt; and(</text:span><text:span text:style-name="T30">ISpecification</text:span><text:span text:style-name="T16">&lt;T&gt; the_other_specification)</text:span></text:p>
      <text:p text:style-name="P17"><text:s text:c="4"/>{</text:p>
      <text:p text:style-name="P30"><text:span text:style-name="T16"><text:s text:c="8"/></text:span><text:span text:style-name="T4">return</text:span><text:span text:style-name="T16"> and_specification(</text:span><text:span text:style-name="T4">this</text:span><text:span text:style-name="T16">, the_other_specification);</text:span></text:p>
      <text:p text:style-name="P17"><text:s text:c="4"/>}</text:p>
      <text:p text:style-name="P17"><text:soft-page-break/></text:p>
      <text:p text:style-name="P30"><text:span text:style-name="T16"><text:s text:c="4"/></text:span><text:span text:style-name="T4">public</text:span><text:span text:style-name="T16"> </text:span><text:span text:style-name="T30">ISpecification</text:span><text:span text:style-name="T16">&lt;T&gt; or(</text:span><text:span text:style-name="T30">ISpecification</text:span><text:span text:style-name="T16">&lt;T&gt; the_other_specification)</text:span></text:p>
      <text:p text:style-name="P17"><text:s text:c="4"/>{</text:p>
      <text:p text:style-name="P30"><text:span text:style-name="T16"><text:s text:c="8"/></text:span><text:span text:style-name="T4">return</text:span><text:span text:style-name="T16"> or_specification(</text:span><text:span text:style-name="T4">this</text:span><text:span text:style-name="T16">, the_other_specification);</text:span></text:p>
      <text:p text:style-name="P17"><text:s text:c="4"/>}</text:p>
      <text:p text:style-name="P17"/>
      <text:p text:style-name="P30"><text:span text:style-name="T16"><text:s text:c="4"/></text:span><text:span text:style-name="T4">public</text:span><text:span text:style-name="T16"> </text:span><text:span text:style-name="T30">ISpecification</text:span><text:span text:style-name="T16">&lt;T&gt; not()</text:span></text:p>
      <text:p text:style-name="P17"><text:s text:c="4"/>{</text:p>
      <text:p text:style-name="P30"><text:span text:style-name="T16"><text:s text:c="7"/></text:span><text:span text:style-name="T4">return</text:span><text:span text:style-name="T16"> not_specification(</text:span><text:span text:style-name="T4">this</text:span><text:span text:style-name="T16">);</text:span></text:p>
      <text:p text:style-name="P17"><text:s text:c="4"/>}</text:p>
      <text:p text:style-name="P17">}</text:p>
      <text:p text:style-name="P17"/>
      <text:p text:style-name="P30"><text:span text:style-name="T4">public</text:span><text:span text:style-name="T16"> </text:span><text:span text:style-name="T4">class</text:span><text:span text:style-name="T16"> </text:span><text:span text:style-name="T40">NotSpecification</text:span><text:span text:style-name="T16">&lt;T&gt; : </text:span><text:span text:style-name="T40">Specification</text:span><text:span text:style-name="T16">&lt;T&gt; </text:span></text:p>
      <text:p text:style-name="P17">{</text:p>
      <text:p text:style-name="P30"><text:span text:style-name="T16"><text:s text:c="4"/></text:span><text:span text:style-name="T30">ISpecification</text:span><text:span text:style-name="T16">&lt;T&gt; to_negate;</text:span></text:p>
      <text:p text:style-name="P17"/>
      <text:p text:style-name="P30"><text:span text:style-name="T16"><text:s text:c="4"/></text:span><text:span text:style-name="T4">public</text:span><text:span text:style-name="T16"> NotSpecification(</text:span><text:span text:style-name="T40">AndSpecification</text:span><text:span text:style-name="T16">&lt;T&gt; and_specification, </text:span></text:p>
      <text:p text:style-name="P30"><text:span text:style-name="T16"><text:s text:c="28"/></text:span><text:span text:style-name="T40">OrSpecification</text:span><text:span text:style-name="T16">&lt;T&gt; or_specification, </text:span></text:p>
      <text:p text:style-name="P30"><text:span text:style-name="T16"><text:s text:c="28"/></text:span><text:span text:style-name="T40">NotSpecification</text:span><text:span text:style-name="T16">&lt;T&gt; not_specification) : </text:span></text:p>
      <text:p text:style-name="P30"><text:span text:style-name="T16"><text:s text:c="8"/></text:span><text:span text:style-name="T4">base</text:span><text:span text:style-name="T16">(and_specification, or_specification, not_specification) {}</text:span></text:p>
      <text:p text:style-name="P17"><text:s text:c="8"/></text:p>
      <text:p text:style-name="P30"><text:span text:style-name="T16"><text:s text:c="4"/></text:span><text:span text:style-name="T4">public</text:span><text:span text:style-name="T16"> NotSpecification(</text:span><text:span text:style-name="T30">ISpecification</text:span><text:span text:style-name="T16">&lt;T&gt; to_negate)</text:span></text:p>
      <text:p text:style-name="P17"><text:s text:c="4"/>{</text:p>
      <text:p text:style-name="P30"><text:span text:style-name="T16"><text:s text:c="8"/></text:span><text:span text:style-name="T4">this</text:span><text:span text:style-name="T16">.to_negate = to_negate;</text:span></text:p>
      <text:p text:style-name="P17"><text:s text:c="4"/>}</text:p>
      <text:p text:style-name="P17"/>
      <text:p text:style-name="P30"><text:span text:style-name="T16"><text:s text:c="4"/></text:span><text:span text:style-name="T4">public</text:span><text:span text:style-name="T16"> </text:span><text:span text:style-name="T4">override</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to_negate.is_satisfied_by(item);</text:span></text:p>
      <text:p text:style-name="P17"><text:s text:c="4"/>}</text:p>
      <text:p text:style-name="P17">}</text:p>
      <text:p text:style-name="P17"/>
      <text:p text:style-name="P30"><text:span text:style-name="T4">public</text:span><text:span text:style-name="T16"> </text:span><text:span text:style-name="T4">class</text:span><text:span text:style-name="T16"> </text:span><text:span text:style-name="T40">OrSpecification</text:span><text:span text:style-name="T16">&lt;T&gt; : </text:span><text:span text:style-name="T40">Specification</text:span><text:span text:style-name="T16">&lt;T&gt;</text:span></text:p>
      <text:p text:style-name="P17">{</text:p>
      <text:p text:style-name="P30"><text:span text:style-name="T16"><text:s text:c="4"/></text:span><text:span text:style-name="T30">ISpecification</text:span><text:span text:style-name="T16">&lt;T&gt; left_side;</text:span></text:p>
      <text:p text:style-name="P30"><text:span text:style-name="T16"><text:s text:c="4"/></text:span><text:span text:style-name="T30">ISpecification</text:span><text:span text:style-name="T16">&lt;T&gt; right_side;</text:span></text:p>
      <text:p text:style-name="P17"/>
      <text:p text:style-name="P30"><text:span text:style-name="T16"><text:s text:c="4"/></text:span><text:span text:style-name="T4">public</text:span><text:span text:style-name="T16"> OrSpecification(</text:span><text:span text:style-name="T40">AndSpecification</text:span><text:span text:style-name="T16">&lt;T&gt; and_specification, </text:span></text:p>
      <text:p text:style-name="P30"><text:span text:style-name="T16"><text:s text:c="27"/></text:span><text:span text:style-name="T40">OrSpecification</text:span><text:span text:style-name="T16">&lt;T&gt; or_specification, </text:span></text:p>
      <text:p text:style-name="P30"><text:span text:style-name="T16"><text:s text:c="27"/></text:span><text:span text:style-name="T40">NotSpecification</text:span><text:span text:style-name="T16">&lt;T&gt; not_specification) : </text:span></text:p>
      <text:p text:style-name="P30"><text:span text:style-name="T16"><text:s text:c="8"/></text:span><text:span text:style-name="T4">base</text:span><text:span text:style-name="T16">(and_specification, or_specification, not_specification) {}</text:span></text:p>
      <text:p text:style-name="P17"/>
      <text:p text:style-name="P30"><text:span text:style-name="T16"><text:s text:c="4"/></text:span><text:span text:style-name="T4">public</text:span><text:span text:style-name="T16"> OrSpecification(</text:span><text:span text:style-name="T30">ISpecification</text:span><text:span text:style-name="T16">&lt;T&gt; left_side, </text:span><text:span text:style-name="T30">ISpecification</text:span><text:span text:style-name="T16">&lt;T&gt; right_side)</text:span></text:p>
      <text:p text:style-name="P17"><text:s text:c="4"/>{</text:p>
      <text:p text:style-name="P30"><text:span text:style-name="T16"><text:s text:c="8"/></text:span><text:span text:style-name="T4">this</text:span><text:span text:style-name="T16">.left_side = left_side;</text:span></text:p>
      <text:p text:style-name="P30"><text:span text:style-name="T16"><text:s text:c="8"/></text:span><text:span text:style-name="T4">this</text:span><text:span text:style-name="T16">.right_side = right_side;</text:span></text:p>
      <text:p text:style-name="P17"><text:s text:c="4"/>}</text:p>
      <text:p text:style-name="P17"/>
      <text:p text:style-name="P30"><text:span text:style-name="T16"><text:s text:c="4"/></text:span><text:span text:style-name="T4">public</text:span><text:span text:style-name="T16"> </text:span><text:span text:style-name="T4">override</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is_satisfied_by(item) || </text:span></text:p>
      <text:p text:style-name="P30"><text:span text:style-name="T16"><text:s text:c="15"/></text:span><text:span text:style-name="T4">this</text:span><text:span text:style-name="T16">.right_side.is_satisfied_by(item);</text:span></text:p>
      <text:p text:style-name="P17"><text:s text:c="4"/>}</text:p>
      <text:p text:style-name="P17">}</text:p>
      <text:p text:style-name="P17"/>
      <text:p text:style-name="P30"><text:span text:style-name="T4">public</text:span><text:span text:style-name="T16"> </text:span><text:span text:style-name="T4">class</text:span><text:span text:style-name="T16"> </text:span><text:span text:style-name="T40">AndSpecification</text:span><text:span text:style-name="T16">&lt;T&gt; : </text:span><text:span text:style-name="T40">Specification</text:span><text:span text:style-name="T16">&lt;T&gt;</text:span></text:p>
      <text:p text:style-name="P17">{</text:p>
      <text:p text:style-name="P30"><text:span text:style-name="T16"><text:s text:c="4"/></text:span><text:span text:style-name="T30">ISpecification</text:span><text:span text:style-name="T16">&lt;T&gt; left_side;</text:span></text:p>
      <text:p text:style-name="P30"><text:span text:style-name="T16"><text:s text:c="4"/></text:span><text:span text:style-name="T30">ISpecification</text:span><text:span text:style-name="T16">&lt;T&gt; right_side;</text:span></text:p>
      <text:p text:style-name="P17"/>
      <text:p text:style-name="P30"><text:span text:style-name="T16"><text:s text:c="4"/></text:span><text:span text:style-name="T4">public</text:span><text:span text:style-name="T16"> AndSpecification(</text:span><text:span text:style-name="T40">AndSpecification</text:span><text:span text:style-name="T16">&lt;T&gt; and_specification, </text:span></text:p>
      <text:p text:style-name="P30"><text:span text:style-name="T16"><text:s text:c="28"/></text:span><text:span text:style-name="T40">OrSpecification</text:span><text:span text:style-name="T16">&lt;T&gt; or_specification, </text:span></text:p>
      <text:p text:style-name="P30"><text:soft-page-break/><text:span text:style-name="T16"><text:s text:c="28"/></text:span><text:span text:style-name="T40">NotSpecification</text:span><text:span text:style-name="T16">&lt;T&gt; not_specification) : </text:span></text:p>
      <text:p text:style-name="P30"><text:span text:style-name="T16"><text:s text:c="8"/></text:span><text:span text:style-name="T4">base</text:span><text:span text:style-name="T16">(and_specification, or_specification, not_specification) {}</text:span></text:p>
      <text:p text:style-name="P17"><text:s text:c="8"/></text:p>
      <text:p text:style-name="P30"><text:span text:style-name="T16"><text:s text:c="4"/></text:span><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17"><text:s text:c="4"/>{</text:p>
      <text:p text:style-name="P30"><text:span text:style-name="T16"><text:s text:c="8"/></text:span><text:span text:style-name="T4">this</text:span><text:span text:style-name="T16">.left_side = left_side;</text:span></text:p>
      <text:p text:style-name="P30"><text:span text:style-name="T16"><text:s text:c="8"/></text:span><text:span text:style-name="T4">this</text:span><text:span text:style-name="T16">.right_side = right_side;</text:span></text:p>
      <text:p text:style-name="P17"><text:s text:c="4"/>}</text:p>
      <text:p text:style-name="P17"/>
      <text:p text:style-name="P30"><text:span text:style-name="T16"><text:s text:c="4"/></text:span><text:span text:style-name="T4">public</text:span><text:span text:style-name="T16"> </text:span><text:span text:style-name="T4">override</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is_satisfied_by(item) &amp;&amp; </text:span></text:p>
      <text:p text:style-name="P30"><text:span text:style-name="T16"><text:s text:c="15"/></text:span><text:span text:style-name="T4">this</text:span><text:span text:style-name="T16">.right_side.is_satisfied_by(item);</text:span></text:p>
      <text:p text:style-name="P17"><text:s text:c="4"/>}</text:p>
      <text:p text:style-name="P17">}</text:p>
      <text:p text:style-name="P2"/>
      <text:p text:style-name="P2">Recordando donde estarian los errores:</text:p>
      <text:p text:style-name="P2"/>
      <text:p text:style-name="P2">Primero:</text:p>
      <text:p text:style-name="P2"/>
      <text:p text:style-name="P34"><text:span text:style-name="T13">public</text:span><text:span text:style-name="T26"> </text:span><text:span text:style-name="T37">ISpecification</text:span><text:span text:style-name="T26">&lt;T&gt; and(</text:span><text:span text:style-name="T37">ISpecification</text:span><text:span text:style-name="T26">&lt;T&gt; the_other_specification)</text:span></text:p>
      <text:p text:style-name="P25">{</text:p>
      <text:p text:style-name="P33"><text:span text:style-name="T26"><text:s text:c="4"/></text:span><text:span text:style-name="T13">return</text:span><text:span text:style-name="T26"> and_specification(</text:span><text:span text:style-name="T13">this</text:span><text:span text:style-name="T26">, the_other_specification);</text:span></text:p>
      <text:p text:style-name="P25">}</text:p>
      <text:p text:style-name="P25"/>
      <text:p text:style-name="P33"><text:span text:style-name="T13">public</text:span><text:span text:style-name="T26"> </text:span><text:span text:style-name="T37">ISpecification</text:span><text:span text:style-name="T26">&lt;T&gt; or(</text:span><text:span text:style-name="T37">ISpecification</text:span><text:span text:style-name="T26">&lt;T&gt; the_other_specification)</text:span></text:p>
      <text:p text:style-name="P25">{</text:p>
      <text:p text:style-name="P33"><text:span text:style-name="T26"><text:s text:c="4"/></text:span><text:span text:style-name="T13">return</text:span><text:span text:style-name="T26"> or_specification(</text:span><text:span text:style-name="T13">this</text:span><text:span text:style-name="T26">, the_other_specification);</text:span></text:p>
      <text:p text:style-name="P25">}</text:p>
      <text:p text:style-name="P25"/>
      <text:p text:style-name="P33"><text:span text:style-name="T13">public</text:span><text:span text:style-name="T26"> </text:span><text:span text:style-name="T37">ISpecification</text:span><text:span text:style-name="T26">&lt;T&gt; not()</text:span></text:p>
      <text:p text:style-name="P25">{</text:p>
      <text:p text:style-name="P33"><text:span text:style-name="T26"><text:s text:c="4"/></text:span><text:span text:style-name="T13">return</text:span><text:span text:style-name="T26"> not_specification(</text:span><text:span text:style-name="T13">this</text:span><text:span text:style-name="T26">);</text:span></text:p>
      <text:p text:style-name="P25">}</text:p>
      <text:p text:style-name="P2"/>
      <text:p text:style-name="P2">los tres <text:span text:style-name="T52">return</text:span> serian erroneos ya que no devuelve el tipo esperado.</text:p>
      <text:p text:style-name="P2"/>
      <text:p text:style-name="P2">Segundo:</text:p>
      <text:p text:style-name="P2"/>
      <text:p text:style-name="P34"><text:span text:style-name="T13">public</text:span><text:span text:style-name="T26"> NotSpecification(</text:span><text:span text:style-name="T37">ISpecification</text:span><text:span text:style-name="T26">&lt;T&gt; to_negate)</text:span></text:p>
      <text:p text:style-name="P25">{</text:p>
      <text:p text:style-name="P33"><text:span text:style-name="T26"><text:s text:c="4"/></text:span><text:span text:style-name="T13">this</text:span><text:span text:style-name="T26">.to_negate = to_negate;</text:span></text:p>
      <text:p text:style-name="P25">}</text:p>
      <text:p text:style-name="P34"/>
      <text:p text:style-name="P34"><text:span text:style-name="T13">public</text:span><text:span text:style-name="T26"> OrSpecification(</text:span><text:span text:style-name="T37">ISpecification</text:span><text:span text:style-name="T26">&lt;T&gt; left_side, </text:span><text:span text:style-name="T37">ISpecification</text:span><text:span text:style-name="T26">&lt;T&gt; right_side)</text:span></text:p>
      <text:p text:style-name="P25">{</text:p>
      <text:p text:style-name="P33"><text:span text:style-name="T26"><text:s text:c="4"/></text:span><text:span text:style-name="T13">this</text:span><text:span text:style-name="T26">.left_side = left_side;</text:span></text:p>
      <text:p text:style-name="P33"><text:span text:style-name="T26"><text:s text:c="4"/></text:span><text:span text:style-name="T13">this</text:span><text:span text:style-name="T26">.right_side = right_side;</text:span></text:p>
      <text:p text:style-name="P25">}</text:p>
      <text:p text:style-name="P34"/>
      <text:p text:style-name="P34"><text:span text:style-name="T13">public</text:span><text:span text:style-name="T26"> AndSpecification(</text:span><text:span text:style-name="T37">ISpecification</text:span><text:span text:style-name="T26">&lt;T&gt; left_side, </text:span><text:span text:style-name="T37">ISpecification</text:span><text:span text:style-name="T26">&lt;T&gt; right_side)</text:span></text:p>
      <text:p text:style-name="P25">{</text:p>
      <text:p text:style-name="P33"><text:span text:style-name="T26"><text:s text:c="4"/></text:span><text:span text:style-name="T13">this</text:span><text:span text:style-name="T26">.left_side = left_side;</text:span></text:p>
      <text:p text:style-name="P33"><text:span text:style-name="T26"><text:s text:c="4"/></text:span><text:span text:style-name="T13">this</text:span><text:span text:style-name="T26">.right_side = right_side;</text:span></text:p>
      <text:p text:style-name="P25">}</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70">abstracta </text:span><text:span text:style-name="T53">Specification&lt;T&gt;</text:span><text:span text:style-name="T70">.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0"><text:span text:style-name="T4">public</text:span><text:span text:style-name="T16"> </text:span><text:span text:style-name="T4">interface</text:span><text:span text:style-name="T16"> </text:span><text:span text:style-name="T30">ISpecification</text:span><text:span text:style-name="T16">&lt;T&gt;</text:span></text:p>
      <text:p text:style-name="P17">{</text:p>
      <text:p text:style-name="P30"><text:span text:style-name="T16"><text:s text:c="4"/></text:span><text:span text:style-name="T4">bool</text:span><text:span text:style-name="T16"> is_satisfied_by(T item);</text:span></text:p>
      <text:p text:style-name="P17">}</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0"><text:span text:style-name="T4">public</text:span><text:span text:style-name="T16"> </text:span><text:span text:style-name="T4">class</text:span><text:span text:style-name="T16"> </text:span><text:span text:style-name="T40">AndSpecification</text:span><text:span text:style-name="T16">&lt;T&gt; : </text:span><text:span text:style-name="T30">ISpecification</text:span><text:span text:style-name="T16">&lt;T&gt; </text:span></text:p>
      <text:p text:style-name="P17">{</text:p>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text:p>
      <text:p text:style-name="P2"/>
      <text:p text:style-name="P2">Para que pueda realizar su trabajo (lease "para poder implementar el metodo is_satisfied_by(T item)"), vamos a inyectarle via el constructor de sus dos dependencias:</text:p>
      <text:p text:style-name="P2"/>
      <text:p text:style-name="P10"><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2"/>
      <text:p text:style-name="P2">de forma que pueda realizar su trabajo con un simple:</text:p>
      <text:p text:style-name="P2"/>
      <text:p text:style-name="P10"><text:span text:style-name="T4">return</text:span><text:span text:style-name="T16"> left_side.is_satisfied_by(item) &amp;&amp; right_side.is_satisfied_by(item);</text:span></text:p>
      <text:p text:style-name="P2"/>
      <text:p text:style-name="P2">El codigo completo seria:</text:p>
      <text:p text:style-name="P2"/>
      <text:p text:style-name="P10"><text:span text:style-name="T4">public</text:span><text:span text:style-name="T16"> </text:span><text:span text:style-name="T4">class</text:span><text:span text:style-name="T16"> </text:span><text:span text:style-name="T40">AndSpecification</text:span><text:span text:style-name="T16">&lt;T&gt; : </text:span><text:span text:style-name="T30">ISpecification</text:span><text:span text:style-name="T16">&lt;T&gt; </text:span></text:p>
      <text:p text:style-name="P17">{</text:p>
      <text:p text:style-name="P30"><text:span text:style-name="T16"><text:s text:c="4"/></text:span><text:span text:style-name="T30">ISpecification</text:span><text:span text:style-name="T16">&lt;T&gt; left_side;</text:span></text:p>
      <text:p text:style-name="P30"><text:span text:style-name="T16"><text:s text:c="4"/></text:span><text:span text:style-name="T30">ISpecification</text:span><text:span text:style-name="T16">&lt;T&gt; right_side;</text:span></text:p>
      <text:p text:style-name="P17"><text:soft-page-break/></text:p>
      <text:p text:style-name="P30"><text:span text:style-name="T16"><text:s text:c="4"/></text:span><text:span text:style-name="T4">public</text:span><text:span text:style-name="T16"> AndSpecification(</text:span><text:span text:style-name="T30">ISpecification</text:span><text:span text:style-name="T16">&lt;T&gt; left_side, </text:span><text:span text:style-name="T30">ISpecification</text:span><text:span text:style-name="T16">&lt;T&gt; right_side)</text:span></text:p>
      <text:p text:style-name="P17"><text:s text:c="4"/>{</text:p>
      <text:p text:style-name="P30"><text:span text:style-name="T16"><text:s text:c="8"/></text:span><text:span text:style-name="T4">this</text:span><text:span text:style-name="T16">.left_side = left_side;</text:span></text:p>
      <text:p text:style-name="P30"><text:span text:style-name="T16"><text:s text:c="8"/></text:span><text:span text:style-name="T4">this</text:span><text:span text:style-name="T16">.right_side = right_side;</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left_side.is_satisfied_by(item) &amp;&amp; right_side.is_satisfied_by(item);</text:span></text:p>
      <text:p text:style-name="P17"><text:s text:c="4"/>}</text:p>
      <text:p text:style-name="P17">}</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40">When asked if an item that meets both conditions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41">»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6">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63">Implementando el primer Scenario ("Happy Day Scenario")</text:span><text:span text:style-name="T62">:</text:span></text:p>
      <text:p text:style-name="P2"/>
      <text:p text:style-name="P2">Mantengamos lo siguiente como referencia:</text:p>
      <text:p text:style-name="P2"/>
      <text:p text:style-name="P40">When asked if an item that meets both conditions satisfies the or operator specification</text:p>
      <text:p text:style-name="P41">» It should confirm that the or operator specification was satisfied</text:p>
      <text:p text:style-name="P41">» It should evaluate the left side condition</text:p>
      <text:p text:style-name="P37">» It should not evaluate the right side condition</text:p>
      <text:p text:style-name="P2"/>
      <text:p text:style-name="P2">La Specification y sus Asertions usando Machine.Specifications.DevelopWithPassion serian:</text:p>
      <text:p text:style-name="P2"/>
      <text:p text:style-name="P26"><text:span text:style-name="T3">public</text:span><text:span text:style-name="T71"> </text:span><text:span text:style-name="T3">class</text:span><text:span text:style-name="T71"> </text:span><text:span text:style-name="T39">concern_for_the_or_specification</text:span><text:span text:style-name="T71"> : </text:span></text:p>
      <text:p text:style-name="P26"><text:span text:style-name="T39"><text:s text:c="3"/>Observes</text:span><text:span text:style-name="T71">&lt;</text:span><text:span text:style-name="T29">ISpecification</text:span><text:span text:style-name="T71">&lt;</text:span><text:span text:style-name="T29">IWhateverType</text:span><text:span text:style-name="T71">&gt;, </text:span><text:span text:style-name="T39">OrSpecification</text:span><text:span text:style-name="T71">&lt;</text:span><text:span text:style-name="T29">IWhateverType</text:span><text:span text:style-name="T71">&gt;&gt; {}</text:span></text:p>
      <text:p text:style-name="P17"/>
      <text:p text:style-name="P30"><text:span text:style-name="T4">public</text:span><text:span text:style-name="T16"> </text:span><text:span text:style-name="T4">class</text:span><text:span text:style-name="T16"> </text:span><text:span text:style-name="T40">when_asked_if_an_item_that_meets_both_conditions_satisfies_the_or_operator_specification</text:span><text:span text:style-name="T16"> : </text:span><text:span text:style-name="T40">concern_for_the_or_specification</text:span></text:p>
      <text:p text:style-name="P17">{</text:p>
      <text:p text:style-name="P30"><text:span text:style-name="T16"><text:s text:c="4"/></text:span><text:span text:style-name="T30">It</text:span><text:span text:style-name="T16"> should_confirm_that_the_or_operator_specification_was_satisfied = () =&gt; </text:span></text:p>
      <text:p text:style-name="P17"><text:s text:c="7"/>result.ShouldBeTru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both_conditions));</text:p>
      <text:p text:style-name="P17"/>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x =&gt; x.is_satisfied_by(the_item_that_meets_both_conditions));</text:p>
      <text:p text:style-name="P17">}</text:p>
      <text:p text:style-name="P2"/>
      <text:p text:style-name="P2">Analicemos por un instante las Asertions de los Bloque IT por separado, para evitar perdernos en el monton de codigo:</text:p>
      <text:p text:style-name="P2"/>
      <text:p text:style-name="Standard"><text:span text:style-name="T63">It should confirm that the or operator specification was satisfied</text:span><text:span text:style-name="T62">:</text:span></text:p>
      <text:p text:style-name="P2"/>
      <text:p text:style-name="P30"><text:span text:style-name="T30">It</text:span><text:span text:style-name="T16"> should_confirm_that_the_or_operator_specification_was_satisfied = () =&gt; </text:span></text:p>
      <text:p text:style-name="P20"><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63">It should evaluate the left side condition</text:span><text:span text:style-name="T64">:</text:span></text:p>
      <text:p text:style-name="P3"/>
      <text:p text:style-name="P30"><text:span text:style-name="T30">It</text:span><text:span text:style-name="T16"> should_evaluate_the_left_side_condition = () =&gt;</text:span></text:p>
      <text:p text:style-name="P17"><text:s text:c="3"/>left_side_specification</text:p>
      <text:p text:style-name="P17"><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63">It should not evaluate the right side condition</text:span><text:span text:style-name="T64">:</text:span></text:p>
      <text:p text:style-name="P3"/>
      <text:p text:style-name="P30"><text:span text:style-name="T30">It</text:span><text:span text:style-name="T16"> should_not_evaluate_the_right_side_condition = () =&gt;</text:span></text:p>
      <text:p text:style-name="P17"><text:s text:c="3"/>right_side_specification</text:p>
      <text:p text:style-name="P17"><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68">El bloque BECAUSE del primer Scenario</text:span><text:span text:style-name="T67">:</text:span></text:p>
      <text:p text:style-name="P2"/>
      <text:p text:style-name="P2">Recordemos que en este bloque es en el que vamos a detallar la razon por la cual se produce el comportamiento testado, es decir, es donde invocamos el System Under Test (sut):</text:p>
      <text:p text:style-name="P2"/>
      <text:p text:style-name="P30"><text:span text:style-name="T31">Because</text:span><text:span text:style-name="T18">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68">El bloque ESTABLISH del primer Scenario</text:span><text:span text:style-name="T67">:</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42">// Version 1 – Errores Inconsistentes</text:p>
      <text:p text:style-name="P42"/>
      <text:p text:style-name="P30"><text:span text:style-name="T30">Establish</text:span><text:span text:style-name="T16"> context = () =&gt;</text:span></text:p>
      <text:p text:style-name="P17">{</text:p>
      <text:p text:style-name="P30"><text:span text:style-name="T16"><text:s text:c="4"/>left_side_specification = the_dependency&lt;</text:span><text:span text:style-name="T30">ISpecification</text:span><text:span text:style-name="T16">&lt;</text:span><text:span text:style-name="T30">IWhateverType</text:span><text:span text:style-name="T16">&gt;&gt;();</text:span></text:p>
      <text:p text:style-name="P30"><text:span text:style-name="T16"><text:s text:c="4"/>right_side_specification = the_dependency&lt;</text:span><text:span text:style-name="T30">ISpecification</text:span><text:span text:style-name="T16">&lt;</text:span><text:span text:style-name="T30">IWhateverType</text:span><text:span text:style-name="T16">&gt;&gt;();</text:span></text:p>
      <text:p text:style-name="P30"><text:span text:style-name="T16"><text:s text:c="4"/>the_item_that_meets_both_conditions = an&lt;</text:span><text:span text:style-name="T30">IWhateverType</text:span><text:span text:style-name="T16">&gt;();</text:span></text:p>
      <text:p text:style-name="P17"/>
      <text:p text:style-name="P17"><text:s text:c="4"/>left_side_specification</text:p>
      <text:p text:style-name="P17"><text:s text:c="8"/>.Stub(x =&gt; x.is_satisfied_by(the_item_that_meets_both_conditions))</text:p>
      <text:p text:style-name="P30"><text:span text:style-name="T16"><text:s text:c="8"/>.Return(</text:span><text:span text:style-name="T4">true</text:span><text:span text:style-name="T16">);</text:span></text:p>
      <text:p text:style-name="P17"><text:s text:c="4"/>right_side_specification</text:p>
      <text:p text:style-name="P17"><text:s text:c="8"/>.Stub(x =&gt; x.is_satisfied_by(the_item_that_meets_both_conditions))</text:p>
      <text:p text:style-name="P30"><text:span text:style-name="T16"><text:s text:c="8"/>.Return(</text:span><text:span text:style-name="T4">true</text:span><text:span text:style-name="T16">);</text:span></text:p>
      <text:p text:style-name="P20">};</text:p>
      <text:p text:style-name="P20"/>
      <text:p text:style-name="P43"/>
      <text:p text:style-name="P43">// Version 2 - Correcta</text:p>
      <text:p text:style-name="P43"/>
      <text:p text:style-name="P20"><text:span text:style-name="T28">Establish</text:span> context = () =&gt;</text:p>
      <text:p text:style-name="P17">{</text:p>
      <text:p text:style-name="P30"><text:span text:style-name="T16"><text:s text:c="4"/>left_side_specification = an&lt;</text:span><text:span text:style-name="T30">ISpecification</text:span><text:span text:style-name="T16">&lt;</text:span><text:span text:style-name="T30">IWhateverType</text:span><text:span text:style-name="T16">&gt;&gt;();</text:span></text:p>
      <text:p text:style-name="P30"><text:span text:style-name="T16"><text:s text:c="4"/>right_side_specification = an&lt;</text:span><text:span text:style-name="T30">ISpecification</text:span><text:span text:style-name="T16">&lt;</text:span><text:span text:style-name="T30">IWhateverType</text:span><text:span text:style-name="T16">&gt;&gt;();</text:span></text:p>
      <text:p text:style-name="P30"><text:span text:style-name="T16"><text:s text:c="4"/>the_item_that_meets_both_conditions = an&lt;</text:span><text:span text:style-name="T30">IWhateverType</text:span><text:span text:style-name="T16">&gt;();</text:span></text:p>
      <text:p text:style-name="P17"/>
      <text:p text:style-name="P17"><text:s text:c="4"/>left_side_specification</text:p>
      <text:p text:style-name="P17"><text:s text:c="7"/>.Stub(x =&gt; x.is_satisfied_by(the_item_that_meets_both_conditions))</text:p>
      <text:p text:style-name="P30"><text:span text:style-name="T16"><text:s text:c="7"/>.Return(</text:span><text:span text:style-name="T4">false</text:span><text:span text:style-name="T16">);</text:span></text:p>
      <text:p text:style-name="P17"><text:s text:c="4"/>right_side_specification</text:p>
      <text:p text:style-name="P17"><text:s text:c="7"/>.Stub(x =&gt; x.is_satisfied_by(the_item_that_meets_both_conditions))</text:p>
      <text:p text:style-name="P30"><text:span text:style-name="T16"><text:s text:c="7"/>.Return(</text:span><text:span text:style-name="T4">true</text:span><text:span text:style-name="T16">);</text:span></text:p>
      <text:p text:style-name="P17"/>
      <text:p text:style-name="P30"><text:span text:style-name="T16"><text:s text:c="4"/>create_sut_using(() =&gt; </text:span><text:span text:style-name="T4">new</text:span><text:span text:style-name="T16"> </text:span><text:span text:style-name="T40">OrSpecification</text:span><text:span text:style-name="T16">&lt;</text:span><text:span text:style-name="T30">IWhateverType</text:span><text:span text:style-name="T16">&gt;(left_side_specification, </text:span></text:p>
      <text:p text:style-name="P17"><text:s text:c="62"/>right_side_specification)</text:p>
      <text:p text:style-name="P17"><text:s text:c="20"/>);</text:p>
      <text:p text:style-name="P17">};</text:p>
      <text:p text:style-name="P2"/>
      <text:p text:style-name="P2"><text:soft-page-break/>Vamos primero con la version 1.</text:p>
      <text:p text:style-name="P2"/>
      <text:p text:style-name="P2">Vemos que esta dividido en dos bloques:</text:p>
      <text:p text:style-name="P2"/>
      <text:list xml:id="list37632523" text:style-name="L4">
        <text:list-item>
          <text:p text:style-name="P47">En el primer bloque simplemente creamos todos los objetos que necesitamos a traves de las factorias que nos provee machine.specifications.developwithpassion:</text:p>
          <text:list>
            <text:list-item>
              <text:p text:style-name="P47">the_dependency&lt;T&gt;(), crea un mock del tipo especificado por T y ademas lo inyecta al constructor cuando se crea el System Under Test (sut).</text:p>
            </text:list-item>
            <text:list-item>
              <text:p text:style-name="P47">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7607849" text:style-name="L5">
        <text:list-item>
          <text:p text:style-name="P48">En el segundo bloque establecemos el comportamiento esperado de los dos mocks creados anteriormente (left_side_specification y right_side_specification), obligandolos a que:</text:p>
          <text:list>
            <text:list-item>
              <text:p text:style-name="P48">cuando reciban una llamada al metodo is_satisfied_by() con el argumento the_item_that_meets_both_conditions,</text:p>
            </text:list-item>
            <text:list-item>
              <text:p text:style-name="P48">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0"><text:span text:style-name="T4">public</text:span><text:span text:style-name="T16"> OrSpecification(</text:span><text:span text:style-name="T30">ISpecification</text:span><text:span text:style-name="T16">&lt;T&gt; left_side_specification, </text:span></text:p>
      <text:p text:style-name="P10"><text:span text:style-name="T16"><text:s text:c="23"/></text:span><text:span text:style-name="T30">ISpecification</text:span><text:span text:style-name="T16">&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8501654" text:continue-list="list37632523" text:style-name="L4">
        <text:list-item>
          <text:p text:style-name="P47">En el primer bloque simplemente creamos todos los objetos que necesitamos a traves de las factorias que nos provee machine.specifications.developwithpassion:</text:p>
          <text:list>
            <text:list-item>
              <text:p text:style-name="P47">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7622593" text:style-name="L6">
        <text:list-item>
          <text:p text:style-name="P49"><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9">cuando reciban una llamada al metodo is_satisfied_by() con el argumento the_item_that_meets_both_conditions,</text:p>
            </text:list-item>
            <text:list-item>
              <text:p text:style-name="P49">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7626833" text:style-name="L7">
        <text:list-item>
          <text:p text:style-name="P50">En la version 1:</text:p>
          <text:list>
            <text:list-item>
              <text:p text:style-name="P50">Dos llamadas a the_dependency&lt;T&gt;() y</text:p>
            </text:list-item>
            <text:list-item>
              <text:p text:style-name="P50">Una llamada a an&lt;T&gt;()</text:p>
              <text:p text:style-name="P50"/>
            </text:list-item>
          </text:list>
        </text:list-item>
        <text:list-item>
          <text:p text:style-name="P50">En la version 2:</text:p>
          <text:list>
            <text:list-item>
              <text:p text:style-name="P50">Tres llamadas a an&lt;T&gt;()</text:p>
            </text:list-item>
          </text:list>
        </text:list-item>
      </text:list>
      <text:p text:style-name="P2"/>
      <text:p text:style-name="P2">Vamos por lo tanto con el tercer bloque:</text:p>
      <text:p text:style-name="P2"/>
      <text:list xml:id="list37611011" text:style-name="L8">
        <text:list-item>
          <text:p text:style-name="P51">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30"><text:span text:style-name="T16">create_sut_using(() =&gt; </text:span><text:span text:style-name="T4">new</text:span><text:span text:style-name="T16"> </text:span><text:span text:style-name="T40">OrSpecification</text:span><text:span text:style-name="T16">&lt;</text:span><text:span text:style-name="T30">IWhateverType</text:span><text:span text:style-name="T16">&gt;(left_side_specification, </text:span></text:p>
      <text:p text:style-name="P30"><text:span text:style-name="T16"><text:s text:c="58"/>right_side_specification)</text:span><text:span text:style-name="T18">);</text:span></text:p>
      <text:p text:style-name="P2"/>
      <text:p text:style-name="Standard"><text:span text:style-name="T63">La implementacion completa del primer Scenario ("Happy Day Scenario")</text:span><text:span text:style-name="T62">:</text:span><text:span text:style-name="T62"> </text:span></text:p>
      <text:p text:style-name="P2"/>
      <text:p text:style-name="P2">Esta seria la BDD_Spec completa con todos los elementos que entran en juego:</text:p>
      <text:p text:style-name="P2"/>
      <text:p text:style-name="P16"><text:span text:style-name="T2">public</text:span> <text:span text:style-name="T2">class</text:span> <text:span text:style-name="T38">concern_for_the_or_specification</text:span> : </text:p>
      <text:p text:style-name="P16"><text:span text:style-name="T38"><text:s text:c="3"/>Observes</text:span>&lt;<text:span text:style-name="T28">ISpecification</text:span>&lt;<text:span text:style-name="T28">IWhateverType</text:span>&gt;, <text:span text:style-name="T38">OrSpecification</text:span>&lt;<text:span text:style-name="T28">IWhateverType</text:span>&gt;&gt; {}</text:p>
      <text:p text:style-name="P17"/>
      <text:p text:style-name="P30"><text:span text:style-name="T4">public</text:span><text:span text:style-name="T16"> </text:span><text:span text:style-name="T4">class</text:span><text:span text:style-name="T16"> </text:span><text:span text:style-name="T40">when_asked_if_an_item_that_meets_both_conditions_satisfies_the_or_operator_specification</text:span><text:span text:style-name="T16"> : </text:span><text:span text:style-name="T40">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both_conditions = an&lt;</text:span><text:span text:style-name="T30">IWhateverType</text:span><text:span text:style-name="T16">&gt;();</text:span></text:p>
      <text:p text:style-name="P17"/>
      <text:p text:style-name="P17"><text:s text:c="8"/>lef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0">OrSpecification</text:span><text:span text:style-name="T16">&lt;</text:span><text:span text:style-name="T30">IWhateverType</text:span><text:span text:style-name="T16">&gt;(</text:span></text:p>
      <text:p text:style-name="P17"><text:tab/><text:tab/><text:tab/><text:tab/><text:tab/><text:tab/><text:tab/><text:tab/>left_side_specification, </text:p>
      <text:p text:style-name="P17"><text:soft-page-break/><text:tab/><text:tab/><text:tab/><text:tab/><text:tab/><text:tab/><text:tab/><text:tab/>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both_conditions);</text:p>
      <text:p text:style-name="P17"/>
      <text:p text:style-name="P30"><text:span text:style-name="T16"><text:s text:c="4"/></text:span><text:span text:style-name="T30">It</text:span><text:span text:style-name="T16"> should_confirm_that_the_or_operator_specification_was_satisfied = () =&gt; result.ShouldBeTrue();</text:span></text:p>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both_conditions));</text:p>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x =&gt; x.is_satisfied_by(the_item_that_meets_both_conditions));</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both_conditions;</text:span></text:p>
      <text:p text:style-name="P17">}</text:p>
      <text:p text:style-name="P2"/>
      <text:p text:style-name="P2">A mayores hemos creado la interface IWhateverType(), que simula el comportamiento de cualquier interface que definamos (algo asi como Object() pero en version interface):</text:p>
      <text:p text:style-name="P2"/>
      <text:p text:style-name="P10"><text:span text:style-name="T4">namespace</text:span><text:span text:style-name="T16"> dddsample.specs.domain.shared</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WhateverType</text:span><text:span text:style-name="T16"> { }</text:span></text:p>
      <text:p text:style-name="P17">}</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30"><text:span text:style-name="T30">It</text:span><text:span text:style-name="T16"> should_evaluate_the_left_side_condition</text:span></text:p>
      <text:p text:style-name="P30"><text:span text:style-name="T31">It</text:span><text:span text:style-name="T18"> should_not_evaluate_the_right_side_condition</text:span></text:p>
      <text:p text:style-name="P2"/>
      <text:p text:style-name="P2">vemos que necesitamos que necesitamos:</text:p>
      <text:p text:style-name="P2"/>
      <text:p text:style-name="P26">left_side_specification.is_satisfied_by(item);</text:p>
      <text:p text:style-name="P2"/>
      <text:p text:style-name="P2">pero no:</text:p>
      <text:p text:style-name="P2"/>
      <text:p text:style-name="P27">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0"><text:span text:style-name="T4">public</text:span><text:span text:style-name="T16"> OrSpecification(</text:span><text:span text:style-name="T30">ISpecification</text:span><text:span text:style-name="T16">&lt;T&gt; left_side_specification, </text:span></text:p>
      <text:p text:style-name="P10"><text:span text:style-name="T16"><text:s text:c="23"/></text:span><text:span text:style-name="T30">ISpecification</text:span><text:span text:style-name="T16">&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0"><text:span text:style-name="T4">public</text:span><text:span text:style-name="T16"> </text:span><text:span text:style-name="T4">class</text:span><text:span text:style-name="T16"> </text:span><text:span text:style-name="T40">OrSpecification</text:span><text:span text:style-name="T16">&lt;T&gt; : </text:span><text:span text:style-name="T30">ISpecification</text:span><text:span text:style-name="T16">&lt;T&gt;</text:span></text:p>
      <text:p text:style-name="P17">{</text:p>
      <text:p text:style-name="P30"><text:span text:style-name="T16"><text:s text:c="4"/></text:span><text:span text:style-name="T30">ISpecification</text:span><text:span text:style-name="T16">&lt;T&gt; left_side_specification;</text:span></text:p>
      <text:p text:style-name="P30"><text:span text:style-name="T16"><text:s text:c="4"/></text:span><text:span text:style-name="T30">ISpecification</text:span><text:span text:style-name="T16">&lt;T&gt; right_side_specification;</text:span></text:p>
      <text:p text:style-name="P17"/>
      <text:p text:style-name="P30"><text:span text:style-name="T16"><text:s text:c="4"/></text:span><text:span text:style-name="T4">public</text:span><text:span text:style-name="T16"> OrSpecification(</text:span><text:span text:style-name="T30">ISpecification</text:span><text:span text:style-name="T16">&lt;T&gt; left_side_specification, </text:span></text:p>
      <text:p text:style-name="P30"><text:span text:style-name="T16"><text:s text:c="27"/></text:span><text:span text:style-name="T30">ISpecification</text:span><text:span text:style-name="T16">&lt;T&gt; right_side_specification)</text:span></text:p>
      <text:p text:style-name="P17"><text:s text:c="4"/>{</text:p>
      <text:p text:style-name="P30"><text:span text:style-name="T16"><text:s text:c="8"/></text:span><text:span text:style-name="T4">this</text:span><text:span text:style-name="T16">.left_side_specification = left_side_specification;</text:span></text:p>
      <text:p text:style-name="P30"><text:span text:style-name="T16"><text:s text:c="8"/></text:span><text:span text:style-name="T4">this</text:span><text:span text:style-name="T16">.right_side_specification = right_sid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17"><text:s text:c="8"/><text:span text:style-name="T2">this</text:span>.left_side_specification.is_satisfied_by(item); <text:s text:c="7"/></text:p>
      <text:p text:style-name="P30"><text:span text:style-name="T16"><text:s text:c="8"/></text:span><text:span text:style-name="T4">return</text:span><text:span text:style-name="T16"> </text:span><text:span text:style-name="T4">false</text:span><text:span text:style-name="T16">;</text:span></text:p>
      <text:p text:style-name="P17"><text:s text:c="4"/>}</text:p>
      <text:p text:style-name="P17">}</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1"><text:span text:style-name="T30">It</text:span><text:span text:style-name="T16"> should_confirm_that_the_or_operator_specification_was_satisfied</text:span></text:p>
      <text:p text:style-name="P2"/>
      <text:p text:style-name="P2">Pero tiene facil arreglo, basta con devolver true, en vez de false:</text:p>
      <text:p text:style-name="P2"/>
      <text:p text:style-name="P30"><text:span text:style-name="T4">public</text:span><text:span text:style-name="T16"> </text:span><text:span text:style-name="T4">bool</text:span><text:span text:style-name="T16"> is_satisfied_by(T item)</text:span></text:p>
      <text:p text:style-name="P17">{</text:p>
      <text:p text:style-name="P30"><text:span text:style-name="T16"><text:s text:c="4"/></text:span><text:span text:style-name="T4">this</text:span><text:span text:style-name="T16">.left_side_specification.is_satisfied_by(item); <text:s text:c="7"/></text:span></text:p>
      <text:p text:style-name="P30"><text:span text:style-name="T16"><text:s text:c="4"/></text:span><text:span text:style-name="T4">return</text:span><text:span text:style-name="T16"> </text:span><text:span text:style-name="T4">true</text:span><text:span text:style-name="T16">;</text:span></text:p>
      <text:p text:style-name="P20">}</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7"><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1"><text:span text:style-name="T4">return</text:span><text:span text:style-name="T16"> </text:span><text:span text:style-name="T4">true</text:span><text:span text:style-name="T16">;</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37">»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0"><text:span text:style-name="T4">public</text:span><text:span text:style-name="T16"> </text:span><text:span text:style-name="T4">bool</text:span><text:span text:style-name="T16"> is_satisfied_by(T item)</text:span></text:p>
      <text:p text:style-name="P17">{</text:p>
      <text:p text:style-name="P30"><text:span text:style-name="T16"><text:s text:c="4"/></text:span><text:span text:style-name="T4">return this</text:span><text:span text:style-name="T16">.left_side_specification.is_satisfied_by(item) || </text:span></text:p>
      <text:p text:style-name="P17"><text:s text:c="11"/><text:span text:style-name="T2">this</text:span>.right_side_specification.is_satisfied_by(item);</text:p>
      <text:p text:style-name="P17">}</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70">:</text:span></text:p>
      <text:p text:style-name="P3"/>
      <text:p text:style-name="P3">Sin entrar en el nivel de detalle de la explicacion del primer Scenario ("Happy Day Scenario"), los Scenarios restantes</text:p>
      <text:p text:style-name="P3"/>
      <text:p text:style-name="P41">When asked if an item that meets only the left side condition satisfies the or operator specification</text:p>
      <text:p text:style-name="P41">» It should confirm that the or operator specification was satisfied</text:p>
      <text:p text:style-name="P41">» It should evaluate the left side condition</text:p>
      <text:p text:style-name="P41">» It should not evaluate the right side condition</text:p>
      <text:p text:style-name="P41"/>
      <text:p text:style-name="P41">When asked if an item that meets only the right side condition satisfies the or operator specification</text:p>
      <text:p text:style-name="P41">» It should confirm that the or operator specification was satisfied</text:p>
      <text:p text:style-name="P41">» It should evaluate the left side condition</text:p>
      <text:p text:style-name="P41">» It should evaluate the right side condition</text:p>
      <text:p text:style-name="P41"/>
      <text:p text:style-name="P41">When asked if an item that does not meet any of the conditions satisfies the or operator specification</text:p>
      <text:p text:style-name="P41">» It should confirm that the or operator specification was not satisfied</text:p>
      <text:p text:style-name="P41">» It should evaluate the left side condition</text:p>
      <text:p text:style-name="P39"><text:soft-page-break/>» It should evaluate the right side condition</text:p>
      <text:p text:style-name="P3"/>
      <text:p text:style-name="P3">se implementarian a traves del siguiente codigo:</text:p>
      <text:p text:style-name="P3"/>
      <text:p text:style-name="P16"><text:span text:style-name="T14">public</text:span><text:span text:style-name="T70"> </text:span><text:span text:style-name="T14">class</text:span><text:span text:style-name="T70"> </text:span><text:span text:style-name="T48">when_asked_if_an_item_that_meets_only_the_left_side_condition_satisfies_the_or_operator_specification</text:span><text:span text:style-name="T70"> : </text:span><text:span text:style-name="T48">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the_lef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left_side_condition))</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the_left_side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0">Or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the_left_side_condition);</text:p>
      <text:p text:style-name="P17"/>
      <text:p text:style-name="P30"><text:span text:style-name="T16"><text:s text:c="4"/></text:span><text:span text:style-name="T30">It</text:span><text:span text:style-name="T16"> should_confirm_that_the_or_operator_specification_was_satisfied = () =&gt; </text:span></text:p>
      <text:p text:style-name="P17"><text:s text:c="7"/>result.ShouldBeTrue();</text:p>
      <text:p text:style-name="P17"><text:s text:c="4"/></text:p>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text:p>
      <text:p text:style-name="P17"><text:s text:c="14"/>x =&gt; x.is_satisfied_by(the_item_that_meets_the_left_side_condition));</text:p>
      <text:p text:style-name="P17"><text:s text:c="4"/></text:p>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text:p>
      <text:p text:style-name="P17"><text:s text:c="13"/>x =&gt; x.is_satisfied_by(the_item_that_meets_the_lef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left_side_condition;</text:span></text:p>
      <text:p text:style-name="P17">}</text:p>
      <text:p text:style-name="P17"/>
      <text:p text:style-name="P30"><text:span text:style-name="T4">public</text:span><text:span text:style-name="T16"> </text:span><text:span text:style-name="T4">class</text:span><text:span text:style-name="T16"> </text:span><text:span text:style-name="T40">when_asked_if_an_item_that_meets_only_the_right_side_condition_satisfies_the_or_operator_specification</text:span><text:span text:style-name="T16"> : </text:span><text:span text:style-name="T40">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the_righ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right_side_condition))</text:p>
      <text:p text:style-name="P30"><text:span text:style-name="T16"><text:s text:c="11"/>.Return(</text:span><text:span text:style-name="T4">false</text:span><text:span text:style-name="T16">);</text:span></text:p>
      <text:p text:style-name="P17"><text:s text:c="8"/>right_side_specification</text:p>
      <text:p text:style-name="P17"><text:soft-page-break/><text:s text:c="11"/>.Stub(x =&gt; x.is_satisfied_by(the_item_that_meets_the_right_side_condition))</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0">Or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the_right_side_condition);</text:p>
      <text:p text:style-name="P17"/>
      <text:p text:style-name="P30"><text:span text:style-name="T16"><text:s text:c="4"/></text:span><text:span text:style-name="T30">It</text:span><text:span text:style-name="T16"> should_confirm_that_the_or_operator_specification_was_satisfied = () =&gt; </text:span></text:p>
      <text:p text:style-name="P17"><text:s text:c="7"/>result.ShouldBeTrue();</text:p>
      <text:p text:style-name="P17"><text:s text:c="8"/></text:p>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text:p>
      <text:p text:style-name="P17"><text:s text:c="13"/>x =&gt; x.is_satisfied_by(the_item_that_meets_the_right_side_condition));</text:p>
      <text:p text:style-name="P17"/>
      <text:p text:style-name="P30"><text:span text:style-name="T16"><text:s text:c="4"/></text:span><text:span text:style-name="T30">It</text:span><text:span text:style-name="T16"> should_evaluate_the_right_side_condition = () =&gt;</text:span></text:p>
      <text:p text:style-name="P17"><text:s text:c="7"/>right_side_specification</text:p>
      <text:p text:style-name="P17"><text:s text:c="10"/>.received(</text:p>
      <text:p text:style-name="P17"><text:s text:c="13"/>x =&gt; x.is_satisfied_by(the_item_that_meets_the_righ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right_side_condition;</text:span></text:p>
      <text:p text:style-name="P17">}</text:p>
      <text:p text:style-name="P17"/>
      <text:p text:style-name="P30"><text:span text:style-name="T4">public</text:span><text:span text:style-name="T16"> </text:span><text:span text:style-name="T4">class</text:span><text:span text:style-name="T16"> </text:span><text:span text:style-name="T40">when_asked_if_an_item_that_does_not_meet_any_of_the_conditions_satisfies_the_or_operator_specification</text:span><text:span text:style-name="T16"> : </text:span><text:span text:style-name="T40">concern_for_the_or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no_condition = an&lt;</text:span><text:span text:style-name="T30">IWhateverType</text:span><text:span text:style-name="T16">&gt;();</text:span></text:p>
      <text:p text:style-name="P17"/>
      <text:p text:style-name="P17"><text:s text:c="8"/>lef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text:s text:c="8"/>righ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0">Or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result = sut.is_satisfied_by(the_item_that_meets_no_condition);</text:span></text:p>
      <text:p text:style-name="P17"/>
      <text:p text:style-name="P30"><text:span text:style-name="T16"><text:s text:c="4"/></text:span><text:span text:style-name="T30">It</text:span><text:span text:style-name="T16"> should_confirm_that_the_or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no_condition));</text:p>
      <text:p text:style-name="P17"/>
      <text:p text:style-name="P30"><text:span text:style-name="T16"><text:s text:c="4"/></text:span><text:span text:style-name="T30">It</text:span><text:span text:style-name="T16"> should_evaluate_the_right_side_condition = () =&gt;</text:span></text:p>
      <text:p text:style-name="P17"><text:soft-page-break/><text:s text:c="7"/>right_side_specification</text:p>
      <text:p text:style-name="P17"><text:s text:c="10"/>.received(x =&gt; x.is_satisfied_by(the_item_that_meets_no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no_condition;</text:span></text:p>
      <text:p text:style-name="P17">}</text:p>
      <text:p text:style-name="P3"/>
      <text:p text:style-name="P3">y que obligaria a nuestra clase OrSpecification a hacer lo correcto:</text:p>
      <text:p text:style-name="P3"/>
      <text:p text:style-name="P10"><text:span text:style-name="T9">public</text:span><text:span text:style-name="T21"> </text:span><text:span text:style-name="T9">class</text:span><text:span text:style-name="T21"> </text:span><text:span text:style-name="T44">OrSpecification</text:span><text:span text:style-name="T21">&lt;T&gt; : </text:span><text:span text:style-name="T34">ISpecification</text:span><text:span text:style-name="T21">&lt;T&gt;</text:span></text:p>
      <text:p text:style-name="P17">{</text:p>
      <text:p text:style-name="P30"><text:span text:style-name="T16"><text:s text:c="4"/></text:span><text:span text:style-name="T30">ISpecification</text:span><text:span text:style-name="T16">&lt;T&gt; left_side_specification;</text:span></text:p>
      <text:p text:style-name="P30"><text:span text:style-name="T16"><text:s text:c="4"/></text:span><text:span text:style-name="T30">ISpecification</text:span><text:span text:style-name="T16">&lt;T&gt; right_side_specification;</text:span></text:p>
      <text:p text:style-name="P17"/>
      <text:p text:style-name="P30"><text:span text:style-name="T16"><text:s text:c="4"/></text:span><text:span text:style-name="T4">public</text:span><text:span text:style-name="T16"> OrSpecification(</text:span><text:span text:style-name="T30">ISpecification</text:span><text:span text:style-name="T16">&lt;T&gt; left_side_specification, </text:span></text:p>
      <text:p text:style-name="P30"><text:span text:style-name="T16"><text:s text:c="27"/></text:span><text:span text:style-name="T30">ISpecification</text:span><text:span text:style-name="T16">&lt;T&gt; right_side_specification)</text:span></text:p>
      <text:p text:style-name="P17"><text:s text:c="4"/>{</text:p>
      <text:p text:style-name="P30"><text:span text:style-name="T16"><text:s text:c="8"/></text:span><text:span text:style-name="T4">this</text:span><text:span text:style-name="T16">.left_side_specification = left_side_specification;</text:span></text:p>
      <text:p text:style-name="P30"><text:span text:style-name="T16"><text:s text:c="8"/></text:span><text:span text:style-name="T4">this</text:span><text:span text:style-name="T16">.right_side_specification = right_sid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_specification.is_satisfied_by(item) || </text:span></text:p>
      <text:p text:style-name="P17"><text:s text:c="15"/><text:span text:style-name="T2">this</text:span>.right_side_specification.is_satisfied_by(item);</text:p>
      <text:p text:style-name="P17"><text:s text:c="4"/>}</text:p>
      <text:p text:style-name="P17">}</text:p>
      <text:p text:style-name="P3"/>
      <text:p text:style-name="P3">tal y como demuestra la salida de haber ejcutado esta BDD_Spec con TestDriven.NET:</text:p>
      <text:p text:style-name="P3"/>
      <text:p text:style-name="P36">------ Test started: Assembly: dddsample.specs.dll ------</text:p>
      <text:p text:style-name="P37"/>
      <text:p text:style-name="P38">when asked if an item that meets both conditions satisfies the or operator specification</text:p>
      <text:p text:style-name="P41">» should confirm that the or operator specification was satisfied</text:p>
      <text:p text:style-name="P41">» should evaluate the left side condition</text:p>
      <text:p text:style-name="P41">» should not evaluate the right side condition</text:p>
      <text:p text:style-name="P41"/>
      <text:p text:style-name="P41">when asked if an item that meets only the left side condition satisfies the or operator specification</text:p>
      <text:p text:style-name="P41">» should confirm that the or operator specification was satisfied</text:p>
      <text:p text:style-name="P41">» should evaluate the left side condition</text:p>
      <text:p text:style-name="P41">» should not evaluate the right side condition</text:p>
      <text:p text:style-name="P41"/>
      <text:p text:style-name="P41">when asked if an item that meets only the right side condition satisfies the or operator specification</text:p>
      <text:p text:style-name="P41">» should confirm that the or operator specification was satisfied</text:p>
      <text:p text:style-name="P41">» should evaluate the left side condition</text:p>
      <text:p text:style-name="P41">» should evaluate the right side condition</text:p>
      <text:p text:style-name="P41"/>
      <text:p text:style-name="P41">when asked if an item that does not meet any of the conditions satisfies the or operator specification</text:p>
      <text:p text:style-name="P41">» should confirm that the or operator specification was not satisfied</text:p>
      <text:p text:style-name="P41">» should evaluate the left side condition</text:p>
      <text:p text:style-name="P41">» should evaluate the right side condition</text:p>
      <text:p text:style-name="P41"/>
      <text:p text:style-name="P41"/>
      <text:p text:style-name="P41">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52">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6">When asked if an item that meets the condition satisfies the not operation specification</text:p>
      <text:p text:style-name="P41">» It should confirm that the original condition has been negated</text:p>
      <text:p text:style-name="P41">» It should evaluate the condition</text:p>
      <text:p text:style-name="P41"/>
      <text:p text:style-name="P41">When asked if an item that does not meet the condition satisfies the not operation specification</text:p>
      <text:p text:style-name="P41">» It should confirm that the original condition has been negated</text:p>
      <text:p text:style-name="P41">» It should evaluate the condition</text:p>
      <text:p text:style-name="P2"/>
      <text:p text:style-name="P2">El codigo que implementan ambas BDD_Specs:</text:p>
      <text:p text:style-name="P2"/>
      <text:p text:style-name="P16"><text:span text:style-name="T2">public</text:span> <text:span text:style-name="T2">class</text:span> <text:span text:style-name="T38">concern_for_the_not_specification</text:span> : </text:p>
      <text:p text:style-name="P16"><text:span text:style-name="T38"><text:s text:c="3"/>Observes</text:span>&lt;<text:span text:style-name="T28">ISpecification</text:span>&lt;<text:span text:style-name="T28">IWhateverType</text:span>&gt;, <text:span text:style-name="T38">NotSpecification</text:span>&lt;<text:span text:style-name="T28">IWhateverType</text:span>&gt;&gt; { }</text:p>
      <text:p text:style-name="P17"/>
      <text:p text:style-name="P30"><text:span text:style-name="T4">public</text:span><text:span text:style-name="T16"> </text:span><text:span text:style-name="T4">class</text:span><text:span text:style-name="T16"> </text:span><text:span text:style-name="T40">when_asked_if_an_item_that_meets_the_condition_satisfies_the_not_operation_specification</text:span><text:span text:style-name="T16"> : </text:span><text:span text:style-name="T40">concern_for_the_not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to_negate_specification = the_dependency&lt;</text:span><text:span text:style-name="T30">ISpecification</text:span><text:span text:style-name="T16">&lt;</text:span><text:span text:style-name="T30">IWhateverType</text:span><text:span text:style-name="T16">&gt;&gt;();</text:span></text:p>
      <text:p text:style-name="P30"><text:span text:style-name="T16"><text:s text:c="8"/>the_item_that_meets_the_condition = an&lt;</text:span><text:span text:style-name="T30">IWhateverType</text:span><text:span text:style-name="T16">&gt;();</text:span></text:p>
      <text:p text:style-name="P17"/>
      <text:p text:style-name="P17"><text:s text:c="8"/>the_to_negate_specification</text:p>
      <text:p text:style-name="P17"><text:s text:c="11"/>.Stub(x =&gt; x.is_satisfied_by(the_item_that_meets_the_condition))</text:p>
      <text:p text:style-name="P30"><text:span text:style-name="T16"><text:s text:c="11"/>.Return(</text:span><text:span text:style-name="T4">true</text:span><text:span text:style-name="T16">);</text:span></text:p>
      <text:p text:style-name="P17"><text:s text:c="4"/>};</text:p>
      <text:p text:style-name="P17"/>
      <text:p text:style-name="P30"><text:span text:style-name="T16"><text:s text:c="4"/></text:span><text:span text:style-name="T30">Because</text:span><text:span text:style-name="T16"> of = () =&gt; result = sut.is_satisfied_by(the_item_that_meets_the_condition);</text:span></text:p>
      <text:p text:style-name="P17"/>
      <text:p text:style-name="P30"><text:span text:style-name="T16"><text:s text:c="4"/></text:span><text:span text:style-name="T30">It</text:span><text:span text:style-name="T16"> should_confirm_that_the_original_condition_has_been_negated = () =&gt; </text:span></text:p>
      <text:p text:style-name="P17"><text:s text:c="7"/>result.ShouldBeFalse();</text:p>
      <text:p text:style-name="P17"/>
      <text:p text:style-name="P30"><text:span text:style-name="T16"><text:s text:c="4"/></text:span><text:span text:style-name="T30">It</text:span><text:span text:style-name="T16"> should_evaluate_the_condition = () =&gt;</text:span></text:p>
      <text:p text:style-name="P17"><text:s text:c="7"/>the_to_negate_specification</text:p>
      <text:p text:style-name="P17"><text:s text:c="10"/>.received(x =&gt; x.is_satisfied_by(the_item_that_meets_th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WhateverType</text:span><text:span text:style-name="T16"> the_item_that_meets_the_condi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the_to_negate_specification;</text:span></text:p>
      <text:p text:style-name="P17">}</text:p>
      <text:p text:style-name="P17"/>
      <text:p text:style-name="P30"><text:span text:style-name="T4">public</text:span><text:span text:style-name="T16"> </text:span><text:span text:style-name="T4">class</text:span><text:span text:style-name="T16"> </text:span><text:span text:style-name="T40">when_asked_if_an_item_that_does_not_meet_the_condition_satisfies_the_not_operation_specification</text:span><text:span text:style-name="T16"> : </text:span><text:span text:style-name="T40">concern_for_the_not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he_to_negate_specification = the_dependency&lt;</text:span><text:span text:style-name="T30">ISpecification</text:span><text:span text:style-name="T16">&lt;</text:span><text:span text:style-name="T30">IWhateverType</text:span><text:span text:style-name="T16">&gt;&gt;();</text:span></text:p>
      <text:p text:style-name="P30"><text:soft-page-break/><text:span text:style-name="T16"><text:s text:c="8"/>the_item_that_does_not_meet_the_condition = an&lt;</text:span><text:span text:style-name="T30">IWhateverType</text:span><text:span text:style-name="T16">&gt;();</text:span></text:p>
      <text:p text:style-name="P17"/>
      <text:p text:style-name="P17"><text:s text:c="8"/>the_to_negate_specification</text:p>
      <text:p text:style-name="P17"><text:s text:c="11"/>.Stub(x =&gt; x.is_satisfied_by(the_item_that_does_not_meet_the_condition))</text:p>
      <text:p text:style-name="P30"><text:span text:style-name="T16"><text:s text:c="11"/>.Return(</text:span><text:span text:style-name="T4">false</text:span><text:span text:style-name="T16">);</text:spa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does_not_meet_the_condition);</text:p>
      <text:p text:style-name="P17"/>
      <text:p text:style-name="P30"><text:span text:style-name="T16"><text:s text:c="4"/></text:span><text:span text:style-name="T30">It</text:span><text:span text:style-name="T16"> should_confirm_that_the_original_condition_has_been_negated = () =&gt; </text:span></text:p>
      <text:p text:style-name="P17"><text:s text:c="7"/>result.ShouldBeTrue();</text:p>
      <text:p text:style-name="P17"/>
      <text:p text:style-name="P30"><text:span text:style-name="T16"><text:s text:c="4"/></text:span><text:span text:style-name="T30">It</text:span><text:span text:style-name="T16"> should_evaluate_the_condition = () =&gt;</text:span></text:p>
      <text:p text:style-name="P17"><text:s text:c="7"/>the_to_negate_specification</text:p>
      <text:p text:style-name="P17"><text:s text:c="10"/>.received(x =&gt; x.is_satisfied_by(the_item_that_does_not_meet_th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WhateverType</text:span><text:span text:style-name="T16"> the_item_that_does_not_meet_the_condi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the_to_negate_specification;</text:span></text:p>
      <text:p text:style-name="P17">}</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8503002" text:continue-list="list38501654" text:style-name="L4">
        <text:list-item>
          <text:p text:style-name="P47">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0"><text:span text:style-name="T4">public</text:span><text:span text:style-name="T16"> </text:span><text:span text:style-name="T4">class</text:span><text:span text:style-name="T16"> </text:span><text:span text:style-name="T40">NotSpecification</text:span><text:span text:style-name="T16">&lt;T&gt; : </text:span><text:span text:style-name="T30">ISpecification</text:span><text:span text:style-name="T16">&lt;T&gt; </text:span></text:p>
      <text:p text:style-name="P17">{</text:p>
      <text:p text:style-name="P30"><text:span text:style-name="T16"><text:s text:c="4"/></text:span><text:span text:style-name="T30">ISpecification</text:span><text:span text:style-name="T16">&lt;T&gt; to_negate_specification;</text:span></text:p>
      <text:p text:style-name="P17"/>
      <text:p text:style-name="P30"><text:span text:style-name="T16"><text:s text:c="4"/></text:span><text:span text:style-name="T4">public</text:span><text:span text:style-name="T16"> NotSpecification(</text:span><text:span text:style-name="T30">ISpecification</text:span><text:span text:style-name="T16">&lt;T&gt; to_negate_specification)</text:span></text:p>
      <text:p text:style-name="P17"><text:s text:c="4"/>{</text:p>
      <text:p text:style-name="P30"><text:span text:style-name="T16"><text:s text:c="8"/></text:span><text:span text:style-name="T4">this</text:span><text:span text:style-name="T16">.to_negate_specification = to_negat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to_negate_specification.is_satisfied_by(item);</text:span></text:p>
      <text:p text:style-name="P17"><text:s text:c="4"/>}</text:p>
      <text:p text:style-name="P17">}</text:p>
      <text:p text:style-name="P2"/>
      <text:p text:style-name="P2">Y todo funciona segun lo previsto tal y como demuestra el log de TestDriven.NET:</text:p>
      <text:p text:style-name="P2"/>
      <text:p text:style-name="P36">------ Test started: Assembly: dddsample.specs.dll ------</text:p>
      <text:p text:style-name="P37"/>
      <text:p text:style-name="P36">when asked if an item that meets the condition satisfies the not operation specification</text:p>
      <text:p text:style-name="P41">» should confirm that the original condition has been negated</text:p>
      <text:p text:style-name="P41">» should evaluate the condition</text:p>
      <text:p text:style-name="P41"><text:soft-page-break/></text:p>
      <text:p text:style-name="P41">when asked if an item that does not meet the condition satisfies the not operation specification</text:p>
      <text:p text:style-name="P41">» should confirm that the original condition has been negated</text:p>
      <text:p text:style-name="P41">» should evaluate the condition</text:p>
      <text:p text:style-name="P41"/>
      <text:p text:style-name="P41"/>
      <text:p text:style-name="P41">4 passed, 0 failed, 0 skipped, took 0,62 seconds (Machine.Specifications 0.3.0).</text:p>
      <text:p text:style-name="P7"/>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6">When asked if an item that meets both conditions satisfies the and operator specification</text:p>
      <text:p text:style-name="P41">» It should confirm that the and operator specification was satisfied</text:p>
      <text:p text:style-name="P41">» It should evaluate the left side condition</text:p>
      <text:p text:style-name="P41">» It should evaluate the right side condition</text:p>
      <text:p text:style-name="P41"/>
      <text:p text:style-name="P41">When asked if an item that meets only the left side condition satisfies the and operator specification</text:p>
      <text:p text:style-name="P41">» It should confirm that the and operator specification was not satisfied</text:p>
      <text:p text:style-name="P41">» It should evaluate the left side condition</text:p>
      <text:p text:style-name="P41">» It should evaluate the right side condition</text:p>
      <text:p text:style-name="P41"/>
      <text:p text:style-name="P41">When asked if an item that meets only the right side condition satisfies the and operator specification</text:p>
      <text:p text:style-name="P41">» It should confirm that the and operator specification was not satisfied</text:p>
      <text:p text:style-name="P41">» It should evaluate the left side condition</text:p>
      <text:p text:style-name="P41">» It should not evaluate the right side condition</text:p>
      <text:p text:style-name="P41"/>
      <text:p text:style-name="P41">When asked if an item that does not meet any of the conditions satisfies the and operator specification</text:p>
      <text:p text:style-name="P41">» It should confirm that the and operator specification was not satisfied</text:p>
      <text:p text:style-name="P41">» It should evaluate the left side condition</text:p>
      <text:p text:style-name="P41">»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2"><text:span text:style-name="T4">public</text:span><text:span text:style-name="T16"> </text:span><text:span text:style-name="T4">class</text:span><text:span text:style-name="T16"> </text:span><text:span text:style-name="T40">concern_for_the_and_specification</text:span><text:span text:style-name="T16"> : </text:span></text:p>
      <text:p text:style-name="P12"><text:span text:style-name="T16"><text:s text:c="3"/></text:span><text:span text:style-name="T40">Observes</text:span><text:span text:style-name="T16">&lt;</text:span><text:span text:style-name="T30">ISpecification</text:span><text:span text:style-name="T16">&lt;</text:span><text:span text:style-name="T30">IWhateverType</text:span><text:span text:style-name="T16">&gt;, </text:span><text:span text:style-name="T40">AndSpecification</text:span><text:span text:style-name="T16">&lt;</text:span><text:span text:style-name="T30">IWhateverType</text:span><text:span text:style-name="T16">&gt;&gt; { }</text:span></text:p>
      <text:p text:style-name="P17"/>
      <text:p text:style-name="P30"><text:span text:style-name="T4">public</text:span><text:span text:style-name="T16"> </text:span><text:span text:style-name="T4">class</text:span><text:span text:style-name="T16"> </text:span><text:span text:style-name="T40">when_asked_if_an_item_that_meets_both_conditions_satisfies_the_and_operator_specification</text:span><text:span text:style-name="T16"> : </text:span><text:span text:style-name="T40">concern_for_the_and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both_conditions = an&lt;</text:span><text:span text:style-name="T30">IWhateverType</text:span><text:span text:style-name="T16">&gt;();</text:span></text:p>
      <text:p text:style-name="P17"><text:soft-page-break/></text:p>
      <text:p text:style-name="P17"><text:s text:c="8"/>lef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both_conditions))</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0">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result = </text:span></text:p>
      <text:p text:style-name="P17"><text:s text:c="7"/>sut.is_satisfied_by(the_item_that_meets_both_conditions);</text:p>
      <text:p text:style-name="P17"/>
      <text:p text:style-name="P30"><text:span text:style-name="T16"><text:s text:c="4"/></text:span><text:span text:style-name="T30">It</text:span><text:span text:style-name="T16"> should_confirm_that_the_and_operator_specification_was_satisfied = () =&gt; </text:span></text:p>
      <text:p text:style-name="P17"><text:s text:c="7"/>result.ShouldBeTru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both_conditions));</text:p>
      <text:p text:style-name="P17"/>
      <text:p text:style-name="P30"><text:span text:style-name="T16"><text:s text:c="4"/></text:span><text:span text:style-name="T30">It</text:span><text:span text:style-name="T16"> should_evaluate_the_right_side_condition = () =&gt;</text:span></text:p>
      <text:p text:style-name="P17"><text:s text:c="7"/>right_side_specification</text:p>
      <text:p text:style-name="P17"><text:s text:c="10"/>.received(x =&gt; x.is_satisfied_by(the_item_that_meets_both_conditions));</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both_conditions;</text:span></text:p>
      <text:p text:style-name="P17">}</text:p>
      <text:p text:style-name="P17"/>
      <text:p text:style-name="P30"><text:span text:style-name="T4">public</text:span><text:span text:style-name="T16"> </text:span><text:span text:style-name="T4">class</text:span><text:span text:style-name="T16"> </text:span><text:span text:style-name="T40">when_asked_if_an_item_that_meets_only_the_left_side_condition_satisfies_the_and_operator_specification</text:span><text:span text:style-name="T16"> : </text:span><text:span text:style-name="T40">concern_for_the_and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 <text:s text:c="11"/></text:span></text:p>
      <text:p text:style-name="P30"><text:span text:style-name="T16"><text:s text:c="8"/>the_item_that_meets_the_lef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left_side_condition))</text:p>
      <text:p text:style-name="P30"><text:span text:style-name="T16"><text:s text:c="11"/>.Return(</text:span><text:span text:style-name="T4">true</text:span><text:span text:style-name="T16">);</text:span></text:p>
      <text:p text:style-name="P17"><text:s text:c="8"/>right_side_specification</text:p>
      <text:p text:style-name="P17"><text:s text:c="11"/>.Stub(x =&gt; x.is_satisfied_by(the_item_that_meets_the_left_side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0">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8"/>result = sut.is_satisfied_by(the_item_that_meets_the_left_side_condition);</text:p>
      <text:p text:style-name="P17"/>
      <text:p text:style-name="P30"><text:span text:style-name="T16"><text:s text:c="4"/></text:span><text:span text:style-name="T30">It</text:span><text:span text:style-name="T16"> should_confirm_that_the_and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oft-page-break/><text:s text:c="7"/>left_side_specification</text:p>
      <text:p text:style-name="P17"><text:s text:c="10"/>.received(</text:p>
      <text:p text:style-name="P17"><text:s text:c="13"/>x =&gt; x.is_satisfied_by(the_item_that_meets_the_left_side_condition));</text:p>
      <text:p text:style-name="P17"/>
      <text:p text:style-name="P30"><text:span text:style-name="T16"><text:s text:c="4"/></text:span><text:span text:style-name="T30">It</text:span><text:span text:style-name="T16"> should_evaluate_the_right_side_condition = () =&gt;</text:span></text:p>
      <text:p text:style-name="P17"><text:s text:c="7"/>right_side_specification</text:p>
      <text:p text:style-name="P17"><text:s text:c="10"/>.received(</text:p>
      <text:p text:style-name="P17"><text:s text:c="13"/>x =&gt; x.is_satisfied_by(the_item_that_meets_the_lef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left_side_condition;</text:span></text:p>
      <text:p text:style-name="P17">}</text:p>
      <text:p text:style-name="P17"/>
      <text:p text:style-name="P30"><text:span text:style-name="T4">public</text:span><text:span text:style-name="T16"> </text:span><text:span text:style-name="T4">class</text:span><text:span text:style-name="T16"> </text:span><text:span text:style-name="T40">when_asked_if_an_item_that_meets_only_the_right_side_condition_satisfies_the_and_operator_specification</text:span><text:span text:style-name="T16"> : </text:span><text:span text:style-name="T40">concern_for_the_and_specification</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the_right_side_condition = an&lt;</text:span><text:span text:style-name="T30">IWhateverType</text:span><text:span text:style-name="T16">&gt;();</text:span></text:p>
      <text:p text:style-name="P17"/>
      <text:p text:style-name="P17"><text:s text:c="8"/>left_side_specification</text:p>
      <text:p text:style-name="P17"><text:s text:c="11"/>.Stub(x =&gt; x.is_satisfied_by(the_item_that_meets_the_right_side_condition))</text:p>
      <text:p text:style-name="P30"><text:span text:style-name="T16"><text:s text:c="11"/>.Return(</text:span><text:span text:style-name="T4">false</text:span><text:span text:style-name="T16">);</text:span></text:p>
      <text:p text:style-name="P17"><text:s text:c="8"/>right_side_specification</text:p>
      <text:p text:style-name="P17"><text:s text:c="11"/>.Stub(x =&gt; x.is_satisfied_by(the_item_that_meets_the_right_side_condition))</text:p>
      <text:p text:style-name="P30"><text:span text:style-name="T16"><text:s text:c="11"/>.Return(</text:span><text:span text:style-name="T4">true</text:span><text:span text:style-name="T16">);</text:span></text:p>
      <text:p text:style-name="P17"/>
      <text:p text:style-name="P30"><text:span text:style-name="T16"><text:s text:c="8"/>create_sut_using(() =&gt; </text:span><text:span text:style-name="T4">new</text:span><text:span text:style-name="T16"> </text:span><text:span text:style-name="T40">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text:span></text:p>
      <text:p text:style-name="P17"><text:s text:c="7"/>result = sut.is_satisfied_by(the_item_that_meets_the_right_side_condition);</text:p>
      <text:p text:style-name="P17"/>
      <text:p text:style-name="P30"><text:span text:style-name="T16"><text:s text:c="4"/></text:span><text:span text:style-name="T30">It</text:span><text:span text:style-name="T16"> should_confirm_that_the_and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text:p>
      <text:p text:style-name="P17"><text:s text:c="13"/>x =&gt; x.is_satisfied_by(the_item_that_meets_the_right_side_condition));</text:p>
      <text:p text:style-name="P17"/>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text:p>
      <text:p text:style-name="P17"><text:s text:c="13"/>x =&gt; x.is_satisfied_by(the_item_that_meets_the_right_side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the_right_side_condition;</text:span></text:p>
      <text:p text:style-name="P17">}</text:p>
      <text:p text:style-name="P17"/>
      <text:p text:style-name="P30"><text:span text:style-name="T4">public</text:span><text:span text:style-name="T16"> </text:span><text:span text:style-name="T4">class</text:span><text:span text:style-name="T16"> </text:span><text:span text:style-name="T40">when_asked_if_an_item_that_does_not_meet_any_of_the_conditions_satisfies_the_and_operator_specification</text:span><text:span text:style-name="T16"> : </text:span><text:span text:style-name="T40">concern_for_the_and_specification</text:span></text:p>
      <text:p text:style-name="P17"><text:soft-page-break/>{</text:p>
      <text:p text:style-name="P30"><text:span text:style-name="T16"><text:s text:c="4"/></text:span><text:span text:style-name="T30">Establish</text:span><text:span text:style-name="T16"> context = () =&gt;</text:span></text:p>
      <text:p text:style-name="P17"><text:s text:c="4"/>{</text:p>
      <text:p text:style-name="P30"><text:span text:style-name="T16"><text:s text:c="8"/>left_side_specification = an&lt;</text:span><text:span text:style-name="T30">ISpecification</text:span><text:span text:style-name="T16">&lt;</text:span><text:span text:style-name="T30">IWhateverType</text:span><text:span text:style-name="T16">&gt;&gt;();</text:span></text:p>
      <text:p text:style-name="P30"><text:span text:style-name="T16"><text:s text:c="8"/>right_side_specification = an&lt;</text:span><text:span text:style-name="T30">ISpecification</text:span><text:span text:style-name="T16">&lt;</text:span><text:span text:style-name="T30">IWhateverType</text:span><text:span text:style-name="T16">&gt;&gt;();</text:span></text:p>
      <text:p text:style-name="P30"><text:span text:style-name="T16"><text:s text:c="8"/>the_item_that_meets_no_condition = an&lt;</text:span><text:span text:style-name="T30">IWhateverType</text:span><text:span text:style-name="T16">&gt;();</text:span></text:p>
      <text:p text:style-name="P17"/>
      <text:p text:style-name="P17"><text:s text:c="8"/>lef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text:s text:c="8"/>right_side_specification</text:p>
      <text:p text:style-name="P17"><text:s text:c="11"/>.Stub(x =&gt; x.is_satisfied_by(the_item_that_meets_no_condition))</text:p>
      <text:p text:style-name="P30"><text:span text:style-name="T16"><text:s text:c="11"/>.Return(</text:span><text:span text:style-name="T4">false</text:span><text:span text:style-name="T16">);</text:span></text:p>
      <text:p text:style-name="P17"/>
      <text:p text:style-name="P30"><text:span text:style-name="T16"><text:s text:c="8"/>create_sut_using(() =&gt; </text:span><text:span text:style-name="T4">new</text:span><text:span text:style-name="T16"> </text:span><text:span text:style-name="T40">AndSpecification</text:span><text:span text:style-name="T16">&lt;</text:span><text:span text:style-name="T30">IWhateverType</text:span><text:span text:style-name="T16">&gt;(</text:span></text:p>
      <text:p text:style-name="P17"><text:s text:c="60"/>left_side_specification, </text:p>
      <text:p text:style-name="P17"><text:s text:c="60"/>right_side_specification));</text:p>
      <text:p text:style-name="P17"><text:s text:c="4"/>};</text:p>
      <text:p text:style-name="P17"/>
      <text:p text:style-name="P30"><text:span text:style-name="T16"><text:s text:c="4"/></text:span><text:span text:style-name="T30">Because</text:span><text:span text:style-name="T16"> of = () =&gt; result = sut.is_satisfied_by(the_item_that_meets_no_condition);</text:span></text:p>
      <text:p text:style-name="P17"/>
      <text:p text:style-name="P30"><text:span text:style-name="T16"><text:s text:c="4"/></text:span><text:span text:style-name="T30">It</text:span><text:span text:style-name="T16"> should_confirm_that_the_and_operator_specification_was_not_satisfied = () =&gt; </text:span></text:p>
      <text:p text:style-name="P17"><text:s text:c="7"/>result.ShouldBeFalse();</text:p>
      <text:p text:style-name="P17"/>
      <text:p text:style-name="P30"><text:span text:style-name="T16"><text:s text:c="4"/></text:span><text:span text:style-name="T30">It</text:span><text:span text:style-name="T16"> should_evaluate_the_left_side_condition = () =&gt;</text:span></text:p>
      <text:p text:style-name="P17"><text:s text:c="7"/>left_side_specification</text:p>
      <text:p text:style-name="P17"><text:s text:c="10"/>.received(x =&gt; x.is_satisfied_by(the_item_that_meets_no_condition));</text:p>
      <text:p text:style-name="P17"/>
      <text:p text:style-name="P30"><text:span text:style-name="T16"><text:s text:c="4"/></text:span><text:span text:style-name="T30">It</text:span><text:span text:style-name="T16"> should_not_evaluate_the_right_side_condition = () =&gt;</text:span></text:p>
      <text:p text:style-name="P17"><text:s text:c="7"/>right_side_specification</text:p>
      <text:p text:style-name="P17"><text:s text:c="10"/>.never_received(x =&gt; x.is_satisfied_by(the_item_that_meets_no_condition));</text:p>
      <text:p text:style-name="P17"/>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left_side_specification;</text:span></text:p>
      <text:p text:style-name="P30"><text:span text:style-name="T16"><text:s text:c="4"/></text:span><text:span text:style-name="T4">static</text:span><text:span text:style-name="T16"> </text:span><text:span text:style-name="T30">ISpecification</text:span><text:span text:style-name="T16">&lt;</text:span><text:span text:style-name="T30">IWhateverType</text:span><text:span text:style-name="T16">&gt; right_side_specification;</text:span></text:p>
      <text:p text:style-name="P30"><text:span text:style-name="T16"><text:s text:c="4"/></text:span><text:span text:style-name="T4">static</text:span><text:span text:style-name="T16"> </text:span><text:span text:style-name="T30">IWhateverType</text:span><text:span text:style-name="T16"> the_item_that_meets_no_condition;</text:span></text:p>
      <text:p text:style-name="P17">}</text:p>
      <text:p text:style-name="P3"/>
      <text:p text:style-name="P3">y la clase que hace que se cumplan las BDD_Specs:</text:p>
      <text:p text:style-name="P3"/>
      <text:p text:style-name="P12"><text:span text:style-name="T4">public</text:span><text:span text:style-name="T16"> </text:span><text:span text:style-name="T4">class</text:span><text:span text:style-name="T16"> </text:span><text:span text:style-name="T40">AndSpecification</text:span><text:span text:style-name="T16">&lt;T&gt; : </text:span><text:span text:style-name="T30">ISpecification</text:span><text:span text:style-name="T16">&lt;T&gt;</text:span></text:p>
      <text:p text:style-name="P17">{</text:p>
      <text:p text:style-name="P30"><text:span text:style-name="T16"><text:s text:c="4"/></text:span><text:span text:style-name="T30">ISpecification</text:span><text:span text:style-name="T16">&lt;T&gt; left_side_specification;</text:span></text:p>
      <text:p text:style-name="P30"><text:span text:style-name="T16"><text:s text:c="4"/></text:span><text:span text:style-name="T30">ISpecification</text:span><text:span text:style-name="T16">&lt;T&gt; right_side_specification;</text:span></text:p>
      <text:p text:style-name="P17"/>
      <text:p text:style-name="P30"><text:span text:style-name="T16"><text:s text:c="4"/></text:span><text:span text:style-name="T4">public</text:span><text:span text:style-name="T16"> AndSpecification(</text:span><text:span text:style-name="T30">ISpecification</text:span><text:span text:style-name="T16">&lt;T&gt; left_side_specification, </text:span></text:p>
      <text:p text:style-name="P30"><text:span text:style-name="T16"><text:s text:c="28"/></text:span><text:span text:style-name="T30">ISpecification</text:span><text:span text:style-name="T16">&lt;T&gt; right_side_specification)</text:span></text:p>
      <text:p text:style-name="P17"><text:s text:c="4"/>{</text:p>
      <text:p text:style-name="P30"><text:span text:style-name="T16"><text:s text:c="8"/></text:span><text:span text:style-name="T4">this</text:span><text:span text:style-name="T16">.left_side_specification = left_side_specification;</text:span></text:p>
      <text:p text:style-name="P30"><text:span text:style-name="T16"><text:s text:c="8"/></text:span><text:span text:style-name="T4">this</text:span><text:span text:style-name="T16">.right_side_specification = right_sid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is_satisfied_by(T item)</text:span></text:p>
      <text:p text:style-name="P17"><text:s text:c="4"/>{</text:p>
      <text:p text:style-name="P30"><text:span text:style-name="T16"><text:s text:c="8"/></text:span><text:span text:style-name="T4">return</text:span><text:span text:style-name="T16"> </text:span><text:span text:style-name="T4">this</text:span><text:span text:style-name="T16">.left_side_specification.is_satisfied_by(item) &amp;&amp;</text:span></text:p>
      <text:p text:style-name="P30"><text:span text:style-name="T16"><text:s text:c="15"/></text:span><text:span text:style-name="T4">this</text:span><text:span text:style-name="T16">.right_side_specification.is_satisfied_by(item);</text:span></text:p>
      <text:p text:style-name="P17"><text:s text:c="4"/>}</text:p>
      <text:p text:style-name="P17">}</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7617671" text:style-name="L9">
        <text:list-item>
          <text:p text:style-name="P58">Hemos conseguido eliminar completamente la necesidad de la clase base abstracta Specification&lt;T&gt;, que nos dificultaba tremendamente aplicar BDD.</text:p>
        </text:list-item>
        <text:list-item>
          <text:p text:style-name="P58">Hemos simplificado la interface ISpecification&lt;T&gt;, ganando en expresividad e intencion, y todo ello sin perder funcionalidad.</text:p>
        </text:list-item>
        <text:list-item>
          <text:p text:style-name="P58">Hemos aislado la implementacion de las clases AndSpecification&lt;T&gt;, OrSpecification&lt;T&gt; y NotSpecification&lt;T&gt; y les hemos aplicado BDD.</text:p>
        </text:list-item>
        <text:list-item>
          <text:p text:style-name="P58">Hemos aplicado tanto el SRP (Single Responsability Principle) como el OCP (Open-Closed Principle) al desarrollo realizado hasta ahora (aunque hayamos hecho especial incapie en ello):</text:p>
          <text:list>
            <text:list-item>
              <text:p text:style-name="P58">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58">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58">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7624809" text:style-name="L10">
        <text:list-item>
          <text:p text:style-name="P59">Encapsular la creacion de las clases And/Or/NotSpecification&lt;T&gt; para disponer de los metodos asociados a ISpecification&lt;T&gt;:</text:p>
          <text:p text:style-name="P59"/>
          <text:p text:style-name="P63"><text:span text:style-name="T6">public</text:span><text:span text:style-name="T19"> </text:span><text:span text:style-name="T32">ISpecification</text:span><text:span text:style-name="T19">&lt;T&gt; and(</text:span><text:span text:style-name="T32">ISpecification</text:span><text:span text:style-name="T19">&lt;T&gt; the_other)</text:span></text:p>
          <text:p text:style-name="P63"><text:span text:style-name="T6">public</text:span><text:span text:style-name="T19"> </text:span><text:span text:style-name="T32">ISpecification</text:span><text:span text:style-name="T19">&lt;T&gt; or(</text:span><text:span text:style-name="T32">ISpecification</text:span><text:span text:style-name="T19">&lt;T&gt; the_other)</text:span></text:p>
          <text:p text:style-name="P63"><text:span text:style-name="T6">public</text:span><text:span text:style-name="T19"> </text:span><text:span text:style-name="T32">ISpecification</text:span><text:span text:style-name="T19">&lt;T&gt; not()</text:span></text:p>
        </text:list-item>
      </text:list>
      <text:list xml:id="list38505989" text:continue-list="list37617671" text:style-name="L9">
        <text:list-header>
          <text:p text:style-name="P58"/>
          <text:p text:style-name="P58">ya que antes se ocupaba de ello la clase abstracta Specification&lt;T&gt;, y en algun sitio necesitamos poner los:</text:p>
          <text:p text:style-name="P58"/>
          <text:p text:style-name="P64"><text:span text:style-name="T6">new</text:span><text:span text:style-name="T19"> </text:span><text:span text:style-name="T42">AndSpecification</text:span><text:span text:style-name="T19">&lt;T&gt;(</text:span><text:span text:style-name="T6">this</text:span><text:span text:style-name="T19">, the_other);</text:span></text:p>
          <text:p text:style-name="P64"><text:span text:style-name="T6">new</text:span><text:span text:style-name="T19"> </text:span><text:span text:style-name="T42">OrSpecification</text:span><text:span text:style-name="T19">&lt;T&gt;(</text:span><text:span text:style-name="T6">this</text:span><text:span text:style-name="T19">, the_other);</text:span></text:p>
          <text:p text:style-name="P64"><text:span text:style-name="T6">new</text:span><text:span text:style-name="T19"> </text:span><text:span text:style-name="T42">NotSpecification</text:span><text:span text:style-name="T19">&lt;T&gt;(</text:span><text:span text:style-name="T6">this</text:span><text:span text:style-name="T19">);</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63">Implementando el metodo and()</text:span><text:span text:style-name="T64">:</text:span></text:p>
      <text:list xml:id="list38512824" text:continue-numbering="true" text:style-name="L9">
        <text:list-header>
          <text:p text:style-name="P58"/>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0"><text:span text:style-name="T4">static</text:span><text:span text:style-name="T16"> </text:span><text:span text:style-name="T4">public</text:span><text:span text:style-name="T16"> </text:span><text:span text:style-name="T4">class</text:span><text:span text:style-name="T16"> </text:span><text:span text:style-name="T40">SpecificationExtensions</text:span></text:p>
      <text:p text:style-name="P17">{</text:p>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and&lt;T&gt;(</text:span><text:span text:style-name="T4">this</text:span><text:span text:style-name="T16"> </text:span><text:span text:style-name="T30">ISpecification</text:span><text:span text:style-name="T16">&lt;T&gt; left_side, </text:span></text:p>
      <text:p text:style-name="P30"><text:span text:style-name="T16"><text:s text:c="43"/></text:span><text:span text:style-name="T30">ISpecification</text:span><text:span text:style-name="T16">&lt;T&gt; right_side) {}</text:span></text:p>
      <text:p text:style-name="P17">}</text:p>
      <text:p text:style-name="P2"/>
      <text:p text:style-name="P2">La implementacion tal y como prometimos nos ocupa una sola linea:</text:p>
      <text:p text:style-name="P2"/>
      <text:p text:style-name="P10"><text:span text:style-name="T4">return</text:span><text:span text:style-name="T16"> </text:span><text:span text:style-name="T4">new</text:span><text:span text:style-name="T16"> </text:span><text:span text:style-name="T40">AndSpecification</text:span><text:span text:style-name="T16">&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0"><text:span text:style-name="T4">static</text:span><text:span text:style-name="T16"> </text:span><text:span text:style-name="T4">public</text:span><text:span text:style-name="T16"> </text:span><text:span text:style-name="T4">class</text:span><text:span text:style-name="T16"> </text:span><text:span text:style-name="T40">SpecificationExtensions</text:span></text:p>
      <text:p text:style-name="P17">{</text:p>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and&lt;T&gt;(</text:span><text:span text:style-name="T4">this</text:span><text:span text:style-name="T16"> </text:span><text:span text:style-name="T30">ISpecification</text:span><text:span text:style-name="T16">&lt;T&gt; left_side, </text:span></text:p>
      <text:p text:style-name="P30"><text:span text:style-name="T16"><text:s text:c="43"/></text:span><text:span text:style-name="T30">ISpecification</text:span><text:span text:style-name="T16">&lt;T&gt; right_side)</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0">AndSpecification</text:span><text:span text:style-name="T16">&lt;T&gt;(left_side, right_side);</text:span></text:p>
      <text:p text:style-name="P17"><text:s text:c="4"/>}</text:p>
      <text:p text:style-name="P17"/>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or&lt;T&gt;(</text:span><text:span text:style-name="T4">this</text:span><text:span text:style-name="T16"> </text:span><text:span text:style-name="T30">ISpecification</text:span><text:span text:style-name="T16">&lt;T&gt; left_side, </text:span></text:p>
      <text:p text:style-name="P30"><text:span text:style-name="T16"><text:s text:c="42"/></text:span><text:span text:style-name="T30">ISpecification</text:span><text:span text:style-name="T16">&lt;T&gt; right_side)</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0">OrSpecification</text:span><text:span text:style-name="T16">&lt;T&gt;(left_side, right_side); <text:s/></text:span></text:p>
      <text:p text:style-name="P17"><text:s text:c="4"/>}</text:p>
      <text:p text:style-name="P17"/>
      <text:p text:style-name="P30"><text:span text:style-name="T16"><text:s text:c="4"/></text:span><text:span text:style-name="T4">static</text:span><text:span text:style-name="T16"> </text:span><text:span text:style-name="T4">public</text:span><text:span text:style-name="T16"> </text:span><text:span text:style-name="T30">ISpecification</text:span><text:span text:style-name="T16">&lt;T&gt; not&lt;T&gt;(</text:span><text:span text:style-name="T4">this</text:span><text:span text:style-name="T16"> </text:span><text:span text:style-name="T30">ISpecification</text:span><text:span text:style-name="T16">&lt;T&gt; to_negate)</text:span></text:p>
      <text:p text:style-name="P17"><text:s text:c="4"/>{</text:p>
      <text:p text:style-name="P30"><text:span text:style-name="T16"><text:s text:c="8"/></text:span><text:span text:style-name="T4">return</text:span><text:span text:style-name="T16"> </text:span><text:span text:style-name="T4">new</text:span><text:span text:style-name="T16"> </text:span><text:span text:style-name="T40">NotSpecification</text:span><text:span text:style-name="T16">&lt;T&gt;(to_negate);</text:span></text:p>
      <text:p text:style-name="P17"><text:s text:c="4"/>}</text:p>
      <text:p text:style-name="P17">}</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ESTUDIO DE LA SOLUCION JPBOODHOO (TEMPORAL):</text:p>
      <text:p text:style-name="P2"/>
      <text:p text:style-name="P2">4. Encontramos un ejemplo de uso es la siguiente declaracion de rutas url:</text:p>
      <text:p text:style-name="P2"/>
      <text:p text:style-name="P33"><text:span text:style-name="T47">Routes</text:span><text:span text:style-name="T25">.add(</text:span></text:p>
      <text:p text:style-name="P33"><text:span text:style-name="T24"><text:s text:c="4"/></text:span><text:span text:style-name="T12">new</text:span><text:span text:style-name="T24"> </text:span><text:span text:style-name="T46">WebCommand</text:span><text:span text:style-name="T24">(</text:span></text:p>
      <text:p text:style-name="P33"><text:span text:style-name="T24"><text:s text:c="8"/></text:span><text:span text:style-name="T12">new</text:span><text:span text:style-name="T24"> </text:span><text:span text:style-name="T46">RequestMatchesPathSpec</text:span><text:span text:style-name="T24">(</text:span><text:span text:style-name="T46">Commands</text:span><text:span text:style-name="T24">.view_sub_departments).and(</text:span></text:p>
      <text:p text:style-name="P33"><text:span text:style-name="T24"><text:s text:c="12"/></text:span><text:span text:style-name="T12">new</text:span><text:span text:style-name="T24"> </text:span><text:span text:style-name="T46">DepartmentContainsProductsSpec</text:span><text:span text:style-name="T24">(</text:span><text:span text:style-name="T46">Container</text:span><text:span text:style-name="T24">.get_me_an&lt;</text:span><text:span text:style-name="T36">ICatalogTasks</text:span><text:span text:style-name="T24">&gt;())),</text:span></text:p>
      <text:p text:style-name="P33"><text:span text:style-name="T24"><text:s text:c="8"/></text:span><text:span text:style-name="T12">new</text:span><text:span text:style-name="T24"> </text:span><text:span text:style-name="T46">ViewProducts</text:span><text:span text:style-name="T24">(</text:span><text:span text:style-name="T46">Container</text:span><text:span text:style-name="T24">.get_me_an&lt;</text:span><text:span text:style-name="T36">ICatalogTasks</text:span><text:span text:style-name="T24">&gt;())));</text:span></text:p>
      <text:p text:style-name="P2"/>
      <text:p text:style-name="P2">donde las dos specs usadas han sido declaradas tal que:</text:p>
      <text:p text:style-name="P2"/>
      <text:p text:style-name="P34"><text:span text:style-name="T12">public</text:span><text:span text:style-name="T24"> </text:span><text:span text:style-name="T12">class</text:span><text:span text:style-name="T24"> </text:span><text:span text:style-name="T46">RequestMatchesPathSpecification</text:span><text:span text:style-name="T24"> : </text:span><text:span text:style-name="T36">ISpecification</text:span><text:span text:style-name="T24">&lt;</text:span><text:span text:style-name="T36">IRequestContext</text:span><text:span text:style-name="T24">&gt;</text:span></text:p>
      <text:p text:style-name="P24">{</text:p>
      <text:p text:style-name="P33"><text:span text:style-name="T24"><text:s text:c="4"/></text:span><text:span text:style-name="T12">readonly</text:span><text:span text:style-name="T24"> </text:span><text:span text:style-name="T12">string</text:span><text:span text:style-name="T24"> match_string;</text:span></text:p>
      <text:p text:style-name="P24"/>
      <text:p text:style-name="P33"><text:span text:style-name="T24"><text:s text:c="4"/></text:span><text:span text:style-name="T12">public</text:span><text:span text:style-name="T24"> RequestMatchesPathSpecification(</text:span><text:span text:style-name="T12">string</text:span><text:span text:style-name="T24"> match_string)</text:span></text:p>
      <text:p text:style-name="P24"><text:s text:c="4"/>{</text:p>
      <text:p text:style-name="P33"><text:span text:style-name="T24"><text:s text:c="8"/></text:span><text:span text:style-name="T12">this</text:span><text:span text:style-name="T24">.match_string = match_string;</text:span></text:p>
      <text:p text:style-name="P24"><text:s text:c="4"/>}</text:p>
      <text:p text:style-name="P24"/>
      <text:p text:style-name="P33"><text:span text:style-name="T24"><text:s text:c="4"/></text:span><text:span text:style-name="T12">public</text:span><text:span text:style-name="T24"> </text:span><text:span text:style-name="T12">bool</text:span><text:span text:style-name="T24"> is_satisfied_by(</text:span><text:span text:style-name="T36">IRequestContext</text:span><text:span text:style-name="T24"> item)</text:span></text:p>
      <text:p text:style-name="P24"><text:s text:c="4"/>{</text:p>
      <text:p text:style-name="P33"><text:span text:style-name="T24"><text:s text:c="8"/></text:span><text:span text:style-name="T12">return</text:span><text:span text:style-name="T24"> item.requested_url.Contains(match_string);</text:span></text:p>
      <text:p text:style-name="P24"><text:s text:c="4"/>}</text:p>
      <text:p text:style-name="P28">}</text:p>
      <text:p text:style-name="P2"/>
      <text:p text:style-name="P34"><text:span text:style-name="T12">public</text:span><text:span text:style-name="T24"> </text:span><text:span text:style-name="T12">class</text:span><text:span text:style-name="T24"> </text:span><text:span text:style-name="T46">DepartmentContainsProductsSpecification</text:span><text:span text:style-name="T24"> : </text:span><text:span text:style-name="T36">ISpecification</text:span><text:span text:style-name="T24">&lt;</text:span><text:span text:style-name="T36">IRequestContext</text:span><text:span text:style-name="T24">&gt;</text:span></text:p>
      <text:p text:style-name="P24">{</text:p>
      <text:p text:style-name="P33"><text:span text:style-name="T24"><text:s text:c="4"/></text:span><text:span text:style-name="T12">private</text:span><text:span text:style-name="T24"> </text:span><text:span text:style-name="T12">readonly</text:span><text:span text:style-name="T24"> </text:span><text:span text:style-name="T36">ICatalogTasks</text:span><text:span text:style-name="T24"> catalog_tasks;</text:span></text:p>
      <text:p text:style-name="P24"/>
      <text:p text:style-name="P33"><text:span text:style-name="T24"><text:s text:c="4"/></text:span><text:span text:style-name="T12">public</text:span><text:span text:style-name="T24"> DepartmentContainsProductsSpecification(</text:span><text:span text:style-name="T36">ICatalogTasks</text:span><text:span text:style-name="T24"> catalog_tasks)</text:span></text:p>
      <text:p text:style-name="P24"><text:s text:c="4"/>{</text:p>
      <text:p text:style-name="P33"><text:span text:style-name="T24"><text:s text:c="8"/></text:span><text:span text:style-name="T12">this</text:span><text:span text:style-name="T24">.catalog_tasks = catalog_tasks;</text:span></text:p>
      <text:p text:style-name="P24"><text:s text:c="4"/>}</text:p>
      <text:p text:style-name="P24"/>
      <text:p text:style-name="P33"><text:span text:style-name="T24"><text:s text:c="4"/></text:span><text:span text:style-name="T12">public</text:span><text:span text:style-name="T24"> </text:span><text:span text:style-name="T12">bool</text:span><text:span text:style-name="T24"> is_satisfied_by(</text:span><text:span text:style-name="T36">IRequestContext</text:span><text:span text:style-name="T24"> request)</text:span></text:p>
      <text:p text:style-name="P24"><text:s text:c="4"/>{</text:p>
      <text:p text:style-name="P33"><text:span text:style-name="T24"><text:s text:c="8"/></text:span><text:span text:style-name="T12">return</text:span><text:span text:style-name="T24"> catalog_tasks.has_products(</text:span></text:p>
      <text:p text:style-name="P33"><text:span text:style-name="T24"><text:s text:c="32"/></text:span><text:span text:style-name="T46">PayloadKeys</text:span><text:span text:style-name="T24">.department_id.parse_from(request.payload));</text:span></text:p>
      <text:p text:style-name="P24"><text:s text:c="4"/>}</text:p>
      <text:p text:style-name="P28">}</text:p>
      <text:p text:style-name="P2"/>
      <text:p text:style-name="P2">y la parte que nos interesa del metodo al cual se le pasa la Specification compuesta:</text:p>
      <text:p text:style-name="P2"/>
      <text:p text:style-name="P34"><text:span text:style-name="T12">public</text:span><text:span text:style-name="T24"> </text:span><text:span text:style-name="T12">class</text:span><text:span text:style-name="T24"> </text:span><text:span text:style-name="T46">WebCommand</text:span><text:span text:style-name="T24"> : </text:span><text:span text:style-name="T36">IWebCommand</text:span></text:p>
      <text:p text:style-name="P24">{</text:p>
      <text:p text:style-name="P33"><text:span text:style-name="T24"><text:s text:c="4"/></text:span><text:span text:style-name="T12">private</text:span><text:span text:style-name="T24"> </text:span><text:span text:style-name="T12">readonly</text:span><text:span text:style-name="T24"> </text:span><text:span text:style-name="T36">ISpecification</text:span><text:span text:style-name="T24">&lt;</text:span><text:span text:style-name="T36">IRequestContext</text:span><text:span text:style-name="T24">&gt; request_specification;</text:span></text:p>
      <text:p text:style-name="P33"><text:span text:style-name="T24"><text:s text:c="4"/></text:span><text:span text:style-name="T12">private</text:span><text:span text:style-name="T24"> </text:span><text:span text:style-name="T12">readonly</text:span><text:span text:style-name="T24"> </text:span><text:span text:style-name="T36">IRequestContextCommand</text:span><text:span text:style-name="T24"> web_action;</text:span></text:p>
      <text:p text:style-name="P24"/>
      <text:p text:style-name="P33"><text:span text:style-name="T24"><text:s text:c="4"/></text:span><text:span text:style-name="T12">public</text:span><text:span text:style-name="T24"> WebCommand(</text:span><text:span text:style-name="T36">ISpecification</text:span><text:span text:style-name="T24">&lt;</text:span><text:span text:style-name="T36">IRequestContext</text:span><text:span text:style-name="T24">&gt; request_specification, </text:span></text:p>
      <text:p text:style-name="P33"><text:span text:style-name="T24"><text:s text:c="22"/></text:span><text:span text:style-name="T36">IRequestContextCommand</text:span><text:span text:style-name="T24"> web_action)</text:span></text:p>
      <text:p text:style-name="P24"><text:s text:c="4"/>{</text:p>
      <text:p text:style-name="P33"><text:span text:style-name="T24"><text:s text:c="8"/></text:span><text:span text:style-name="T12">this</text:span><text:span text:style-name="T24">.request_specification = request_specification;</text:span></text:p>
      <text:p text:style-name="P33"><text:span text:style-name="T24"><text:s text:c="8"/></text:span><text:span text:style-name="T12">this</text:span><text:span text:style-name="T24">.web_action = web_action;</text:span></text:p>
      <text:p text:style-name="P24"><text:s text:c="4"/>}</text:p>
      <text:p text:style-name="P24"/>
      <text:p text:style-name="P33"><text:span text:style-name="T12"><text:s text:c="4"/>#region</text:span><text:span text:style-name="T24"> IWebCommand Members</text:span></text:p>
      <text:p text:style-name="P24"><text:soft-page-break/>}</text:p>
      <text:p text:style-name="P2"/>
      <text:p text:style-name="P2"/>
      <text:p text:style-name="P2"/>
      <text:p text:style-name="P6"><text:span text:style-name="T54">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7628054" text:style-name="L11">
        <text:list-item>
          <text:p text:style-name="P52">public class Cargo : IEntity&lt;Cargo&gt; – Aggregate Root. </text:p>
          <text:p text:style-name="P52"/>
          <text:p text:style-name="P52">Por composicion:</text:p>
          <text:list>
            <text:list-item>
              <text:p text:style-name="P52">TrackingID</text:p>
            </text:list-item>
            <text:list-item>
              <text:p text:style-name="P52">Location</text:p>
            </text:list-item>
            <text:list-item>
              <text:p text:style-name="P52">RouteSpecification</text:p>
            </text:list-item>
            <text:list-item>
              <text:p text:style-name="P52">Itinerary</text:p>
            </text:list-item>
            <text:list-item>
              <text:p text:style-name="P52">Delivery</text:p>
              <text:p text:style-name="P52"/>
            </text:list-item>
          </text:list>
        </text:list-item>
        <text:list-item>
          <text:p text:style-name="P52">public interface ICargoRepository</text:p>
        </text:list-item>
        <text:list-item>
          <text:p text:style-name="P52">public class Delivery : IValueObject&lt;Delivery&gt;</text:p>
        </text:list-item>
        <text:list-item>
          <text:p text:style-name="P52">public class HandlingActivity : IValueObject&lt;Delivery&gt;</text:p>
        </text:list-item>
        <text:list-item>
          <text:p text:style-name="P52">public class Itinerary : IValueObject&lt;Delivery&gt;</text:p>
        </text:list-item>
        <text:list-item>
          <text:p text:style-name="P52">public class Leg : IValueObject&lt;Leg&gt;</text:p>
        </text:list-item>
        <text:list-item>
          <text:p text:style-name="P52">public class RouteSpecification : ISpecification&lt;Itinerary&gt;, IvalueObject&lt;RouteSpecification&gt;</text:p>
        </text:list-item>
        <text:list-item>
          <text:p text:style-name="P52">public enum RoutingStatus : IValueObject&lt;RoutingStatus&gt;</text:p>
        </text:list-item>
        <text:list-item>
          <text:p text:style-name="P52">public class TrackingID : IValueObject&lt;TrackingID&gt;</text:p>
        </text:list-item>
        <text:list-item>
          <text:p text:style-name="P52">public enum TransportStatus : IValueObject&lt;TransportStatus&gt;</text:p>
        </text:list-item>
      </text:list>
      <text:p text:style-name="P2"/>
      <text:p text:style-name="P2">Es decir:</text:p>
      <text:p text:style-name="P2"/>
      <text:list xml:id="list37603492" text:style-name="L12">
        <text:list-item>
          <text:p text:style-name="P53">1 Aggregate (Root)</text:p>
        </text:list-item>
        <text:list-item>
          <text:p text:style-name="P53">1 Interface (al Repository)</text:p>
        </text:list-item>
        <text:list-item>
          <text:p text:style-name="P53">8 Value Objects:</text:p>
          <text:list>
            <text:list-item>
              <text:p text:style-name="P53">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
      <text:p text:style-name="P2">Empezamos por tanto con la clase CargoSpec.cs que es donde desarrollaremos las BDD_Specs <text:soft-page-break/>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29"><text:span text:style-name="T5">using</text:span><text:span text:style-name="T18"> System;</text:span></text:p>
      <text:p text:style-name="P30"><text:span text:style-name="T4">using</text:span><text:span text:style-name="T16"> dddsample.domain.shared;</text:span></text:p>
      <text:p text:style-name="P30"><text:span text:style-name="T4">using</text:span><text:span text:style-name="T16"> Machine.Specifications;</text:span></text:p>
      <text:p text:style-name="P30"><text:span text:style-name="T4">using</text:span><text:span text:style-name="T16"> Machine.Specifications.DevelopWithPassion.Rhino;</text:span></text:p>
      <text:p text:style-name="P30"><text:span text:style-name="T4">using</text:span><text:span text:style-name="T16">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0"><text:span text:style-name="T4">namespace</text:span><text:span text:style-name="T16"> dddsample.specs.domain.model.cargo.aggregate</text:span></text:p>
      <text:p text:style-name="P2"/>
      <text:p text:style-name="P2">Una vez aclarado este "prerequisito" para que todo funcione correctamente, vamos con la BDD_Spec en si:</text:p>
      <text:p text:style-name="P2"/>
      <text:p text:style-name="P32"><text:span text:style-name="T15">public</text:span><text:span text:style-name="T27"> </text:span><text:span text:style-name="T15">abstract</text:span><text:span text:style-name="T27"> </text:span><text:span text:style-name="T15">class</text:span><text:span text:style-name="T27"> </text:span><text:span text:style-name="T49">concern_for_cargo</text:span><text:span text:style-name="T27"> : </text:span><text:span text:style-name="T49">Observes</text:span><text:span text:style-name="T27">&lt;</text:span><text:span text:style-name="T75">ICargo</text:span><text:span text:style-name="T27">, </text:span><text:span text:style-name="T75">Cargo</text:span><text:span text:style-name="T27">&gt; </text:span><text:span text:style-name="T26">{}</text:span></text:p>
      <text:p text:style-name="P2"/>
      <text:p text:style-name="P2">A traves de "Observes&lt;Contract, ClassUnderTest&gt;" dejamos claro que:</text:p>
      <text:p text:style-name="P2"/>
      <text:list xml:id="list37626255" text:style-name="L13">
        <text:list-item>
          <text:p text:style-name="P54">Nuestro SUT (System Under Test) va a ser de tipo ICargo.</text:p>
        </text:list-item>
        <text:list-item>
          <text:p text:style-name="P54">Estas BDD_Specs dirigen el diseño e implementacion de la clase Cargo que implementa la interface ICargo.</text:p>
        </text:list-item>
        <text:list-item>
          <text:p text:style-name="P54">Con la clase abstracta concern_for_cargo, proporcionamos a nuestras BDD_Specs de un contenedor donde poder alojar el codigo comun a todas ellas.</text:p>
        </text:list-item>
      </text:list>
      <text:p text:style-name="P2"/>
      <text:p text:style-name="P2">Para conseguir que esa clase tan sencilla compile y deje de tener ese color rojo tan preocupante tanto en ICargo como en Cargo, necesitamos crear primeramente la interface ICargo:</text:p>
      <text:p text:style-name="P2"/>
      <text:p text:style-name="P29"><text:span text:style-name="T5">public</text:span><text:span text:style-name="T18"> </text:span><text:span text:style-name="T5">interface</text:span><text:span text:style-name="T18"> </text:span><text:span text:style-name="T31">ICargo </text:span><text:span text:style-name="T16">{}</text:span></text:p>
      <text:p text:style-name="P2"/>
      <text:p text:style-name="P2">Con esto ya conseguimos que la referencia a ICargo en concern_for_cargo adquiera un color mas saludable:</text:p>
      <text:p text:style-name="P2"/>
      <text:p text:style-name="P29"><text:span text:style-name="T5">public</text:span><text:span text:style-name="T18"> </text:span><text:span text:style-name="T5">abstract</text:span><text:span text:style-name="T18"> </text:span><text:span text:style-name="T5">class</text:span><text:span text:style-name="T18"> </text:span><text:span text:style-name="T41">concern_for_cargo</text:span><text:span text:style-name="T18"> : </text:span><text:span text:style-name="T41">Observes</text:span><text:span text:style-name="T18">&lt;</text:span><text:span text:style-name="T31">ICargo</text:span><text:span text:style-name="T18">, </text:span><text:span text:style-name="T72">Cargo</text:span><text:span text:style-name="T18">&gt; {}</text:span></text:p>
      <text:p text:style-name="P2"/>
      <text:p text:style-name="P2">A continuacion debemos generar la clase Cargo y obligarla a que implemente la interface ICargo:</text:p>
      <text:p text:style-name="P2"/>
      <text:p text:style-name="P29"><text:span text:style-name="T5">public</text:span><text:span text:style-name="T18"> </text:span><text:span text:style-name="T5">class</text:span><text:span text:style-name="T18"> </text:span><text:span text:style-name="T41">Cargo</text:span><text:span text:style-name="T18"> : </text:span><text:span text:style-name="T31">ICargo </text:span><text:span text:style-name="T16">{}</text:span></text:p>
      <text:p text:style-name="P2"/>
      <text:p text:style-name="P2">De esa forma concern_for_cargo ya compilaria (nada de rojo):</text:p>
      <text:p text:style-name="P2"/>
      <text:p text:style-name="P29"><text:span text:style-name="T5">public</text:span><text:span text:style-name="T18"> </text:span><text:span text:style-name="T5">abstract</text:span><text:span text:style-name="T18"> </text:span><text:span text:style-name="T5">class</text:span><text:span text:style-name="T18"> </text:span><text:span text:style-name="T41">concern_for_cargo</text:span><text:span text:style-name="T18"> : </text:span><text:span text:style-name="T41">Observes</text:span><text:span text:style-name="T18">&lt;</text:span><text:span text:style-name="T31">ICargo</text:span><text:span text:style-name="T18">, </text:span><text:span text:style-name="T41">Cargo</text:span><text:span text:style-name="T18">&gt; {}</text:span></text:p>
      <text:p text:style-name="P2"/>
      <text:p text:style-name="P2">en directo contraste con el inicial:</text:p>
      <text:p text:style-name="P2"/>
      <text:p text:style-name="P32"><text:span text:style-name="T15">public</text:span><text:span text:style-name="T27"> </text:span><text:span text:style-name="T15">abstract</text:span><text:span text:style-name="T27"> </text:span><text:span text:style-name="T15">class</text:span><text:span text:style-name="T27"> </text:span><text:span text:style-name="T49">concern_for_cargo</text:span><text:span text:style-name="T27"> : </text:span><text:span text:style-name="T49">Observes</text:span><text:span text:style-name="T27">&lt;</text:span><text:span text:style-name="T75">ICargo</text:span><text:span text:style-name="T27">, </text:span><text:span text:style-name="T75">Cargo</text:span><text:span text:style-name="T27">&gt; {}</text:span></text:p>
      <text:p text:style-name="P2"/>
      <text:p text:style-name="P2"/>
      <text:p text:style-name="Standard"><text:span text:style-name="T62">Pero no se acaba aqui la cosa, ya que, sabemos que Cargo es una DDD_Entity, por lo que </text:span><text:span text:style-name="T62">debe implementar (lanzando una excepcion que diga que no esta implementado) a su vez la </text:span><text:soft-page-break/><text:span text:style-name="T62">interface IEntity&lt;T&gt;, por lo que acabariamos con algo asi:</text:span></text:p>
      <text:p text:style-name="P2"/>
      <text:p text:style-name="P29"><text:span text:style-name="T5">public</text:span><text:span text:style-name="T18"> </text:span><text:span text:style-name="T5">class</text:span><text:span text:style-name="T18"> </text:span><text:span text:style-name="T41">Cargo</text:span><text:span text:style-name="T18"> : </text:span><text:span text:style-name="T31">ICargo</text:span><text:span text:style-name="T18">, </text:span><text:span text:style-name="T31">IEntity</text:span><text:span text:style-name="T18">&lt;</text:span><text:span text:style-name="T41">Cargo</text:span><text:span text:style-name="T18">&gt;</text:span></text:p>
      <text:p text:style-name="P17">{</text:p>
      <text:p text:style-name="P30"><text:span text:style-name="T16"><text:s text:c="4"/></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text:p>
      <text:p text:style-name="P2"/>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4">BDD_Spec: When asked about its tracking identificator<text:span text:style-name="T70">:</text:span></text:p>
      <text:p text:style-name="P2"/>
      <text:p text:style-name="P36">When asked about its tracking identificator</text:p>
      <text:p text:style-name="P41">»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0"><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p>
      <text:p text:style-name="P30"><text:span text:style-name="T16"><text:s text:c="4"/></text:span><text:span text:style-name="T30">It</text:span><text:span text:style-name="T16"> should_provide_the_cargo_id = () =&gt; </text:span><text:span text:style-name="T73">result</text:span><text:span text:style-name="T16">.ShouldEqual(</text:span><text:span text:style-name="T73">tracking_id</text:span><text:span text:style-name="T16">);</text:span></text:p>
      <text:p text:style-name="P17">}</text:p>
      <text:p text:style-name="P2"/>
      <text:p text:style-name="P2">para eliminar el color rojo, basta con definir result y tracking_id:</text:p>
      <text:p text:style-name="P2"/>
      <text:p text:style-name="P10"><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p>
      <text:p text:style-name="P30"><text:span text:style-name="T16"><text:s text:c="4"/></text:span><text:span text:style-name="T30">It</text:span><text:span text:style-name="T16"> should_provide_the_cargo_id = () =&gt; result.</text:span><text:span text:style-name="T73">ShouldEqual</text:span><text:span text:style-name="T16">(tracking_id);</text:span></text:p>
      <text:p text:style-name="P17"/>
      <text:p text:style-name="P30"><text:span text:style-name="T16"><text:s text:c="4"/></text:span><text:span text:style-name="T4">static</text:span><text:span text:style-name="T16"> </text:span><text:span text:style-name="T73">ITrackingId</text:span><text:span text:style-name="T16"> tracking_id;</text:span></text:p>
      <text:p text:style-name="P30"><text:span text:style-name="T16"><text:s text:c="4"/></text:span><text:span text:style-name="T4">static</text:span><text:span text:style-name="T16"> </text:span><text:span text:style-name="T73">ITrackingId</text:span><text:span text:style-name="T16"> result;</text:span></text:p>
      <text:p text:style-name="P17">}</text:p>
      <text:p text:style-name="P2"/>
      <text:p text:style-name="P2">pero esto a su vez nos genera mas codigo de color rojo que se resuelve definiendo la interface ITrackingId:</text:p>
      <text:p text:style-name="P2"/>
      <text:p text:style-name="P10"><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p>
      <text:p text:style-name="P30"><text:span text:style-name="T16"><text:s text:c="3"/></text:span><text:span text:style-name="T30">It</text:span><text:span text:style-name="T16"> should_provide_the_cargo_id = () =&gt; result.ShouldEqual(tracking_id);</text:span></text:p>
      <text:p text:style-name="P17"/>
      <text:p text:style-name="P30"><text:span text:style-name="T16"><text:s text:c="3"/></text:span><text:span text:style-name="T4">static</text:span><text:span text:style-name="T16"> </text:span><text:span text:style-name="T30">ITrackingId</text:span><text:span text:style-name="T16"> tracking_id;</text:span></text:p>
      <text:p text:style-name="P30"><text:span text:style-name="T16"><text:s text:c="3"/></text:span><text:span text:style-name="T4">static</text:span><text:span text:style-name="T16"> </text:span><text:span text:style-name="T30">ITrackingId</text:span><text:span text:style-name="T16"> result;</text:span></text:p>
      <text:p text:style-name="P17">}</text:p>
      <text:p text:style-name="P17"/>
      <text:p text:style-name="P30"><text:span text:style-name="T4">public</text:span><text:span text:style-name="T16"> </text:span><text:span text:style-name="T4">interface</text:span><text:span text:style-name="T16"> </text:span><text:span text:style-name="T30">ITrackingId</text:span><text:span text:style-name="T16">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text:soft-page-break/>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0"><text:span text:style-name="T4">using</text:span><text:span text:style-name="T16"> System;</text:span></text:p>
      <text:p text:style-name="P30"><text:span text:style-name="T4">using</text:span><text:span text:style-name="T16"> dddsample.domain.model.cargo.aggregate;</text:span></text:p>
      <text:p text:style-name="P30"><text:span text:style-name="T4">using</text:span><text:span text:style-name="T16"> dddsample.domain.shared;</text:span></text:p>
      <text:p text:style-name="P30"><text:span text:style-name="T4">using</text:span><text:span text:style-name="T16"> Machine.Specifications;</text:span></text:p>
      <text:p text:style-name="P30"><text:span text:style-name="T4">using</text:span><text:span text:style-name="T16"> Machine.Specifications.DevelopWithPassion.Rhino;</text:span></text:p>
      <text:p text:style-name="P30"><text:span text:style-name="T4">using</text:span><text:span text:style-name="T16"> Rhino.Mocks;</text:span></text:p>
      <text:p text:style-name="P17"/>
      <text:p text:style-name="P30"><text:span text:style-name="T4">namespace</text:span><text:span text:style-name="T16"> dddsample.specs.domain.model.cargo.aggregate</text:span></text:p>
      <text:p text:style-name="P17">{</text:p>
      <text:p text:style-name="P30"><text:span text:style-name="T16"><text:s text:c="4"/></text:span><text:span text:style-name="T4">public</text:span><text:span text:style-name="T16"> </text:span><text:span text:style-name="T4">abstract</text:span><text:span text:style-name="T16"> </text:span><text:span text:style-name="T4">class</text:span><text:span text:style-name="T16"> </text:span><text:span text:style-name="T40">concern_for_cargo</text:span><text:span text:style-name="T16"> : </text:span><text:span text:style-name="T40">Observes</text:span><text:span text:style-name="T16">&lt;</text:span><text:span text:style-name="T30">ICargo</text:span><text:span text:style-name="T16">, </text:span><text:span text:style-name="T40">Cargo</text:span><text:span text:style-name="T16">&gt; {}</text:span></text:p>
      <text:p text:style-name="P17"/>
      <text:p text:style-name="P30"><text:span text:style-name="T16"><text:s text:c="4"/></text:span><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s text:c="4"/>{</text:p>
      <text:p text:style-name="P30"><text:span text:style-name="T16"><text:s text:c="8"/></text:span><text:span text:style-name="T30">It</text:span><text:span text:style-name="T16"> should_provide_the_cargo_id = () =&gt; result.ShouldEqual(tracking_id);</text:span></text:p>
      <text:p text:style-name="P17"/>
      <text:p text:style-name="P30"><text:span text:style-name="T16"><text:s text:c="8"/></text:span><text:span text:style-name="T4">static</text:span><text:span text:style-name="T16"> </text:span><text:span text:style-name="T30">ITrackingId</text:span><text:span text:style-name="T16"> tracking_id;</text:span></text:p>
      <text:p text:style-name="P30"><text:span text:style-name="T16"><text:s text:c="8"/></text:span><text:span text:style-name="T4">static</text:span><text:span text:style-name="T16"> </text:span><text:span text:style-name="T30">ITrackingId</text:span><text:span text:style-name="T16"> result;</text:span></text:p>
      <text:p text:style-name="P17"><text:s text:c="4"/>}</text:p>
      <text:p text:style-name="P17"/>
      <text:p text:style-name="P30"><text:span text:style-name="T16"><text:s text:c="4"/></text:span><text:span text:style-name="T4">public</text:span><text:span text:style-name="T16"> </text:span><text:span text:style-name="T4">interface</text:span><text:span text:style-name="T16"> </text:span><text:span text:style-name="T30">ICargo</text:span><text:span text:style-name="T16"> { }</text:span></text:p>
      <text:p text:style-name="P17"/>
      <text:p text:style-name="P30"><text:span text:style-name="T16"><text:s text:c="4"/></text:span><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s text:c="4"/>{</text:p>
      <text:p text:style-name="P30"><text:span text:style-name="T16"><text:s text:c="8"/></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8"/>{</text:p>
      <text:p text:style-name="P30"><text:span text:style-name="T16"><text:s text:c="12"/></text:span><text:span text:style-name="T4">throw</text:span><text:span text:style-name="T16"> </text:span><text:span text:style-name="T4">new</text:span><text:span text:style-name="T16"> </text:span><text:span text:style-name="T51">NotImplementedException</text:span><text:span text:style-name="T17">();</text:span></text:p>
      <text:p text:style-name="P18"><text:s text:c="8"/>}</text:p>
      <text:p text:style-name="P18"><text:s text:c="4"/>}</text:p>
      <text:p text:style-name="P18"/>
      <text:p text:style-name="P30"><text:span text:style-name="T17"><text:s text:c="4"/></text:span><text:span text:style-name="T7">public</text:span><text:span text:style-name="T17"> </text:span><text:span text:style-name="T7">interface</text:span><text:span text:style-name="T17"> </text:span><text:span text:style-name="T33">ITrackingId</text:span><text:span text:style-name="T17"> { }</text:span></text:p>
      <text:p text:style-name="P18">}</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0"><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p>
      <text:p text:style-name="P30"><text:span text:style-name="T16"><text:s text:c="4"/></text:span><text:span text:style-name="T30">Because</text:span><text:span text:style-name="T16"> of = () =&gt; result = sut.</text:span><text:span text:style-name="T73">tracking_id</text:span><text:span text:style-name="T16">();</text:span></text:p>
      <text:p text:style-name="P17"/>
      <text:p text:style-name="P30"><text:span text:style-name="T16"><text:s text:c="4"/></text:span><text:span text:style-name="T30">It</text:span><text:span text:style-name="T16"> should_provide_the_cargo_id = () =&gt; result.ShouldEqual(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17">}</text:p>
      <text:p text:style-name="P2"/>
      <text:p text:style-name="P2"><text:soft-page-break/>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0"><text:span text:style-name="T4">public</text:span><text:span text:style-name="T16"> </text:span><text:span text:style-name="T4">interface</text:span><text:span text:style-name="T16"> </text:span><text:span text:style-name="T30">ICargo</text:span><text:span text:style-name="T16"> </text:span></text:p>
      <text:p text:style-name="P17">{</text:p>
      <text:p text:style-name="P30"><text:span text:style-name="T16"><text:s text:c="4"/></text:span><text:span text:style-name="T30">ITrackingId</text:span><text:span text:style-name="T16"> tracking_id();</text:span></text:p>
      <text:p text:style-name="P17">}</text:p>
      <text:p text:style-name="P2"/>
      <text:p text:style-name="P2">De esta forma se ha ido el color rojo de nuestra BDD_Spec:</text:p>
      <text:p text:style-name="P2"/>
      <text:p text:style-name="P10"><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p>
      <text:p text:style-name="P30"><text:span text:style-name="T16"><text:s text:c="4"/></text:span><text:span text:style-name="T30">Because</text:span><text:span text:style-name="T16"> of = () =&gt; result = sut.tracking_id();</text:span></text:p>
      <text:p text:style-name="P17"/>
      <text:p text:style-name="P30"><text:span text:style-name="T16"><text:s text:c="4"/></text:span><text:span text:style-name="T30">It</text:span><text:span text:style-name="T16"> should_provide_the_cargo_id = () =&gt; result.ShouldEqual(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17">}</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0"><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30"><text:span text:style-name="T16"><text:s text:c="4"/></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1">NotImplementedException</text:span><text:span text:style-name="T17">();</text:span></text:p>
      <text:p text:style-name="P18"><text:s text:c="4"/>}</text:p>
      <text:p text:style-name="P18">}</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0"><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text:span><text:span text:style-name="T73">route_specification</text:span><text:span text:style-name="T16"> = the_dependency&lt;</text:span><text:span text:style-name="T73">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tracking_id();</text:span></text:p>
      <text:p text:style-name="P17"/>
      <text:p text:style-name="P30"><text:span text:style-name="T16"><text:s text:c="4"/></text:span><text:span text:style-name="T30">It</text:span><text:span text:style-name="T16"> should_provide_the_cargo_id = () =&gt; result.ShouldEqual(tracking_id);</text:span></text:p>
      <text:p text:style-name="P17"><text:soft-page-break/></text:p>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17">}</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8"><text:span text:style-name="T5">public</text:span><text:span text:style-name="T18"> </text:span><text:span text:style-name="T5">interface</text:span><text:span text:style-name="T18"> </text:span><text:span text:style-name="T31">IRouteSpecification </text:span><text:span text:style-name="T16">{}</text:span></text:p>
      <text:p text:style-name="P2"/>
      <text:p text:style-name="P2">y creamos el campo (field) route_specification del tipo IRouteSpecification:</text:p>
      <text:p text:style-name="P2"/>
      <text:p text:style-name="P10"><text:span text:style-name="T4">public</text:span><text:span text:style-name="T16"> </text:span><text:span text:style-name="T4">class</text:span><text:span text:style-name="T16"> </text:span><text:span text:style-name="T40">when_asked_about_its_tracking_identificator</text:span><text:span text:style-name="T16"> : </text:span><text:span text:style-name="T40">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tracking_id();</text:span></text:p>
      <text:p text:style-name="P17"/>
      <text:p text:style-name="P30"><text:span text:style-name="T16"><text:s text:c="4"/></text:span><text:span text:style-name="T30">It</text:span><text:span text:style-name="T16"> should_provide_the_cargo_id = () =&gt; result.ShouldEqual(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TrackingId</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2"/>
      <text:p text:style-name="P2">y con esto finalizamos la BDD_Spec:</text:p>
      <text:p text:style-name="P2"/>
      <text:p text:style-name="P36">When asked about its tracking identificator</text:p>
      <text:p text:style-name="P37">»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0"><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1">NotImplementedException</text:span><text:span text:style-name="T17">();</text:span></text:p>
      <text:p text:style-name="P18"><text:s text:c="4"/>}</text:p>
      <text:p text:style-name="P18">}</text:p>
      <text:p text:style-name="P2"/>
      <text:p text:style-name="P2">Una ultima consecuencia de la reaccion en cadena seria considerar la naturaleza de IRouteSpecification, ya que tal y como la DDD_Intention_Revealing_Interface <text:soft-page-break/>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6">------ Test started: Assembly: dddsample.specs.dll ------</text:p>
      <text:p text:style-name="P41"/>
      <text:p text:style-name="P41">when asked about its tracking identificator</text:p>
      <text:p text:style-name="P41">» should provide the cargo id (FAIL)</text:p>
      <text:p text:style-name="P41"/>
      <text:p text:style-name="P41">Test 'should provide the cargo id'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Specs.cs(49,0): at dddsample.specs.domain.model.cargo.aggregate.Cargo.tracking_id()</text:p>
      <text:p text:style-name="P41"><text:tab/>domain\model\cargo.aggregate\CargoSpecs.cs(20,0): at dddsample.specs.domain.model.cargo.aggregate.when_asked_about_its_tracking_identificator.&lt;.ctor&gt;b__1()</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41">when asked about its tracking identificator</text:p>
      <text:p text:style-name="P37">» should provide the cargo id (FAIL)</text:p>
      <text:p text:style-name="P2"/>
      <text:p text:style-name="P2">Dificil no notar ese (FAIL). Segundo:</text:p>
      <text:p text:style-name="P2"/>
      <text:p text:style-name="P37">Test 'should provide the cargo id' failed:</text:p>
      <text:p text:style-name="P2"/>
      <text:p text:style-name="P2"><text:soft-page-break/>Sin comentarios. Tercero:</text:p>
      <text:p text:style-name="P2"/>
      <text:p text:style-name="P37">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0"><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0"><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p>
      <text:p text:style-name="P30"><text:span text:style-name="T16"><text:s text:c="4"/></text:span><text:span text:style-name="T4">this</text:span><text:span text:style-name="T16">.</text:span><text:span text:style-name="T73">underlying_tracking_id</text:span><text:span text:style-name="T16"> = tracking_id;</text:span></text:p>
      <text:p text:style-name="P17">}</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0"><text:span text:style-name="T30">ITrackingId</text:span><text:span text:style-name="T16"> underlying_tracking_id;</text:span></text:p>
      <text:p text:style-name="P2"/>
      <text:p text:style-name="P2">Una vez hecho esto, devolvemos el dato pedido:</text:p>
      <text:p text:style-name="P2"><text:soft-page-break/></text:p>
      <text:p text:style-name="P10"><text:span text:style-name="T4">public</text:span><text:span text:style-name="T16"> </text:span><text:span text:style-name="T30">ITrackingId</text:span><text:span text:style-name="T16"> tracking_id()</text:span></text:p>
      <text:p text:style-name="P17">{</text:p>
      <text:p text:style-name="P30"><text:span text:style-name="T16"><text:s text:c="4"/></text:span><text:span text:style-name="T4">return</text:span><text:span text:style-name="T16"> </text:span><text:span text:style-name="T4">this</text:span><text:span text:style-name="T16">.underlying_tracking_id;</text:span></text:p>
      <text:p text:style-name="P17">}</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0"><text:span text:style-name="T4">readonly</text:span><text:span text:style-name="T16"> </text:span><text:span text:style-name="T30">ITrackingId</text:span><text:span text:style-name="T16">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6">------ Test started: Assembly: dddsample.specs.dll ------</text:p>
      <text:p text:style-name="P41"/>
      <text:p text:style-name="P41">when asked about its tracking identificator</text:p>
      <text:p text:style-name="P41">» should provide the cargo id</text:p>
      <text:p text:style-name="P41"/>
      <text:p text:style-name="P41"/>
      <text:p text:style-name="P41">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7620231" text:style-name="L14">
        <text:list-item>
          <text:p text:style-name="P55">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5">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5">¿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5"/>
          <text:list>
            <text:list-item>
              <text:p text:style-name="P55">Crear la BDD_Spec</text:p>
            </text:list-item>
            <text:list-item>
              <text:p text:style-name="P55">Diseñar</text:p>
            </text:list-item>
            <text:list-item>
              <text:p text:style-name="P55">Manejar las interacciones entre objetos y</text:p>
            </text:list-item>
            <text:list-item>
              <text:p text:style-name="P55">Finalmente implementar</text:p>
            </text:list-item>
          </text:list>
          <text:p text:style-name="P55"/>
          <text:p text:style-name="P55">desaparece y lo mas curioso es que pasas a sentir algo parecido cuando te encuentras con codigo fuente que no sigue el paradigma del BDD, o al menos dispone de una suite de tests bien diseñada.</text:p>
        </text:list-item>
        <text:list-item>
          <text:p text:style-name="P55"><text:s/></text:p>
        </text:list-item>
      </text:list>
      <text:p text:style-name="P2"/>
      <text:p text:style-name="P2">NOTA: Mostrar el orden en el que escribimos el codigo ya que va con el flujo de los datos: entra por el constructor, se almacena internamente y finalmente se devuelve via <text:soft-page-break/>return.</text:p>
      <text:p text:style-name="P2">FIN NOTA:</text:p>
      <text:p text:style-name="P2"/>
      <text:p text:style-name="P2">Y con esto finalizamos el ciclo de la primera BDD_Spec:</text:p>
      <text:p text:style-name="P2"/>
      <text:p text:style-name="P41">When asked about its tracking identificator</text:p>
      <text:p text:style-name="P37">»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0"><text:span text:style-name="T4">namespace</text:span><text:span text:style-name="T16">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29"><text:span text:style-name="T5">using</text:span><text:span text:style-name="T18"> System;</text:span></text:p>
      <text:p text:style-name="P30"><text:span text:style-name="T4">using</text:span><text:span text:style-name="T16"> dddsample.domain.shared;</text:span></text:p>
      <text:p text:style-name="P30"><text:span text:style-name="T4">using</text:span><text:span text:style-name="T16"> Machine.Specifications;</text:span></text:p>
      <text:p text:style-name="P30"><text:span text:style-name="T4">using</text:span><text:span text:style-name="T16"> Machine.Specifications.DevelopWithPassion.Rhino;</text:span></text:p>
      <text:p text:style-name="P11"><text:span text:style-name="T4">using</text:span><text:span text:style-name="T16"> Rhino.Mocks;</text:span></text:p>
      <text:p text:style-name="P2"/>
      <text:p text:style-name="P2">Todos han sido utilizados en esta primera BDD_Spec, excepto:</text:p>
      <text:p text:style-name="P2"/>
      <text:p text:style-name="P11"><text:span text:style-name="T4">using</text:span><text:span text:style-name="T16">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11"><text:span text:style-name="T4">namespace</text:span><text:span text:style-name="T16">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11"><text:span text:style-name="T4">using</text:span><text:span text:style-name="T16">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52">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6">1 passed, 0 failed, 0 skipped, took 0,65 seconds (Machine.Specifications 0.3.0).</text:p>
      <text:p text:style-name="P2"/>
      <text:p text:style-name="P2">todo ha ido bien.</text:p>
      <text:p text:style-name="P2"/>
      <text:p text:style-name="P2">La siguente refactorizacion seria crear un fichero para cada clase e interface creada, de forma que podamos moverlos fisicamente a su sitio. Esto afectaria a:</text:p>
      <text:p text:style-name="P2"><text:soft-page-break/></text:p>
      <text:list xml:id="list37608397" text:style-name="L15">
        <text:list-item>
          <text:p text:style-name="P56">ICargo</text:p>
        </text:list-item>
        <text:list-item>
          <text:p text:style-name="P56">Cargo</text:p>
        </text:list-item>
        <text:list-item>
          <text:p text:style-name="P56">ITrackingId</text:p>
        </text:list-item>
        <text:list-item>
          <text:p text:style-name="P56">IRouteSpecification</text:p>
        </text:list-item>
      </text:list>
      <text:p text:style-name="P2"/>
      <text:p text:style-name="P2">De nuevo, gracias a JetBrains Resharper, es una tarea trivial.</text:p>
      <text:p text:style-name="P2"/>
      <text:p text:style-name="P2">Corremos los test de nuevo y comprobamos que seguimos con la luz verde.</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P2">Ahora parece un buen momento para identificar el "mantra" del TDD " RED - GREEN - REFACTOR" con lo que acabamos de hacer:</text:p>
      <text:p text:style-name="P2"/>
      <text:p text:style-name="Standard"><text:span text:style-name="T6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65">odo el grueso del mensaje</text:span><text:span text:style-name="T62">" que "</text:span><text:span text:style-name="T65">carece de relevancia para nosotros</text:span><text:span text:style-name="T62">", nos encontramos con:</text:span></text:p>
      <text:p text:style-name="P2"/>
      <text:p text:style-name="P41">Test 'should provide the cargo id' failed:</text:p>
      <text:p text:style-name="P37"><text:tab/>System.Reflection.TargetInvocationException: Exception has been thrown by the target of an invocation. ---&gt; System.NotImplementedException: The method or operation is not implemented.</text:p>
      <text:p text:style-name="P2"/>
      <text:p text:style-name="P2">Y mas en concreto con:</text:p>
      <text:p text:style-name="P2"/>
      <text:p text:style-name="P37">System.NotImplementedException: The method or operation is not implemented.</text:p>
      <text:p text:style-name="P2"/>
      <text:p text:style-name="P2">Ahi tenemos nuestro RED.</text:p>
      <text:p text:style-name="P2"/>
      <text:p text:style-name="P2">GREEN: Esta es facil, cuando pasamos el test con aquel:</text:p>
      <text:p text:style-name="P2"/>
      <text:p text:style-name="P37">1 passed, 0 failed, 0 skipped, took 0,88 seconds (Machine.Specifications 0.3.0).</text:p>
      <text:p text:style-name="P2"/>
      <text:p text:style-name="P2"><text:s/></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4">BDD_Spec: When asked about its route specification<text:span text:style-name="T70">:</text:span></text:p>
      <text:p text:style-name="P3"/>
      <text:p text:style-name="P3">Tal y como hicimos en la BDD_Spec anterior, empezamos por definir la Spec en texto:</text:p>
      <text:p text:style-name="P3"/>
      <text:p text:style-name="P41">When asked about its route specification</text:p>
      <text:p text:style-name="P39">» It should provide the route specification</text:p>
      <text:p text:style-name="P3"/>
      <text:p text:style-name="P3"><text:soft-page-break/>y luego en codigo:</text:p>
      <text:p text:style-name="P3"/>
      <text:p text:style-name="P14"><text:span text:style-name="T9">public</text:span><text:span text:style-name="T21"> </text:span><text:span text:style-name="T9">class</text:span><text:span text:style-name="T21"> </text:span><text:span text:style-name="T44">when_asked_about_its_route_specification</text:span><text:span text:style-name="T21"> : </text:span><text:span text:style-name="T44">concern_for_cargo</text:span></text:p>
      <text:p text:style-name="P17">{</text:p>
      <text:p text:style-name="P30"><text:span text:style-name="T16"><text:s text:c="4"/></text:span><text:span text:style-name="T30">It</text:span><text:span text:style-name="T16"> should_provide_the_route_specification = () =&gt; </text:span></text:p>
      <text:p text:style-name="P30"><text:span text:style-name="T16"><text:s text:c="7"/></text:span><text:span text:style-name="T73">result</text:span><text:span text:style-name="T16">.ShouldEqual(</text:span><text:span text:style-name="T73">route_specification</text:span><text:span text:style-name="T16">);</text:span></text:p>
      <text:p text:style-name="P17">}</text:p>
      <text:p text:style-name="P3"/>
      <text:p text:style-name="P3">nuestro primer objetivo es arreglar el codigo de color rojo, por lo tanto, basta con que definamos dos campos (fields):</text:p>
      <text:p text:style-name="P3"/>
      <text:p text:style-name="P14"><text:span text:style-name="T9">public</text:span><text:span text:style-name="T21"> </text:span><text:span text:style-name="T9">class</text:span><text:span text:style-name="T21"> </text:span><text:span text:style-name="T44">when_asked_about_its_route_specification</text:span><text:span text:style-name="T21"> : </text:span><text:span text:style-name="T44">concern_for_cargo</text:span></text:p>
      <text:p text:style-name="P17">{</text:p>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Esta claro cual es el objetivo, asi que vamos con el bloque BECAUSE:</text:p>
      <text:p text:style-name="P3"/>
      <text:p text:style-name="P14"><text:span text:style-name="T9">public</text:span><text:span text:style-name="T21"> </text:span><text:span text:style-name="T9">class</text:span><text:span text:style-name="T21"> </text:span><text:span text:style-name="T44">when_asked_about_its_route_specification</text:span><text:span text:style-name="T21"> : </text:span><text:span text:style-name="T44">concern_for_cargo</text:span></text:p>
      <text:p text:style-name="P17">{</text:p>
      <text:p text:style-name="P30"><text:span text:style-name="T16"><text:s text:c="4"/></text:span><text:span text:style-name="T30">Because</text:span><text:span text:style-name="T16"> of = () =&gt; result = sut.</text:span><text:span text:style-name="T73">route_specification</text:span><text:span text:style-name="T16">();</text:span></text:p>
      <text:p text:style-name="P17"/>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Para poder arreglar el codigo de color rojo, necesitamos añadir un nuevo metodo a la interface ICargo, y a continuacion implementar su esqueleto (devolviendo un excepcion) en el DDD_Aggregate_Root Cargo.</text:p>
      <text:p text:style-name="P3"/>
      <text:p text:style-name="P14"><text:span text:style-name="T9">public</text:span><text:span text:style-name="T21"> </text:span><text:span text:style-name="T9">interface</text:span><text:span text:style-name="T21"> </text:span><text:span text:style-name="T34">ICargo</text:span></text:p>
      <text:p text:style-name="P17">{</text:p>
      <text:p text:style-name="P30"><text:span text:style-name="T16"><text:s text:c="4"/></text:span><text:span text:style-name="T30">ITrackingId</text:span><text:span text:style-name="T16"> tracking_id();</text:span></text:p>
      <text:p text:style-name="P30"><text:span text:style-name="T16"><text:s text:c="4"/></text:span><text:span text:style-name="T30">IRouteSpecification</text:span><text:span text:style-name="T16"> route_specification();</text:span></text:p>
      <text:p text:style-name="P17">}</text:p>
      <text:p text:style-name="P3"/>
      <text:p text:style-name="P3"/>
      <text:p text:style-name="P14"><text:span text:style-name="T9">public</text:span><text:span text:style-name="T21"> </text:span><text:span text:style-name="T9">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text:soft-page-break/></text:p>
      <text:p text:style-name="P30"><text:span text:style-name="T17"><text:s text:c="4"/></text:span><text:span text:style-name="T7">public</text:span><text:span text:style-name="T17"> </text:span><text:span text:style-name="T33">IRouteSpecification</text:span><text:span text:style-name="T17"> route_specification()</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1">NotImplementedException</text:span><text:span text:style-name="T17">();</text:span></text:p>
      <text:p text:style-name="P18"><text:s text:c="4"/>}</text:p>
      <text:p text:style-name="P18">}</text:p>
      <text:p text:style-name="P3"/>
      <text:p text:style-name="P3">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3"/>
      <text:p text:style-name="P4">INTERLUDIO – VOLANDO SOBRE EL TECLADO CON RESHARPER<text:span text:style-name="T70">:</text:span></text:p>
      <text:p text:style-name="P3"/>
      <text:p text:style-name="P3">Voy a detallar cual es el flujo de trabajo de esta ultima adicion de codigo:</text:p>
      <text:p text:style-name="P3"/>
      <text:p text:style-name="P3">Partimos de </text:p>
      <text:p text:style-name="P3"/>
      <text:p text:style-name="P14"><text:span text:style-name="T9">public</text:span><text:span text:style-name="T21"> </text:span><text:span text:style-name="T9">class</text:span><text:span text:style-name="T21"> </text:span><text:span text:style-name="T44">when_asked_about_its_route_specification</text:span><text:span text:style-name="T21"> : </text:span><text:span text:style-name="T44">concern_for_cargo</text:span></text:p>
      <text:p text:style-name="P17">{</text:p>
      <text:p text:style-name="P30"><text:span text:style-name="T16"><text:s text:c="4"/></text:span><text:span text:style-name="T30">Because</text:span><text:span text:style-name="T16"> of = () =&gt; result = sut.</text:span><text:span text:style-name="T73">route_specification</text:span><text:span text:style-name="T16">();</text:span></text:p>
      <text:p text:style-name="P17"><text:s text:c="4"/>(....)</text:p>
      <text:p text:style-name="P17">}</text:p>
      <text:p text:style-name="P21"/>
      <text:p text:style-name="P3"/>
      <text:p text:style-name="P3">Para situarnos al comienzo codigo de color rojo, jugamos con:</text:p>
      <text:p text:style-name="P3"/>
      <text:p text:style-name="P3">ALT + F12: Nos lleva a "Next Error" (es el que usamos en este caso)</text:p>
      <text:p text:style-name="P3">SHIFT ALT + F12: Nos lleva a "Previous Error"</text:p>
      <text:p text:style-name="P3"/>
      <text:p text:style-name="P3">hasta situarnos donde queremos (como solo hay un error en nuestro fichero, justo al probar con cualquiera de las dos opciones conseguimos lo que buscamos).</text:p>
      <text:p text:style-name="P3"/>
      <text:p text:style-name="P3">A continuacion:</text:p>
      <text:p text:style-name="P3"/>
      <text:p text:style-name="P3">ALT + ENTER: Nos permite abrir las sugerencias ("View Action List").</text:p>
      <text:p text:style-name="P3"/>
      <text:p text:style-name="P3">Una vez abierta la "View Action List", nos situan en un menu desplegable con la siguiente opcion ya preseleccionada: "Create method ICargo.route_specification". Pulsamos:</text:p>
      <text:p text:style-name="P3"/>
      <text:p text:style-name="P3">ENTER: Para confirmar la seleccion.</text:p>
      <text:p text:style-name="P3"/>
      <text:p text:style-name="P3">El ReSharper nos lleva entonces a la interface ICargo y ha escrito por nosotros:</text:p>
      <text:p text:style-name="P3"/>
      <text:p text:style-name="P14"><text:span text:style-name="T34">IRouteSpecification</text:span><text:span text:style-name="T21"> route_specification();</text:span></text:p>
      <text:p text:style-name="P3"/>
      <text:p text:style-name="P3">permitiendonos modificar el tipo devuelto por la interface. Como es el correcto, pulsamos:</text:p>
      <text:p text:style-name="P3"/>
      <text:p text:style-name="P3">ENTER: Para confirmar el tipo devuelto.</text:p>
      <text:p text:style-name="P3"/>
      <text:p text:style-name="P3">A Continuacion si vovlvemos a abrir la "View Action List":</text:p>
      <text:p text:style-name="P3"/>
      <text:p text:style-name="P3">ALT + ENTER: Para abrir la "View Action List".</text:p>
      <text:p text:style-name="P3"/>
      <text:p text:style-name="P3">Nos encontramos con una unica sugerencia ya preseleccionada, "Implement member in derived classes", y, ¡oh casualidad!, eso es justo lo que queremos hacer, asi que:</text:p>
      <text:p text:style-name="P3"/>
      <text:p text:style-name="P3">ENTER: Para confirmar la seleccion.</text:p>
      <text:p text:style-name="P3"/>
      <text:p text:style-name="P3">Esto nos llevaria a la clase Cargo, donde escribe por nosotros:</text:p>
      <text:p text:style-name="P3"/>
      <text:p text:style-name="P14"><text:soft-page-break/><text:span text:style-name="T9">public</text:span><text:span text:style-name="T21"> </text:span><text:span text:style-name="T34">IRouteSpecification</text:span><text:span text:style-name="T21"> route_specification()</text:span></text:p>
      <text:p text:style-name="P17">{</text:p>
      <text:p text:style-name="P30"><text:span text:style-name="T16"><text:s text:c="4"/></text:span><text:span text:style-name="T4">throw</text:span><text:span text:style-name="T16"> </text:span><text:span text:style-name="T4">new</text:span><text:span text:style-name="T16"> </text:span><text:span text:style-name="T51">NotImplementedException</text:span><text:span text:style-name="T17">();</text:span></text:p>
      <text:p text:style-name="P18">}</text:p>
      <text:p text:style-name="P3"/>
      <text:p text:style-name="P3">Y ahora necesitamos volver a CargoSpec, y para ello tenemos dos opciones:</text:p>
      <text:p text:style-name="P3"/>
      <text:p text:style-name="P3">A: CTRL + E: Abre el menu "Recent Files". </text:p>
      <text:p text:style-name="P3">Pulsamos DOWN ARROW y ENTER para saltar a CargoSpec.</text:p>
      <text:p text:style-name="P3"/>
      <text:p text:style-name="P3">B: SHIFT + CTRL + N: Abre el menu "Enter file name".</text:p>
      <text:p text:style-name="P4"><text:span text:style-name="T70">En el menu tecleamos en mayusculas las iniciales mayusculas de </text:span>C<text:span text:style-name="T70">argo</text:span>S<text:span text:style-name="T70">pecs, es decir CS, y a continuacion ENTER para confirmar.</text:span></text:p>
      <text:p text:style-name="P3"/>
      <text:p text:style-name="P3">Ya estamos de vuelta y todo el codigo ha sido escrito por nosotros sin ni siquiera tener que tocar el raton.</text:p>
      <text:p text:style-name="P3"/>
      <text:p text:style-name="P3">Vamos a recapitular, ya que este tipo de flujos son los que te permitiran "volar" con el teclado y programar a una velocidad adecuada.</text:p>
      <text:p text:style-name="P3"/>
      <text:p text:style-name="P3">ALT + F12</text:p>
      <text:p text:style-name="P3">ALT + ENTER</text:p>
      <text:p text:style-name="P3">ENTER</text:p>
      <text:p text:style-name="P3">ENTER</text:p>
      <text:p text:style-name="P3">ALT + ENTER</text:p>
      <text:p text:style-name="P3">ENTER</text:p>
      <text:p text:style-name="P3"/>
      <text:p text:style-name="P3">y para volver a CargoSpecs:</text:p>
      <text:p text:style-name="P3"/>
      <text:p text:style-name="P3">CTRL + E</text:p>
      <text:p text:style-name="P3">DOWN ARROW</text:p>
      <text:p text:style-name="P3">ENTER</text:p>
      <text:p text:style-name="P3"/>
      <text:p text:style-name="P3">Ya esta. Que la magia del Resharper vaya contigo.</text:p>
      <text:p text:style-name="P3"/>
      <text:p text:style-name="P3">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3"/>
      <text:p text:style-name="P3">...y si, es un emulador de Vim.</text:p>
      <text:p text:style-name="P3"/>
      <text:p text:style-name="P3">La razon, no es otra que poder navegar mejor por el codigo. Hay unas cuantos videos por internet y el resultado es asombroso.</text:p>
      <text:p text:style-name="P3"/>
      <text:p text:style-name="P3">Sea como fuere, es de capital importancia, aprender este tipo de flujos que te permiten ahorrar mucho tiempo en tareas tediosas.</text:p>
      <text:p text:style-name="P3"/>
      <text:p text:style-name="P3">FIN INTERLUDIO</text:p>
      <text:p text:style-name="P3"/>
      <text:p text:style-name="P3">Es interesante volver a reseñar que esto ultimo que acabamos de hacer, es un acto de diseño. Diseñamos cuando escribimos aun en color rojo:</text:p>
      <text:p text:style-name="P3"/>
      <text:p text:style-name="P15"><text:span text:style-name="T21">sut.</text:span><text:span text:style-name="T74">route_specification</text:span><text:span text:style-name="T21">();</text:span></text:p>
      <text:p text:style-name="P3"/>
      <text:p text:style-name="P3">y cuando implementamos ese metodo en su interface y en sus clases derivadas.</text:p>
      <text:p text:style-name="P3"/>
      <text:p text:style-name="P3">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3"/>
      <text:p text:style-name="P14"><text:soft-page-break/><text:span text:style-name="T9">public</text:span><text:span text:style-name="T21"> </text:span><text:span text:style-name="T9">class</text:span><text:span text:style-name="T21"> </text:span><text:span text:style-name="T44">when_asked_about_its_route_specification</text:span><text:span text:style-name="T21"> : </text:span><text:span text:style-name="T44">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ext:span><text:span text:style-name="T73">tracking_id</text:span><text:span text:style-name="T16">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route_specification();</text:span></text:p>
      <text:p text:style-name="P17"/>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Igual que la vez anterior, solucionamos el codigo de color rojo simplemente con un campo (field) que lo defina. Por lo tanto nuestra BDD_Spec final es:</text:p>
      <text:p text:style-name="P3"/>
      <text:p text:style-name="P14"><text:span text:style-name="T9">public</text:span><text:span text:style-name="T21"> </text:span><text:span text:style-name="T9">class</text:span><text:span text:style-name="T21"> </text:span><text:span text:style-name="T44">when_asked_about_its_route_specification</text:span><text:span text:style-name="T21"> : </text:span><text:span text:style-name="T44">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text:s text:c="4"/>};</text:p>
      <text:p text:style-name="P17"/>
      <text:p text:style-name="P30"><text:span text:style-name="T16"><text:s text:c="4"/></text:span><text:span text:style-name="T30">Because</text:span><text:span text:style-name="T16"> of = () =&gt; result = sut.route_specification();</text:span></text:p>
      <text:p text:style-name="P17"/>
      <text:p text:style-name="P30"><text:span text:style-name="T16"><text:s text:c="4"/></text:span><text:span text:style-name="T30">It</text:span><text:span text:style-name="T16"> should_provide_the_route_specification = () =&gt; </text:span></text:p>
      <text:p text:style-name="P17"><text:s text:c="7"/>result.ShouldEqual(route_specification);</text:p>
      <text:p text:style-name="P17"/>
      <text:p text:style-name="P30"><text:span text:style-name="T16"><text:s text:c="4"/></text:span><text:span text:style-name="T4">static</text:span><text:span text:style-name="T16"> </text:span><text:span text:style-name="T30">IRouteSpecifi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30"><text:span text:style-name="T16"><text:s text:c="4"/></text:span><text:span text:style-name="T4">static</text:span><text:span text:style-name="T16"> </text:span><text:span text:style-name="T30">ITrackingId</text:span><text:span text:style-name="T16"> tracking_id;</text:span></text:p>
      <text:p text:style-name="P17">}</text:p>
      <text:p text:style-name="P3"/>
      <text:p text:style-name="P3">Ejecutamos la BDD_Spec a traves de TestDriven.NET (en nuestro caso), para confirmar que efectivamente el test falla y nos da un error de "No Implementado":</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 (FAIL)</text:p>
      <text:p text:style-name="P41"/>
      <text:p text:style-name="P41"/>
      <text:p text:style-name="P41">Test 'should provide the route specifi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27,0): at dddsample.domain.model.cargo.aggregate.Cargo.route_specification()</text:p>
      <text:p text:style-name="P41"><text:tab/>domain\model\cargo.aggregate\CargoSpecs.cs(36,0): at dddsample.specs.domain.model.cargo.aggregate.when_asked_about_its_route_specification.&lt;.ctor&gt;b__1()</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soft-page-break/><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1 passed, 1 failed, 0 skipped, took 2,03 seconds (Machine.Specifications 0.3.0).</text:p>
      <text:p text:style-name="P3"/>
      <text:p text:style-name="P3">Y efectivamente obtenemos nuestro fallo.</text:p>
      <text:p text:style-name="P3"/>
      <text:p text:style-name="P3">Ahora necesitamos implementar el codigo del DDD_Aggregate_Root que nos permiter pasar el test (y ojo, que no rompa el que ya funciona).</text:p>
      <text:p text:style-name="P3"/>
      <text:p text:style-name="P3">De manera equivalente a lo que hicimos para la anterior BDD_Spec:</text:p>
      <text:p text:style-name="P3"/>
      <text:p text:style-name="P14"><text:span text:style-name="T9">public</text:span><text:span text:style-name="T21"> </text:span><text:span text:style-name="T9">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17"><text:s text:c="4"/>{</text:p>
      <text:p text:style-name="P30"><text:span text:style-name="T16"><text:s text:c="8"/></text:span><text:span text:style-name="T4">readonly</text:span><text:span text:style-name="T16"> </text:span><text:span text:style-name="T30">ITrackingId</text:span><text:span text:style-name="T16"> underlying_tracking_id;</text:span></text:p>
      <text:p text:style-name="P30"><text:span text:style-name="T16"><text:s text:c="8"/></text:span><text:span text:style-name="T4">readonly</text:span><text:span text:style-name="T16"> </text:span><text:span text:style-name="T30">IRouteSpecification</text:span><text:span text:style-name="T16"> underlying_route_specification;</text:span></text:p>
      <text:p text:style-name="P17"/>
      <text:p text:style-name="P30"><text:span text:style-name="T16"><text:s text:c="8"/></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8"/>{</text:p>
      <text:p text:style-name="P30"><text:span text:style-name="T16"><text:s text:c="12"/></text:span><text:span text:style-name="T4">this</text:span><text:span text:style-name="T16">.underlying_tracking_id = tracking_id;</text:span></text:p>
      <text:p text:style-name="P30"><text:span text:style-name="T16"><text:s text:c="12"/></text:span><text:span text:style-name="T4">this</text:span><text:span text:style-name="T16">.underlying_route_specification = route_specification;</text:span></text:p>
      <text:p text:style-name="P17"><text:s text:c="8"/>}</text:p>
      <text:p text:style-name="P17"/>
      <text:p text:style-name="P30"><text:span text:style-name="T16"><text:s text:c="8"/></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8"/>{</text:p>
      <text:p text:style-name="P30"><text:span text:style-name="T16"><text:s text:c="12"/></text:span><text:span text:style-name="T4">throw</text:span><text:span text:style-name="T16"> </text:span><text:span text:style-name="T4">new</text:span><text:span text:style-name="T16"> </text:span><text:span text:style-name="T51">NotImplementedException</text:span><text:span text:style-name="T17">();</text:span></text:p>
      <text:p text:style-name="P18"><text:s text:c="8"/>}</text:p>
      <text:p text:style-name="P18"/>
      <text:p text:style-name="P30"><text:span text:style-name="T17"><text:s text:c="8"/></text:span><text:span text:style-name="T7">public</text:span><text:span text:style-name="T17"> </text:span><text:span text:style-name="T33">ITrackingId</text:span><text:span text:style-name="T17"> tracking_id()</text:span></text:p>
      <text:p text:style-name="P18"><text:s text:c="8"/>{</text:p>
      <text:p text:style-name="P30"><text:span text:style-name="T17"><text:s text:c="12"/></text:span><text:span text:style-name="T7">return</text:span><text:span text:style-name="T17"> </text:span><text:span text:style-name="T7">this</text:span><text:span text:style-name="T17">.underlying_tracking_id;</text:span></text:p>
      <text:p text:style-name="P18"><text:s text:c="8"/>}</text:p>
      <text:p text:style-name="P18"/>
      <text:p text:style-name="P30"><text:span text:style-name="T17"><text:s text:c="8"/></text:span><text:span text:style-name="T7">public</text:span><text:span text:style-name="T17"> </text:span><text:span text:style-name="T33">IRouteSpecification</text:span><text:span text:style-name="T17"> route_specification()</text:span></text:p>
      <text:p text:style-name="P18"><text:s text:c="8"/>{</text:p>
      <text:p text:style-name="P30"><text:span text:style-name="T17"><text:s text:c="12"/></text:span><text:span text:style-name="T7">return</text:span><text:span text:style-name="T17"> </text:span><text:span text:style-name="T7">this</text:span><text:span text:style-name="T17">.underlying_route_specification;</text:span></text:p>
      <text:p text:style-name="P18"><text:s text:c="8"/>}</text:p>
      <text:p text:style-name="P18"><text:s text:c="4"/>}</text:p>
      <text:p text:style-name="P3"/>
      <text:p text:style-name="P3">Vemos que por fin hemos completado el codigo del constructor. Pero no cantemos victoria antes de tiempo. Necesitamos lanzar nuestra BDD_Spec para confirmar que el test pasa.</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text:soft-page-break/></text:p>
      <text:p text:style-name="P41"/>
      <text:p text:style-name="P41">2 passed, 0 failed, 0 skipped, took 0,59 seconds (Machine.Specifications 0.3.0).</text:p>
      <text:p text:style-name="P3"/>
      <text:p text:style-name="P3">No ha habido sorpresas de ultima hora. Ya tenemos dos BDD_Specs implementadas.</text:p>
      <text:p text:style-name="P3"/>
      <text:p text:style-name="P3">Ya estamos listos para enviar nuestro codigo a github. Vamos a obviar esta parte <text:s/>ya que es siempre igual. Si tienes dudas revisa la BDD_Spec anterior.</text:p>
      <text:p text:style-name="P3"/>
      <text:p text:style-name="P4">BDD_Spec: When asked about its origin location<text:span text:style-name="T70">:</text:span></text:p>
      <text:p text:style-name="P3"/>
      <text:p text:style-name="P3">Esta BDD_Spec es mas interesante, ya que vamos a tener dos bloques IT, ademas de otros sustos.</text:p>
      <text:p text:style-name="P3"/>
      <text:p text:style-name="P41">When asked about its origin location</text:p>
      <text:p text:style-name="P41">» It should provide the origin location</text:p>
      <text:p text:style-name="P39">» It should leverage the route specification</text:p>
      <text:p text:style-name="P3"/>
      <text:p text:style-name="P3">En codigo:</text:p>
      <text:p text:style-name="P3"/>
      <text:p text:style-name="P12"><text:span text:style-name="T4">public</text:span><text:span text:style-name="T16"> </text:span><text:span text:style-name="T4">class</text:span><text:span text:style-name="T16"> </text:span><text:span text:style-name="T40">when_asked_about_its_origin_location</text:span><text:span text:style-name="T16"> : </text:span><text:span text:style-name="T40">concern_for_cargo</text:span></text:p>
      <text:p text:style-name="P17">{</text:p>
      <text:p text:style-name="P30"><text:span text:style-name="T16"><text:s text:c="4"/></text:span><text:span text:style-name="T30">It</text:span><text:span text:style-name="T16"> should_provide_the_origin_location = () =&gt; </text:span></text:p>
      <text:p text:style-name="P30"><text:span text:style-name="T16"><text:s text:c="7"/></text:span><text:span text:style-name="T73">result</text:span><text:span text:style-name="T16">.ShouldEqual(</text:span><text:span text:style-name="T73">the_origin_location</text:span><text:span text:style-name="T16">);</text:span></text:p>
      <text:p text:style-name="P17"/>
      <text:p text:style-name="P30"><text:span text:style-name="T16"><text:s text:c="4"/></text:span><text:span text:style-name="T30">It</text:span><text:span text:style-name="T16"> should_leverage_the_route_specification = () =&gt; </text:span></text:p>
      <text:p text:style-name="P30"><text:span text:style-name="T16"><text:s text:c="7"/></text:span><text:span text:style-name="T73">route_specification</text:span><text:span text:style-name="T16">.received(x =&gt; x.</text:span><text:span text:style-name="T73">origin</text:span><text:span text:style-name="T16">());</text:span></text:p>
      <text:p text:style-name="P17"><text:s text:c="4"/>}</text:p>
      <text:p text:style-name="P3"/>
      <text:p text:style-name="P3">A por el codigo rojo. Esta vez la reaccion en cadena es un poco mas profunda:</text:p>
      <text:p text:style-name="P3"/>
      <text:p text:style-name="P12"><text:span text:style-name="T4">public</text:span><text:span text:style-name="T16"> </text:span><text:span text:style-name="T4">class</text:span><text:span text:style-name="T16"> </text:span><text:span text:style-name="T40">when_asked_about_its_origin_location</text:span><text:span text:style-name="T16"> : </text:span><text:span text:style-name="T40">concern_for_cargo</text:span></text:p>
      <text:p text:style-name="P17">{</text:p>
      <text:p text:style-name="P30"><text:span text:style-name="T16"><text:s text:c="4"/></text:span><text:span text:style-name="T30">It</text:span><text:span text:style-name="T16"> should_provide_the_origin_location = () =&gt; </text:span></text:p>
      <text:p text:style-name="P30"><text:span text:style-name="T16"><text:s text:c="7"/>result.</text:span><text:span text:style-name="T73">ShouldEqual</text:span><text:span text:style-name="T16">(the_origin_location);</text:span></text:p>
      <text:p text:style-name="P17"/>
      <text:p text:style-name="P30"><text:span text:style-name="T16"><text:s text:c="4"/></text:span><text:span text:style-name="T30">It</text:span><text:span text:style-name="T16"> should_leverage_the_route_specification = () =&gt; </text:span></text:p>
      <text:p text:style-name="P17"><text:s text:c="7"/>route_specification.received(x =&gt; x.origin());</text:p>
      <text:p text:style-name="P17"/>
      <text:p text:style-name="P30"><text:span text:style-name="T16"><text:s text:c="4"/></text:span><text:span text:style-name="T4">static</text:span><text:span text:style-name="T16"> </text:span><text:span text:style-name="T73">ILocation</text:span><text:span text:style-name="T16"> the_origin_location;</text:span></text:p>
      <text:p text:style-name="P30"><text:span text:style-name="T16"><text:s text:c="4"/></text:span><text:span text:style-name="T4">static</text:span><text:span text:style-name="T16"> </text:span><text:span text:style-name="T73">ILo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Ademas, para poder solucionar la parte relativa a x.origin(), hemos tenido que hacer:</text:p>
      <text:p text:style-name="P3"/>
      <text:p text:style-name="P12"><text:span text:style-name="T4">public</text:span><text:span text:style-name="T16"> </text:span><text:span text:style-name="T4">interface</text:span><text:span text:style-name="T16"> </text:span><text:span text:style-name="T30">IRouteSpecification</text:span></text:p>
      <text:p text:style-name="P17">{</text:p>
      <text:p text:style-name="P30"><text:span text:style-name="T16"><text:s text:c="4"/></text:span><text:span text:style-name="T73">ILocation</text:span><text:span text:style-name="T16"> origin();</text:span></text:p>
      <text:p text:style-name="P17">}</text:p>
      <text:p text:style-name="P3"/>
      <text:p text:style-name="P3">El codigo grita la necesidad de:</text:p>
      <text:p text:style-name="P3"/>
      <text:p text:style-name="P8"><text:span text:style-name="T6">public</text:span><text:span text:style-name="T19"> </text:span><text:span text:style-name="T6">interface</text:span><text:span text:style-name="T19"> </text:span><text:span text:style-name="T32">ILocation </text:span><text:span text:style-name="T16">{}</text:span></text:p>
      <text:p text:style-name="P3"/>
      <text:p text:style-name="P3">que situamos inmediatamente en su fichero correspondiente y en su namespace adecuado:</text:p>
      <text:p text:style-name="P3"/>
      <text:p text:style-name="P12"><text:span text:style-name="T4">namespace</text:span><text:span text:style-name="T16"> dddsample.domain.model.cargo.aggregate</text:span></text:p>
      <text:p text:style-name="P17">{</text:p>
      <text:p text:style-name="P30"><text:span text:style-name="T16"><text:s text:c="4"/></text:span><text:span text:style-name="T4">public</text:span><text:span text:style-name="T16"> </text:span><text:span text:style-name="T4">interface</text:span><text:span text:style-name="T16"> </text:span><text:span text:style-name="T30">ILocation </text:span><text:span text:style-name="T16">{}</text:span></text:p>
      <text:p text:style-name="P17">}</text:p>
      <text:p text:style-name="P3"/>
      <text:p text:style-name="P3"><text:soft-page-break/>Con esto arreglamos todo el codigo rojo.</text:p>
      <text:p text:style-name="P3"/>
      <text:p text:style-name="P3">Continuamos con la causa que va a provocar que todo esto ocurra (bloque BECAUSE), nuestro diseño:</text:p>
      <text:p text:style-name="P3"/>
      <text:p text:style-name="P12"><text:span text:style-name="T4">public</text:span><text:span text:style-name="T16"> </text:span><text:span text:style-name="T4">class</text:span><text:span text:style-name="T16"> </text:span><text:span text:style-name="T40">when_asked_about_its_origin_location</text:span><text:span text:style-name="T16"> : </text:span><text:span text:style-name="T40">concern_for_cargo</text:span></text:p>
      <text:p text:style-name="P17">{</text:p>
      <text:p text:style-name="P30"><text:span text:style-name="T16"><text:s text:c="4"/></text:span><text:span text:style-name="T30">Because</text:span><text:span text:style-name="T16"> of = () =&gt; result = sut.</text:span><text:span text:style-name="T73">origin_location</text:span><text:span text:style-name="T16">();</text:span></text:p>
      <text:p text:style-name="P17"/>
      <text:p text:style-name="P30"><text:span text:style-name="T16"><text:s text:c="4"/></text:span><text:span text:style-name="T30">It</text:span><text:span text:style-name="T16"> should_provide_the_origin_location = () =&gt; </text:span></text:p>
      <text:p text:style-name="P17"><text:s text:c="7"/>result.ShouldEqual(the_origin_location);</text:p>
      <text:p text:style-name="P17"/>
      <text:p text:style-name="P30"><text:span text:style-name="T16"><text:s text:c="4"/></text:span><text:span text:style-name="T30">It</text:span><text:span text:style-name="T16"> should_leverage_the_route_specification = () =&gt; </text:span></text:p>
      <text:p text:style-name="P17"><text:s text:c="7"/>route_specification.received(x =&gt; x.origin());</text:p>
      <text:p text:style-name="P17"/>
      <text:p text:style-name="P30"><text:span text:style-name="T16"><text:s text:c="4"/></text:span><text:span text:style-name="T4">static</text:span><text:span text:style-name="T16"> </text:span><text:span text:style-name="T30">ILocation</text:span><text:span text:style-name="T16"> the_origin_location;</text:span></text:p>
      <text:p text:style-name="P30"><text:span text:style-name="T16"><text:s text:c="4"/></text:span><text:span text:style-name="T4">static</text:span><text:span text:style-name="T16"> </text:span><text:span text:style-name="T30">ILo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lo que nos obliga a crear el metodo origin_location() tanto en la interface ICargo como en la clase Cargo (Ver en la BDD_Spec anterio el apartado del Resharper para automatizar el proceso). Resultado:</text:p>
      <text:p text:style-name="P3"/>
      <text:p text:style-name="P12"><text:span text:style-name="T4">public</text:span><text:span text:style-name="T16"> </text:span><text:span text:style-name="T4">interface</text:span><text:span text:style-name="T16"> </text:span><text:span text:style-name="T30">ICargo</text:span></text:p>
      <text:p text:style-name="P17">{</text:p>
      <text:p text:style-name="P30"><text:span text:style-name="T16"><text:s text:c="4"/></text:span><text:span text:style-name="T30">ITrackingId</text:span><text:span text:style-name="T16"> tracking_id();</text:span></text:p>
      <text:p text:style-name="P30"><text:span text:style-name="T16"><text:s text:c="4"/></text:span><text:span text:style-name="T30">IRouteSpecification</text:span><text:span text:style-name="T16"> route_specification();</text:span></text:p>
      <text:p text:style-name="P30"><text:span text:style-name="T16"><text:s text:c="4"/></text:span><text:span text:style-name="T30">ILocation</text:span><text:span text:style-name="T16"> origin_location();</text:span></text:p>
      <text:p text:style-name="P17">}</text:p>
      <text:p text:style-name="P3"/>
      <text:p text:style-name="P12"><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pan text:style-name="T16"><text:s text:c="4"/></text:span><text:span text:style-name="T4">readonly</text:span><text:span text:style-name="T16"> </text:span><text:span text:style-name="T30">IRouteSpecification</text:span><text:span text:style-name="T16"> underlying_route_specifi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
      <text:p text:style-name="P30"><text:span text:style-name="T17"><text:s text:c="4"/></text:span><text:span text:style-name="T7">public</text:span><text:span text:style-name="T17"> </text:span><text:span text:style-name="T33">IRouteSpecification</text:span><text:span text:style-name="T17"> route_specification()</text:span></text:p>
      <text:p text:style-name="P18"><text:s text:c="4"/>{</text:p>
      <text:p text:style-name="P30"><text:span text:style-name="T17"><text:s text:c="8"/></text:span><text:span text:style-name="T7">return</text:span><text:span text:style-name="T17"> </text:span><text:span text:style-name="T7">this</text:span><text:span text:style-name="T17">.underlying_route_specification;</text:span></text:p>
      <text:p text:style-name="P18"><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1">NotImplementedException</text:span><text:span text:style-name="T17">();</text:span></text:p>
      <text:p text:style-name="P18"><text:s text:c="4"/>}</text:p>
      <text:p text:style-name="P18">}</text:p>
      <text:p text:style-name="P3"><text:soft-page-break/></text:p>
      <text:p text:style-name="P3"/>
      <text:p text:style-name="P3">A la hora de establecer el contexto con el bloque ESTABLISH encontramos algunos añadidos (por fin vamos a usar el Rhino.Mocks), como podemos apreciar en la BDD_Spec definitiva:</text:p>
      <text:p text:style-name="P3"/>
      <text:p text:style-name="P12"><text:span text:style-name="T4">public</text:span><text:span text:style-name="T16"> </text:span><text:span text:style-name="T4">class</text:span><text:span text:style-name="T16"> </text:span><text:span text:style-name="T40">when_asked_about_its_origin_location</text:span><text:span text:style-name="T16"> : </text:span><text:span text:style-name="T40">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
      <text:p text:style-name="P30"><text:span text:style-name="T16"><text:s text:c="8"/>the_origin_location = an&lt;</text:span><text:span text:style-name="T30">ILocation</text:span><text:span text:style-name="T16">&gt;();</text:span></text:p>
      <text:p text:style-name="P17"><text:s text:c="8"/>route_specification</text:p>
      <text:p text:style-name="P17"><text:s text:c="12"/>.Stub(x =&gt; x.origin())</text:p>
      <text:p text:style-name="P17"><text:s text:c="12"/>.Return(the_origin_location);</text:p>
      <text:p text:style-name="P17"><text:s text:c="4"/>};</text:p>
      <text:p text:style-name="P17"/>
      <text:p text:style-name="P30"><text:span text:style-name="T16"><text:s text:c="4"/></text:span><text:span text:style-name="T30">Because</text:span><text:span text:style-name="T16"> of = () =&gt; result = sut.origin_location();</text:span></text:p>
      <text:p text:style-name="P17"/>
      <text:p text:style-name="P30"><text:span text:style-name="T16"><text:s text:c="4"/></text:span><text:span text:style-name="T30">It</text:span><text:span text:style-name="T16"> should_provide_the_origin_location = () =&gt; </text:span></text:p>
      <text:p text:style-name="P17"><text:s text:c="7"/>result.ShouldEqual(the_origin_location);</text:p>
      <text:p text:style-name="P17"/>
      <text:p text:style-name="P30"><text:span text:style-name="T16"><text:s text:c="4"/></text:span><text:span text:style-name="T30">It</text:span><text:span text:style-name="T16"> should_leverage_the_route_specification = () =&gt; </text:span></text:p>
      <text:p text:style-name="P17"><text:s text:c="7"/>route_specification.received(x =&gt; x.origin());</text:p>
      <text:p text:style-name="P17"/>
      <text:p text:style-name="P30"><text:span text:style-name="T16"><text:s text:c="4"/></text:span><text:span text:style-name="T4">static</text:span><text:span text:style-name="T16"> </text:span><text:span text:style-name="T30">ILocation</text:span><text:span text:style-name="T16"> the_origin_location;</text:span></text:p>
      <text:p text:style-name="P30"><text:span text:style-name="T16"><text:s text:c="4"/></text:span><text:span text:style-name="T4">static</text:span><text:span text:style-name="T16"> </text:span><text:span text:style-name="T30">ILocation</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30"><text:span text:style-name="T16"><text:s text:c="4"/></text:span><text:span text:style-name="T4">static</text:span><text:span text:style-name="T16"> </text:span><text:span text:style-name="T30">ITrackingId</text:span><text:span text:style-name="T16"> tracking_id;</text:span></text:p>
      <text:p text:style-name="P17">}</text:p>
      <text:p text:style-name="P3"/>
      <text:p text:style-name="P3">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3"/>
      <text:p text:style-name="P17">route_specification</text:p>
      <text:p text:style-name="P17"><text:s text:c="4"/>.Stub(x =&gt; x.origin())</text:p>
      <text:p text:style-name="P21"><text:s text:c="4"/>.Return(the_origin_location);</text:p>
      <text:p text:style-name="P3"/>
      <text:p text:style-name="P3">donde:</text:p>
      <text:p text:style-name="P3"/>
      <text:p text:style-name="P13"><text:span text:style-name="T16">the_origin_location = an&lt;</text:span><text:span text:style-name="T30">ILocation</text:span><text:span text:style-name="T16">&gt;();</text:span></text:p>
      <text:p text:style-name="P3"/>
      <text:p text:style-name="P3">Ahora es el momento de volver a hablar de:</text:p>
      <text:p text:style-name="P3"/>
      <text:p text:style-name="P30"><text:span text:style-name="T30">It</text:span><text:span text:style-name="T16"> should_leverage_the_route_specification = () =&gt; </text:span></text:p>
      <text:p text:style-name="P21"><text:s text:c="3"/>route_specification.received(x =&gt; x.origin());</text:p>
      <text:p text:style-name="P3"/>
      <text:p text:style-name="P3">ya que estamos estableciendo como condicion de que "should leverage the route specification origin" (algo asi como "deberia delegar en route_specification.origin"), que se produzca esa llamada:</text:p>
      <text:p text:style-name="P3"/>
      <text:p text:style-name="P21">route_specification.received(x =&gt; x.origin());</text:p>
      <text:p text:style-name="P3"/>
      <text:p text:style-name="P3">Corremos los dos tests que fallan porque no estan implementados:</text:p>
      <text:p text:style-name="P3"/>
      <text:p text:style-name="P38">------ Test started: Assembly: dddsample.specs.dll ------</text:p>
      <text:p text:style-name="P41"/>
      <text:p text:style-name="P41">when asked about its tracking identificator</text:p>
      <text:p text:style-name="P41">» should provide the cargo id</text:p>
      <text:p text:style-name="P41"><text:soft-page-break/></text:p>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 (FAIL)</text:p>
      <text:p text:style-name="P41">» should leverage the route specification (FAIL)</text:p>
      <text:p text:style-name="P41"/>
      <text:p text:style-name="P41"/>
      <text:p text:style-name="P41">Test 'should provide the origin lo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34,0): at dddsample.domain.model.cargo.aggregate.Cargo.origin_location()</text:p>
      <text:p text:style-name="P41"><text:tab/>domain\model\cargo.aggregate\CargoSpecs.cs(57,0): at dddsample.specs.domain.model.cargo.aggregate.when_asked_about_its_origin_location.&lt;.ctor&gt;b__2()</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tab/>at Machine.Specifications.Utility.RandomExtensionMethods.InvokeAll(IEnumerable`1 becauseActions)</text:p>
      <text:p text:style-name="P41"><text:tab/>at Machine.Specifications.Model.Context.EstablishContext()</text:p>
      <text:p text:style-name="P41"/>
      <text:p text:style-name="P41">Test 'should leverage the route specification' failed:</text:p>
      <text:p text:style-name="P41"><text:tab/>System.Reflection.TargetInvocationException: Exception has been thrown by the target of an invocation. ---&gt; System.NotImplementedException: The method or operation is not implemented.</text:p>
      <text:p text:style-name="P41"><text:tab/>domain\model\cargo.aggregate\Cargo.cs(34,0): at dddsample.domain.model.cargo.aggregate.Cargo.origin_location()</text:p>
      <text:p text:style-name="P41"><text:tab/>domain\model\cargo.aggregate\CargoSpecs.cs(57,0): at dddsample.specs.domain.model.cargo.aggregate.when_asked_about_its_origin_location.&lt;.ctor&gt;b__2()</text:p>
      <text:p text:style-name="P41"><text:tab/> <text:s text:c="2"/>--- End of inner exception stack trace ---</text:p>
      <text:p text:style-name="P41"><text:tab/>at System.RuntimeMethodHandle._InvokeMethodFast(IRuntimeMethodInfo method, Object target, Object[] arguments, SignatureStruct&amp; sig, MethodAttributes methodAttributes, RuntimeType typeOwner)</text:p>
      <text:p text:style-name="P41"><text:tab/>at System.RuntimeMethodHandle.InvokeMethodFast(IRuntimeMethodInfo method, Object target, Object[] arguments, Signature sig, MethodAttributes methodAttributes, RuntimeType typeOwner)</text:p>
      <text:p text:style-name="P41"><text:tab/>at System.Reflection.RuntimeMethodInfo.Invoke(Object obj, BindingFlags invokeAttr, Binder binder, Object[] parameters, CultureInfo culture, Boolean skipVisibilityChecks)</text:p>
      <text:p text:style-name="P41"><text:tab/>at System.Delegate.DynamicInvokeImpl(Object[] args)</text:p>
      <text:p text:style-name="P41"><text:tab/>at System.Delegate.DynamicInvoke(Object[] args)</text:p>
      <text:p text:style-name="P41"><text:tab/>at Machine.Specifications.Utility.RandomExtensionMethods.&lt;InvokeAll&gt;b__1(Delegate item)</text:p>
      <text:p text:style-name="P41"><text:tab/>at Machine.Specifications.Utility.RandomExtensionMethods.Each[T](IEnumerable`1 enumerable, Action`1 action)</text:p>
      <text:p text:style-name="P41"><text:tab/>at Machine.Specifications.Utility.RandomExtensionMethods.InvokeAll(IEnumerable`1 actions)</text:p>
      <text:p text:style-name="P41"><text:soft-page-break/><text:tab/>at Machine.Specifications.Utility.RandomExtensionMethods.InvokeAll(IEnumerable`1 becauseActions)</text:p>
      <text:p text:style-name="P41"><text:tab/>at Machine.Specifications.Model.Context.EstablishContext()</text:p>
      <text:p text:style-name="P41"/>
      <text:p text:style-name="P41">2 passed, 2 failed, 0 skipped, took 2,22 seconds (Machine.Specifications 0.3.0).</text:p>
      <text:p text:style-name="P3"/>
      <text:p text:style-name="P3"/>
      <text:p text:style-name="P3">Vamos primero con el segundo bloque IT:</text:p>
      <text:p text:style-name="P3"/>
      <text:p text:style-name="P30"><text:span text:style-name="T30">It</text:span><text:span text:style-name="T16"> should_leverage_the_route_specification = () =&gt; </text:span></text:p>
      <text:p text:style-name="P21"><text:s text:c="3"/>route_specification.received(x =&gt; x.origin());</text:p>
      <text:p text:style-name="P3"/>
      <text:p text:style-name="P3">Para que pase necesitamos que ocurra lo siguiente (hemos eliminado la parte del codigo que no se refiere a esta BDD_Spec y solo enturbia el argumento):</text:p>
      <text:p text:style-name="P3"/>
      <text:p text:style-name="P12"><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pan text:style-name="T16"><text:s text:c="4"/></text:span><text:span text:style-name="T4">readonly</text:span><text:span text:style-name="T16"> </text:span><text:span text:style-name="T30">IRouteSpecification</text:span><text:span text:style-name="T16"> underlying_route_specification;</text:span></text:p>
      <text:p text:style-name="P17"><text:s text:c="4"/></text:p>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17"><text:s text:c="8"/>route_specification.origin();</text:p>
      <text:p text:style-name="P17"><text:s text:c="4"/>}</text:p>
      <text:p text:style-name="P17"/>
      <text:p text:style-name="P17"><text:s text:c="4"/>(....)</text:p>
      <text:p text:style-name="P17"/>
      <text:p text:style-name="P30"><text:span text:style-name="T16"><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throw</text:span><text:span text:style-name="T17"> </text:span><text:span text:style-name="T7">new</text:span><text:span text:style-name="T17"> </text:span><text:span text:style-name="T51">NotImplementedException</text:span><text:span text:style-name="T17">();</text:span></text:p>
      <text:p text:style-name="P18"><text:s text:c="4"/>}</text:p>
      <text:p text:style-name="P18">}</text:p>
      <text:p text:style-name="P3"/>
      <text:p text:style-name="P3">la parte que hace que el test pase es la del constructor:</text:p>
      <text:p text:style-name="P3"/>
      <text:p text:style-name="P21">route_specification.origin();</text:p>
      <text:p text:style-name="P3"><text:s/></text:p>
      <text:p text:style-name="P3">Con eso solo, deberia pasar, pero no lo hace, ya que, inteligentemente, nos sigue dando el mismo error:</text:p>
      <text:p text:style-name="P3"/>
      <text:p text:style-name="P38">Test 'should leverage the route specification' failed:</text:p>
      <text:p text:style-name="P41"><text:tab/>System.Reflection.TargetInvocationException: Exception has been thrown by the target of an invocation. ---&gt; System.NotImplementedException: The method or operation is not implemented.</text:p>
      <text:p text:style-name="P3"><text:s/></text:p>
      <text:p text:style-name="P3">Y lo curioso es que es cierto. Aunque el requisito se cumple, el metodo invocado en el bloque BECAUSE:</text:p>
      <text:p text:style-name="P3"/>
      <text:p text:style-name="P13"><text:span text:style-name="T30">Because</text:span><text:span text:style-name="T16"> of = () =&gt; result = sut.origin_location();</text:span></text:p>
      <text:p text:style-name="P3"/>
      <text:p text:style-name="P3">sigue lanzando una excepcion:</text:p>
      <text:p text:style-name="P3"/>
      <text:p text:style-name="P30"><text:span text:style-name="T7">public</text:span><text:span text:style-name="T17"> </text:span><text:span text:style-name="T33">ILocation</text:span><text:span text:style-name="T17"> origin_location()</text:span></text:p>
      <text:p text:style-name="P18">{</text:p>
      <text:p text:style-name="P30"><text:span text:style-name="T17"><text:s text:c="4"/></text:span><text:span text:style-name="T7">throw</text:span><text:span text:style-name="T17"> </text:span><text:span text:style-name="T7">new</text:span><text:span text:style-name="T17"> </text:span><text:span text:style-name="T51">NotImplementedException</text:span><text:span text:style-name="T17">();</text:span></text:p>
      <text:p text:style-name="P22">}</text:p>
      <text:p text:style-name="P3"/>
      <text:p text:style-name="P3">¿Y como podemos comprobar que esto que digo es verdad?</text:p>
      <text:p text:style-name="P3"/>
      <text:p text:style-name="P3">Muy facil, necesitamos que origin_location() devuelva un valor valido y no una excepcion, <text:soft-page-break/>pero no tiene porque ser EL valor que buscamos. Es decir:</text:p>
      <text:p text:style-name="P3"/>
      <text:p text:style-name="P12"><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17"><text:s text:c="4"/>(....)</text:p>
      <text:p text:style-name="P17"/>
      <text:p text:style-name="P30"><text:span text:style-name="T16"><text:s text:c="4"/></text:span><text:span text:style-name="T4">readonly</text:span><text:span text:style-name="T16"> </text:span><text:span text:style-name="T30">ILocation</text:span><text:span text:style-name="T16"> any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17"><text:s text:c="8"/>route_specification.origin();</text:p>
      <text:p text:style-name="P17"><text:s text:c="4"/>}</text:p>
      <text:p text:style-name="P17"/>
      <text:p text:style-name="P17"><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return</text:span><text:span text:style-name="T17"> </text:span><text:span text:style-name="T7">this</text:span><text:span text:style-name="T17">.any_origin_location;</text:span></text:p>
      <text:p text:style-name="P18"><text:s text:c="4"/>}</text:p>
      <text:p text:style-name="P18">}</text:p>
      <text:p text:style-name="P3"/>
      <text:p text:style-name="P3"/>
      <text:p text:style-name="P3">Es decir, creamos un Ilocation llamado any_origin_location, al que no le asignamos valor alguno, simplemente no da los medios para "engañar" al metodo origin_location() y proveerle a la salida un tipo valido, evitando tener que lanzar una excepcion:</text:p>
      <text:p text:style-name="P3"/>
      <text:p text:style-name="P30"><text:span text:style-name="T7">public</text:span><text:span text:style-name="T17"> </text:span><text:span text:style-name="T33">ILocation</text:span><text:span text:style-name="T17"> origin_location()</text:span></text:p>
      <text:p text:style-name="P18">{</text:p>
      <text:p text:style-name="P30"><text:span text:style-name="T17"><text:s text:c="4"/></text:span><text:span text:style-name="T7">return</text:span><text:span text:style-name="T17"> </text:span><text:span text:style-name="T7">this</text:span><text:span text:style-name="T17">.any_origin_location;</text:span></text:p>
      <text:p text:style-name="P22">}</text:p>
      <text:p text:style-name="P3"/>
      <text:p text:style-name="P3">Es importante fijarse que en el constructor NO ASIGNAMOS el valor devuelto po route_specification.origin():</text:p>
      <text:p text:style-name="P3"/>
      <text:p text:style-name="P30"><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p>
      <text:p text:style-name="P30"><text:span text:style-name="T16"><text:s text:c="4"/></text:span><text:span text:style-name="T19">(....)</text:span></text:p>
      <text:p text:style-name="P17"><text:s text:c="4"/>route_specification.origin();</text:p>
      <text:p text:style-name="P17">}<text:span text:style-name="T57"> <text:s text:c="3"/></text:span></text:p>
      <text:p text:style-name="P3"/>
      <text:p text:style-name="P3">Corremos el test ahora y obtenemos:</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 (FAIL)</text:p>
      <text:p text:style-name="P41">» should leverage the route specification</text:p>
      <text:p text:style-name="P41"/>
      <text:p text:style-name="P41"/>
      <text:p text:style-name="P41">Test 'should provide the origin location' failed:</text:p>
      <text:p text:style-name="P41"><text:tab/>Machine.Specifications.SpecificationException: Should equal ILocationProxy81c2704787ff43dc8a8ab67018e80010 but is [null]</text:p>
      <text:p text:style-name="P41"><text:tab/>at Machine.Specifications.ShouldExtensionMethods.ShouldEqual[T](T actual, T expected)</text:p>
      <text:p text:style-name="P41"><text:tab/>domain\model\cargo.aggregate\CargoSpecs.cs(60,0): at dddsample.specs.domain.model.cargo.aggregate.when_asked_about_its_origin_location.&lt;.ctor&gt;b__<text:soft-page-break/>3()</text:p>
      <text:p text:style-name="P41"><text:tab/>at Machine.Specifications.Model.Specification.InvokeSpecificationField()</text:p>
      <text:p text:style-name="P41"><text:tab/>at Machine.Specifications.Model.Specification.Verify()</text:p>
      <text:p text:style-name="P41"/>
      <text:p text:style-name="P41">3 passed, 1 failed, 0 skipped, took 0,85 seconds (Machine.Specifications 0.3.0).</text:p>
      <text:p text:style-name="P3"/>
      <text:p text:style-name="P3">Asi que podemos dar por zanjada y probada la cuestion que planteaba anteriormente.</text:p>
      <text:p text:style-name="P3"/>
      <text:p text:style-name="P3">Vamos ahora con el test que falla que corresponde al bloque IT:</text:p>
      <text:p text:style-name="P3"/>
      <text:p text:style-name="P30"><text:span text:style-name="T30">It</text:span><text:span text:style-name="T16"> should_provide_the_origin_location = () =&gt; </text:span></text:p>
      <text:p text:style-name="P21"><text:s text:c="3"/>result.ShouldEqual(the_origin_location);</text:p>
      <text:p text:style-name="P3"/>
      <text:p text:style-name="P3">y que a estas alturas ya deberiamos estar hartos de ver, ya que es equivalente a los de las dos BDD_Specs anteriores. Lo realmente interesante es ver la razon por la que falla:</text:p>
      <text:p text:style-name="P3"/>
      <text:p text:style-name="P41">Test 'should provide the origin location' failed:</text:p>
      <text:p text:style-name="P41"><text:tab/>Machine.Specifications.SpecificationException: Should equal ILocationProxy81c2704787ff43dc8a8ab67018e80010 but is [null]</text:p>
      <text:p text:style-name="P3"/>
      <text:p text:style-name="P3">Ya no es la consabida</text:p>
      <text:p text:style-name="P3"/>
      <text:p text:style-name="P39">The method or operation is not implemented.</text:p>
      <text:p text:style-name="P3"/>
      <text:p text:style-name="P3">Ahora nos dice que esperaba un valor concreto:</text:p>
      <text:p text:style-name="P3"/>
      <text:p text:style-name="P39">ILocationProxy81c2704787ff43dc8a8ab67018e80010</text:p>
      <text:p text:style-name="P3"/>
      <text:p text:style-name="P3">(no hay que asustarse por ese valor, ya que, es el resultado de como funciona internamente Rhino.Mocks) pero recibe otro distinto:</text:p>
      <text:p text:style-name="P3"/>
      <text:p text:style-name="P39">[null]</text:p>
      <text:p text:style-name="P3"/>
      <text:p text:style-name="P3">Y eso es justo lo que cabria esperar, ya que recordemos que estamos "engañando" al metodo origin_location(), enviandole el tipo correcto pero en realidad le estamos asignando "null" y eso precisamente es lo que nos esta diciendo el error del test:</text:p>
      <text:p text:style-name="P3"/>
      <text:p text:style-name="P3">"<text:span text:style-name="T52">hay algo que va mal ya que esperaba un valor concreto, tan concreto como esta mostruosidad, ILocationProxy81c2704787ff43dc8a8ab67018e80010, pero en realidad me estas enviando un NULL.</text:span>"</text:p>
      <text:p text:style-name="P3"/>
      <text:p text:style-name="P3">El problema ya sabemos donde esta, de hecho es tan sencillo hacer pasar el test como:</text:p>
      <text:p text:style-name="P3"/>
      <text:p text:style-name="P30"><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p>
      <text:p text:style-name="P30"><text:span text:style-name="T16"><text:s text:c="4"/></text:span><text:span text:style-name="T19">(....)</text:span></text:p>
      <text:p text:style-name="P17"><text:s text:c="4"/>any_origin_location = route_specification.origin();</text:p>
      <text:p text:style-name="P21">}</text:p>
      <text:p text:style-name="P3"/>
      <text:p text:style-name="P3">Ya lo hemos hecho en las BDD_Specs anteriores.</text:p>
      <text:p text:style-name="P3"/>
      <text:p text:style-name="P3">Lo importante aqui es suponer los siguiente. Imaginemos que hemos escrito este codigo:</text:p>
      <text:p text:style-name="P3"/>
      <text:p text:style-name="P12"><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17"><text:s text:c="4"/>(....)</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17"><text:s text:c="8"/>(....)</text:p>
      <text:p text:style-name="P17"><text:s text:c="8"/>route_specification.origin();</text:p>
      <text:p text:style-name="P17"><text:s text:c="4"/>}</text:p>
      <text:p text:style-name="P17"><text:soft-page-break/></text:p>
      <text:p text:style-name="P17"><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7"><text:s text:c="4"/>{</text:p>
      <text:p text:style-name="P30"><text:span text:style-name="T16"><text:s text:c="8"/></text:span><text:span text:style-name="T4">return</text:span><text:span text:style-name="T16"> </text:span><text:span text:style-name="T4">this</text:span><text:span text:style-name="T16">.underlying_origin_location;</text:span></text:p>
      <text:p text:style-name="P17"><text:s text:c="4"/>}</text:p>
      <text:p text:style-name="P18">}</text:p>
      <text:p text:style-name="P3"/>
      <text:p text:style-name="P3">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3"/>
      <text:p text:style-name="P3">Lo bueno de todo esto es que "estamos cubiertos". Es decir, si cometemos algun error, por muy tonto que sea, vamos a "estar cubiertos" y en algun punto fallara nuestra suite de BDD_Specs.</text:p>
      <text:p text:style-name="P3"/>
      <text:p text:style-name="P3">Lo que probablemente estabamos intentando escribir era (atencion a la diferencia en el constructor):</text:p>
      <text:p text:style-name="P3"/>
      <text:p text:style-name="P12"><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17"><text:s text:c="4"/>(....)</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17"><text:s text:c="8"/>(....)</text:p>
      <text:p text:style-name="P31"><text:span text:style-name="T20"><text:s text:c="8"/></text:span><text:span text:style-name="T8">this</text:span><text:span text:style-name="T20">.underlying_origin_location = route_specification.origin();</text:span></text:p>
      <text:p text:style-name="P17"><text:s text:c="4"/>}</text:p>
      <text:p text:style-name="P17"/>
      <text:p text:style-name="P17"><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7"><text:s text:c="4"/>{</text:p>
      <text:p text:style-name="P30"><text:span text:style-name="T16"><text:s text:c="8"/></text:span><text:span text:style-name="T4">return</text:span><text:span text:style-name="T16"> </text:span><text:span text:style-name="T4">this</text:span><text:span text:style-name="T16">.underlying_origin_location;</text:span></text:p>
      <text:p text:style-name="P17"><text:s text:c="4"/>}</text:p>
      <text:p text:style-name="P22">}</text:p>
      <text:p text:style-name="P3"/>
      <text:p text:style-name="P3">que si pasa el test:</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
      <text:p text:style-name="P41">4 passed, 0 failed, 0 skipped, took 0,92 seconds (Machine.Specifications 0.3.0).</text:p>
      <text:p text:style-name="P3"/>
      <text:p text:style-name="P3">Nuestra clase Cargo (nuestro DDD_Aggregate_Root Cargo) quedaria asi, por lo tanto:</text:p>
      <text:p text:style-name="P3"/>
      <text:p text:style-name="P12"><text:span text:style-name="T4">public</text:span><text:span text:style-name="T16"> </text:span><text:span text:style-name="T4">class</text:span><text:span text:style-name="T16"> </text:span><text:span text:style-name="T40">Cargo</text:span><text:span text:style-name="T16"> : </text:span><text:span text:style-name="T30">ICargo</text:span><text:span text:style-name="T16">, </text:span><text:span text:style-name="T30">IEntity</text:span><text:span text:style-name="T16">&lt;</text:span><text:span text:style-name="T40">Cargo</text:span><text:span text:style-name="T16">&gt;</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oft-page-break/><text:span text:style-name="T16"><text:s text:c="4"/></text:span><text:span text:style-name="T4">readonly</text:span><text:span text:style-name="T16"> </text:span><text:span text:style-name="T30">IRouteSpecification</text:span><text:span text:style-name="T16"> underlying_route_specification;</text:span></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30"><text:span text:style-name="T16"><text:s text:c="8"/></text:span><text:span text:style-name="T4">this</text:span><text:span text:style-name="T16">.underlying_origin_location = route_specification.origin();</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17"><text:s text:c="4"/>{</text:p>
      <text:p text:style-name="P30"><text:span text:style-name="T16"><text:s text:c="8"/></text:span><text:span text:style-name="T4">throw</text:span><text:span text:style-name="T16"> </text:span><text:span text:style-name="T4">new</text:span><text:span text:style-name="T16"> </text:span><text:span text:style-name="T51">NotImplementedException</text:span><text:span text:style-name="T17">();</text:span></text:p>
      <text:p text:style-name="P18"><text:s text:c="4"/>}</text:p>
      <text:p text:style-name="P18"/>
      <text:p text:style-name="P30"><text:span text:style-name="T17"><text:s text:c="4"/></text:span><text:span text:style-name="T7">public</text:span><text:span text:style-name="T17"> </text:span><text:span text:style-name="T33">ITrackingId</text:span><text:span text:style-name="T17"> tracking_id()</text:span></text:p>
      <text:p text:style-name="P18"><text:s text:c="4"/>{</text:p>
      <text:p text:style-name="P30"><text:span text:style-name="T17"><text:s text:c="8"/></text:span><text:span text:style-name="T7">return</text:span><text:span text:style-name="T17"> </text:span><text:span text:style-name="T7">this</text:span><text:span text:style-name="T17">.underlying_tracking_id;</text:span></text:p>
      <text:p text:style-name="P18"><text:s text:c="4"/>}</text:p>
      <text:p text:style-name="P18"/>
      <text:p text:style-name="P30"><text:span text:style-name="T17"><text:s text:c="4"/></text:span><text:span text:style-name="T7">public</text:span><text:span text:style-name="T17"> </text:span><text:span text:style-name="T33">IRouteSpecification</text:span><text:span text:style-name="T17"> route_specification()</text:span></text:p>
      <text:p text:style-name="P18"><text:s text:c="4"/>{</text:p>
      <text:p text:style-name="P30"><text:span text:style-name="T17"><text:s text:c="8"/></text:span><text:span text:style-name="T7">return</text:span><text:span text:style-name="T17"> </text:span><text:span text:style-name="T7">this</text:span><text:span text:style-name="T17">.underlying_route_specification;</text:span></text:p>
      <text:p text:style-name="P18"><text:s text:c="4"/>}</text:p>
      <text:p text:style-name="P18"/>
      <text:p text:style-name="P30"><text:span text:style-name="T17"><text:s text:c="4"/></text:span><text:span text:style-name="T7">public</text:span><text:span text:style-name="T17"> </text:span><text:span text:style-name="T33">ILocation</text:span><text:span text:style-name="T17"> origin_location()</text:span></text:p>
      <text:p text:style-name="P18"><text:s text:c="4"/>{</text:p>
      <text:p text:style-name="P30"><text:span text:style-name="T17"><text:s text:c="8"/></text:span><text:span text:style-name="T7">return</text:span><text:span text:style-name="T17"> </text:span><text:span text:style-name="T7">this</text:span><text:span text:style-name="T17">.underlying_origin_location;</text:span></text:p>
      <text:p text:style-name="P18"><text:s text:c="4"/>}</text:p>
      <text:p text:style-name="P18">}</text:p>
      <text:p text:style-name="P3"/>
      <text:p text:style-name="P3">Estamos listos para empaquetarlo todo y mandarlo a github.</text:p>
      <text:p text:style-name="P3"/>
      <text:p text:style-name="P3"><text:span text:style-name="T1">BDD_Spec: When comparing the cargo identity</text:span>: </text:p>
      <text:p text:style-name="P3"/>
      <text:p text:style-name="P3">Parece un buen momento para eliminar ese:</text:p>
      <text:p text:style-name="P3"/>
      <text:p text:style-name="P13"><text:span text:style-name="T4">throw</text:span><text:span text:style-name="T16"> </text:span><text:span text:style-name="T4">new</text:span><text:span text:style-name="T16"> </text:span><text:span text:style-name="T51">NotImplementedException</text:span><text:span text:style-name="T17">();</text:span></text:p>
      <text:p text:style-name="P3"/>
      <text:p text:style-name="P3">del metodo:</text:p>
      <text:p text:style-name="P3"/>
      <text:p text:style-name="P13"><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3"/>
      <text:p text:style-name="P3">Asi que vamos con esa BDD_Spec:</text:p>
      <text:p text:style-name="P3"/>
      <text:p text:style-name="P41">When comparing the cargo identity</text:p>
      <text:p text:style-name="P39">» It should leverage the tracking identity</text:p>
      <text:p text:style-name="P3"/>
      <text:p text:style-name="P3">que en codigo seria:</text:p>
      <text:p text:style-name="P3"/>
      <text:p text:style-name="P12"><text:span text:style-name="T4">public</text:span><text:span text:style-name="T16"> </text:span><text:span text:style-name="T4">class</text:span><text:span text:style-name="T16"> </text:span><text:span text:style-name="T40">when_comparing_the_cargo_identity</text:span><text:span text:style-name="T16"> : </text:span><text:span text:style-name="T40">concern_for_cargo</text:span></text:p>
      <text:p text:style-name="P17">{</text:p>
      <text:p text:style-name="P30"><text:span text:style-name="T16"><text:s text:c="4"/></text:span><text:span text:style-name="T30">It</text:span><text:span text:style-name="T16"> should_leverage_the_tracking_identity = () =&gt; </text:span></text:p>
      <text:p text:style-name="P30"><text:span text:style-name="T16"><text:s text:c="7"/></text:span><text:span text:style-name="T73">tracking_id</text:span><text:span text:style-name="T16">.received(</text:span></text:p>
      <text:p text:style-name="P30"><text:span text:style-name="T16"><text:s text:c="10"/>x =&gt; x.</text:span><text:span text:style-name="T73">has_the_same_value_as</text:span><text:span text:style-name="T16">(</text:span><text:span text:style-name="T73">the_to_compare_cargo</text:span><text:span text:style-name="T16">.tracking_id()));</text:span></text:p>
      <text:p text:style-name="P17">}</text:p>
      <text:p text:style-name="P3"/>
      <text:p text:style-name="P3">Procedamos a arreglar el codigo de color rojo. El caso de tracking_id y the_to_compare_cargo es trivial, ya lo hemos visto varias veces:</text:p>
      <text:p text:style-name="P3"/>
      <text:p text:style-name="P12"><text:span text:style-name="T4">public</text:span><text:span text:style-name="T16"> </text:span><text:span text:style-name="T4">class</text:span><text:span text:style-name="T16"> </text:span><text:span text:style-name="T40">when_comparing_the_cargo_identity</text:span><text:span text:style-name="T16"> : </text:span><text:span text:style-name="T40">concern_for_cargo</text:span></text:p>
      <text:p text:style-name="P17">{</text:p>
      <text:p text:style-name="P30"><text:soft-page-break/><text:span text:style-name="T16"><text:s text:c="4"/></text:span><text:span text:style-name="T30">It</text:span><text:span text:style-name="T16"> should_leverage_the_tracking_identity = () =&gt; </text:span></text:p>
      <text:p text:style-name="P17"><text:s text:c="7"/>tracking_id.received(</text:p>
      <text:p text:style-name="P30"><text:span text:style-name="T16"><text:s text:c="10"/>x =&gt; x.</text:span><text:span text:style-name="T73">has_the_same_value_as</text:span><text:span text:style-name="T16">(the_to_compare_cargo.tracking_id()));</text:span></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 <text:s text:c="3"/></text:span></text:p>
      <text:p text:style-name="P17">}</text:p>
      <text:p text:style-name="P3"/>
      <text:p text:style-name="P3">Pero el caso de has_the_same_value_as() presenta una reaccion en cadena muy interesante.</text:p>
      <text:p text:style-name="P3">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3"/>
      <text:p text:style-name="P3">Esto es el SRP aplicado y no nos cansaremos de decirlo: diseño, diseño, diseño. Estamos diseñando. En cualquier fase del desarrollo, diseñamos.</text:p>
      <text:p text:style-name="P3"/>
      <text:p text:style-name="P3">¿Cual es el problema entonces?</text:p>
      <text:p text:style-name="P3"/>
      <text:p text:style-name="P3">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3"/>
      <text:p text:style-name="P3">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3">NOTA FIN</text:p>
      <text:p text:style-name="P3"/>
      <text:p text:style-name="P3">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3"/>
      <text:p text:style-name="P3">Por lo tanto para corregir el codigo de color rojo basta con:</text:p>
      <text:p text:style-name="P3"/>
      <text:p text:style-name="P8"><text:span text:style-name="T6">public</text:span><text:span text:style-name="T19"> </text:span><text:span text:style-name="T6">interface</text:span><text:span text:style-name="T19"> </text:span><text:span text:style-name="T32">ITrackingId</text:span><text:span text:style-name="T19"> : </text:span><text:span text:style-name="T32">IValueObject</text:span><text:span text:style-name="T19">&lt;</text:span><text:span text:style-name="T32">ITrackingId</text:span><text:span text:style-name="T19">&gt;</text:span><text:span text:style-name="T16"> {}</text:span></text:p>
      <text:p text:style-name="P3"/>
      <text:p text:style-name="P3">Podemos continuar con la BDD_Spec ejercitando el SUT. Puesto que ya somos veteranos en esto, incluimos tambien el campo (field) result para centrarnos en lo verdaderamente importante:</text:p>
      <text:p text:style-name="P3"/>
      <text:p text:style-name="P16"><text:span text:style-name="T2">public</text:span> <text:span text:style-name="T2">class</text:span> <text:span text:style-name="T38">when_comparing_the_cargo_identity</text:span> : <text:span text:style-name="T38">concern_for_cargo</text:span></text:p>
      <text:p text:style-name="P17">{</text:p>
      <text:p text:style-name="P30"><text:span text:style-name="T16"><text:s text:c="4"/></text:span><text:span text:style-name="T30">Because</text:span><text:span text:style-name="T16"> of = () =&gt; result = sut.</text:span><text:span text:style-name="T73">has_the_same_identity_as</text:span><text:span text:style-name="T16">(the_to_compare_cargo);</text:span></text:p>
      <text:p text:style-name="P17"><text:s text:c="8"/></text:p>
      <text:p text:style-name="P30"><text:span text:style-name="T16"><text:s text:c="4"/></text:span><text:span text:style-name="T30">It</text:span><text:span text:style-name="T16"> should_leverage_the_tracking_identity = () =&gt; </text:span></text:p>
      <text:p text:style-name="P17"><text:s text:c="7"/>tracking_id.received(</text:p>
      <text:p text:style-name="P17"><text:s text:c="10"/>x =&gt; x.has_the_same_value_as(the_to_compare_cargo.tracking_id()));</text:p>
      <text:p text:style-name="P17"/>
      <text:p text:style-name="P30"><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text:span></text:p>
      <text:p text:style-name="P30"><text:span text:style-name="T16"><text:s text:c="4"/></text:span><text:span text:style-name="T4">static bool</text:span><text:span text:style-name="T16"> result;</text:span></text:p>
      <text:p text:style-name="P17"><text:soft-page-break/>}</text:p>
      <text:p text:style-name="P3"/>
      <text:p text:style-name="P3">Y cual es nuestra sorpresa:</text:p>
      <text:p text:style-name="P3"/>
      <text:p text:style-name="P13"><text:span text:style-name="T16">sut.</text:span><text:span text:style-name="T73">has_the_same_identity_as</text:span><text:span text:style-name="T16">(the_to_compare_cargo);</text:span></text:p>
      <text:p text:style-name="P3"/>
      <text:p text:style-name="P3">No puede ser, nuestro SUT (es decir Cargo), implementa IEntity&lt;T&gt;:</text:p>
      <text:p text:style-name="P3"/>
      <text:p text:style-name="P12"><text:span text:style-name="T4">public</text:span><text:span text:style-name="T16"> </text:span><text:span text:style-name="T4">interface</text:span><text:span text:style-name="T16"> </text:span><text:span text:style-name="T30">IEntity</text:span><text:span text:style-name="T16">&lt;T&gt;</text:span></text:p>
      <text:p text:style-name="P17">{</text:p>
      <text:p text:style-name="P30"><text:span text:style-name="T16"><text:s text:c="4"/></text:span><text:span text:style-name="T4">bool</text:span><text:span text:style-name="T16"> has_the_same_identity_as(T the_other_entity);</text:span></text:p>
      <text:p text:style-name="P17">}</text:p>
      <text:p text:style-name="P3"/>
      <text:p text:style-name="P3">por lo tanto tiene acceso a has_the_same_identity_as(), ...¿o no?</text:p>
      <text:p text:style-name="P3"/>
      <text:p text:style-name="P3">Hay un pequeño error en ese razonamiento y no tiene que ver directamente con el codigo rojo.</text:p>
      <text:p text:style-name="P3"/>
      <text:p text:style-name="P3">El sut no es de tipo Cargo:</text:p>
      <text:p text:style-name="P3"/>
      <text:p text:style-name="P8"><text:span text:style-name="T6">public</text:span><text:span text:style-name="T19"> </text:span><text:span text:style-name="T6">class</text:span><text:span text:style-name="T19"> </text:span><text:span text:style-name="T42">Cargo</text:span><text:span text:style-name="T19"> : </text:span><text:span text:style-name="T32">ICargo</text:span><text:span text:style-name="T19">, </text:span><text:span text:style-name="T32">IEntity</text:span><text:span text:style-name="T19">&lt;</text:span><text:span text:style-name="T42">Cargo</text:span><text:span text:style-name="T19">&gt;</text:span><text:span text:style-name="T16"> {(....)}</text:span></text:p>
      <text:p text:style-name="P3"/>
      <text:p text:style-name="P3">sino de tipo ICargo:</text:p>
      <text:p text:style-name="P3"/>
      <text:p text:style-name="P8"><text:span text:style-name="T6">public</text:span><text:span text:style-name="T19"> </text:span><text:span text:style-name="T6">interface</text:span><text:span text:style-name="T19"> </text:span><text:span text:style-name="T32">ICargo</text:span><text:span text:style-name="T16"> {(....)}</text:span></text:p>
      <text:p text:style-name="P3"/>
      <text:p text:style-name="P3">Y ahora viene la reaccion en cadena. Cargo implementa IEntity&lt;Cargo&gt; por lo que es Cargo el que accede a has_the_same_identity_as() y no ICargo.</text:p>
      <text:p text:style-name="P3"/>
      <text:p text:style-name="P3">Esto es la constatacion de un error de diseño. Y gracias a practicar BDD nos estamos enfrentando a el.</text:p>
      <text:p text:style-name="P3"/>
      <text:p text:style-name="P3">Si nos fijamos en lo que acabamos de hacer con ITrackingId, podemos intuir la solucion:</text:p>
      <text:p text:style-name="P3"/>
      <text:p text:style-name="P12"><text:span text:style-name="T4">public</text:span><text:span text:style-name="T16"> </text:span><text:span text:style-name="T4">interface</text:span><text:span text:style-name="T16"> </text:span><text:span text:style-name="T30">ITrackingId</text:span><text:span text:style-name="T16"> : </text:span><text:span text:style-name="T30">IValueObject</text:span><text:span text:style-name="T16">&lt;</text:span><text:span text:style-name="T30">ITrackingId</text:span><text:span text:style-name="T16">&gt; {}</text:span></text:p>
      <text:p text:style-name="P3"/>
      <text:p text:style-name="P3">Efectivamente, vamos a hacer que ICargo implemente IEntity&lt;T&gt; (antes lo implementaba Cargo), donde T ahora va a ser ICargo. Es decir:</text:p>
      <text:p text:style-name="P3"/>
      <text:p text:style-name="P8"><text:span text:style-name="T6">public</text:span><text:span text:style-name="T19"> </text:span><text:span text:style-name="T6">interface</text:span><text:span text:style-name="T19"> </text:span><text:span text:style-name="T32">ICargo</text:span><text:span text:style-name="T19"> : </text:span><text:span text:style-name="T32">IEntity</text:span><text:span text:style-name="T19">&lt;</text:span><text:span text:style-name="T32">ICargo</text:span><text:span text:style-name="T19">&gt;</text:span><text:span text:style-name="T16"> {(....)}</text:span></text:p>
      <text:p text:style-name="P3"/>
      <text:p text:style-name="P3">por lo que Cargo se convierte en:</text:p>
      <text:p text:style-name="P3"/>
      <text:p text:style-name="P8"><text:span text:style-name="T6">public</text:span><text:span text:style-name="T19"> </text:span><text:span text:style-name="T6">class</text:span><text:span text:style-name="T19"> </text:span><text:span text:style-name="T42">Cargo</text:span><text:span text:style-name="T19"> : </text:span><text:span text:style-name="T32">ICargo</text:span><text:span text:style-name="T16"> {(....)}</text:span></text:p>
      <text:p text:style-name="P3"/>
      <text:p text:style-name="P3">Y la reaccion en cadena no acaba ahi, ya que nuestro:</text:p>
      <text:p text:style-name="P3"/>
      <text:p text:style-name="P13"><text:span text:style-name="T4">public</text:span><text:span text:style-name="T16"> </text:span><text:span text:style-name="T4">bool</text:span><text:span text:style-name="T16"> has_the_same_identity_as(</text:span><text:span text:style-name="T40">Cargo</text:span><text:span text:style-name="T16"> the_other_entity)</text:span></text:p>
      <text:p text:style-name="P3"/>
      <text:p text:style-name="P3">ya no cumple con la signatura de IEntity&lt;ICargo&gt;. Deberia recibir un ICargo como argumento en vez de un Cargo. Por lo tanto:</text:p>
      <text:p text:style-name="P3"/>
      <text:p text:style-name="P12"><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30"><text:span text:style-name="T16"><text:s text:c="4"/></text:span><text:span text:style-name="T4">throw</text:span><text:span text:style-name="T16"> </text:span><text:span text:style-name="T4">new</text:span><text:span text:style-name="T16"> </text:span><text:span text:style-name="T51">NotImplementedException</text:span><text:span text:style-name="T17">();</text:span></text:p>
      <text:p text:style-name="P18">}</text:p>
      <text:p text:style-name="P3"/>
      <text:p text:style-name="P3">Y ahora viene la magia de las interfaces y del BDD al unisono.</text:p>
      <text:p text:style-name="P3"/>
      <text:p text:style-name="P3">"Estos cambios han debido "corromper" alguna de las funcionalidades ya programdas", podriamos pensar. Bueno, esa es una de las razones por las que estamos tomandonos la molestia de tener nuestra suite de BDD_Specs. Vamos a correr los tests y corregiremos lo <text:soft-page-break/>que este roto. Pero:</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he cargo identity</text:p>
      <text:p text:style-name="P41">» should leverage the tracking identity (FAIL)</text:p>
      <text:p text:style-name="P41"/>
      <text:p text:style-name="P41"/>
      <text:p text:style-name="P41">Test 'should leverage the tracking identity' failed:</text:p>
      <text:p text:style-name="P41"><text:tab/>System.Reflection.TargetInvocationException: Exception has been thrown by the target of an invocation. ---&gt; System.NotImplementedException: The method or operation is not implemented.</text:p>
      <text:p text:style-name="P41"/>
      <text:p text:style-name="P41">(....)</text:p>
      <text:p text:style-name="P41"/>
      <text:p text:style-name="P41">4 passed, 1 failed, 0 skipped, took 0,99 seconds (Machine.Specifications 0.3.0).</text:p>
      <text:p text:style-name="P3"/>
      <text:p text:style-name="P3">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3"/>
      <text:p text:style-name="P3">Asi que, para no dispersarnos, los cambio tan radicales de diseño que acabamos de hacer NO AFECTAN a la funcionalidad que tenemos programada. No quiero pecar de optimista, pero parece que estamos haciendo bien las cosas.</text:p>
      <text:p text:style-name="P3"/>
      <text:p text:style-name="P3">Este cambio en el diseño, de por si, justificaria un commit en git.</text:p>
      <text:p text:style-name="P3"/>
      <text:p text:style-name="P3">Continuamos con nuestra BDD_Spec.</text:p>
      <text:p text:style-name="P3"/>
      <text:p text:style-name="P3">Pasamos a establecer el contexto con el bloque ESTABLISH, y no nos encontramos nada nuevo, asi que procedemos con el codigo de la BDD_Spec completo:</text:p>
      <text:p text:style-name="P3"/>
      <text:p text:style-name="P12"><text:span text:style-name="T4">public</text:span><text:span text:style-name="T16"> </text:span><text:span text:style-name="T4">class</text:span><text:span text:style-name="T16"> </text:span><text:span text:style-name="T40">when_comparing_the_cargo_identity</text:span><text:span text:style-name="T16"> : </text:span><text:span text:style-name="T40">concern_for_cargo</text:span></text:p>
      <text:p text:style-name="P17">{</text:p>
      <text:p text:style-name="P30"><text:span text:style-name="T16"><text:s text:c="4"/></text:span><text:span text:style-name="T30">Establish</text:span><text:span text:style-name="T16"> context = () =&gt;</text:span></text:p>
      <text:p text:style-name="P17"><text:s text:c="4"/>{</text:p>
      <text:p text:style-name="P30"><text:span text:style-name="T16"><text:s text:c="8"/>tracking_id = the_dependency&lt;</text:span><text:span text:style-name="T30">ITrackingId</text:span><text:span text:style-name="T16">&gt;();</text:span></text:p>
      <text:p text:style-name="P30"><text:span text:style-name="T16"><text:s text:c="8"/>route_specification = the_dependency&lt;</text:span><text:span text:style-name="T30">IRouteSpecification</text:span><text:span text:style-name="T16">&gt;();</text:span></text:p>
      <text:p text:style-name="P17"/>
      <text:p text:style-name="P30"><text:span text:style-name="T16"><text:s text:c="8"/>the_to_compare_cargo = an&lt;</text:span><text:span text:style-name="T30">ICargo</text:span><text:span text:style-name="T16">&gt;();</text:span></text:p>
      <text:p text:style-name="P17"><text:s text:c="8"/>tracking_id</text:p>
      <text:p text:style-name="P17"><text:s text:c="11"/>.Stub(x =&gt; x.has_the_same_value_as(the_to_compare_cargo.tracking_id()))</text:p>
      <text:p text:style-name="P30"><text:span text:style-name="T16"><text:s text:c="11"/>.Return(</text:span><text:span text:style-name="T4">true</text:span><text:span text:style-name="T16">);</text:span></text:p>
      <text:p text:style-name="P17"><text:s text:c="4"/>};</text:p>
      <text:p text:style-name="P17"/>
      <text:p text:style-name="P30"><text:span text:style-name="T16"><text:s text:c="4"/></text:span><text:span text:style-name="T30">Because</text:span><text:span text:style-name="T16"> of = () =&gt; result = sut.has_the_same_identity_as(the_to_compare_cargo);</text:span></text:p>
      <text:p text:style-name="P17"><text:s text:c="8"/></text:p>
      <text:p text:style-name="P30"><text:span text:style-name="T16"><text:s text:c="4"/></text:span><text:span text:style-name="T30">It</text:span><text:span text:style-name="T16"> should_leverage_the_tracking_identity = () =&gt; </text:span></text:p>
      <text:p text:style-name="P17"><text:s text:c="7"/>tracking_id.received(</text:p>
      <text:p text:style-name="P17"><text:s text:c="10"/>x =&gt; x.has_the_same_value_as(the_to_compare_cargo.tracking_id()));</text:p>
      <text:p text:style-name="P17"/>
      <text:p text:style-name="P30"><text:soft-page-break/><text:span text:style-name="T16"><text:s text:c="4"/></text:span><text:span text:style-name="T4">static</text:span><text:span text:style-name="T16"> </text:span><text:span text:style-name="T30">ITrackingId</text:span><text:span text:style-name="T16"> tracking_id;</text:span></text:p>
      <text:p text:style-name="P30"><text:span text:style-name="T16"><text:s text:c="4"/></text:span><text:span text:style-name="T4">static</text:span><text:span text:style-name="T16"> </text:span><text:span text:style-name="T30">ICargo</text:span><text:span text:style-name="T16"> the_to_compare_cargo;</text:span></text:p>
      <text:p text:style-name="P30"><text:span text:style-name="T16"><text:s text:c="4"/></text:span><text:span text:style-name="T4">static</text:span><text:span text:style-name="T16"> </text:span><text:span text:style-name="T4">bool</text:span><text:span text:style-name="T16"> result;</text:span></text:p>
      <text:p text:style-name="P30"><text:span text:style-name="T16"><text:s text:c="4"/></text:span><text:span text:style-name="T4">static</text:span><text:span text:style-name="T16"> </text:span><text:span text:style-name="T30">IRouteSpecification</text:span><text:span text:style-name="T16"> route_specification;</text:span></text:p>
      <text:p text:style-name="P17">}</text:p>
      <text:p text:style-name="P3"/>
      <text:p text:style-name="P3">Lo unico reseñable seria:</text:p>
      <text:p text:style-name="P3"/>
      <text:p text:style-name="P17">tracking_id</text:p>
      <text:p text:style-name="P17"><text:s text:c="3"/>.Stub(x =&gt; x.has_the_same_value_as(the_to_compare_cargo.tracking_id()))</text:p>
      <text:p text:style-name="P13"><text:span text:style-name="T16"><text:s text:c="3"/>.Return(</text:span><text:span text:style-name="T4">true</text:span><text:span text:style-name="T16">);</text:span></text:p>
      <text:p text:style-name="P3"/>
      <text:p text:style-name="P3">donde lo unico que estamos diciendo es que esperamos una llamada a tracking_id.has_the_same_value_as() con el argumento the_to_compare_cargo.tracking_id() y le pedimos que devuelva true.</text:p>
      <text:p text:style-name="P3"/>
      <text:p text:style-name="P3">Corremos el test y obtenemos nuestro error:</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he cargo identity</text:p>
      <text:p text:style-name="P41">» should leverage the tracking identity (FAIL)</text:p>
      <text:p text:style-name="P41"/>
      <text:p text:style-name="P41"/>
      <text:p text:style-name="P41">Test 'should leverage the tracking identity' failed:</text:p>
      <text:p text:style-name="P41"><text:tab/>System.Reflection.TargetInvocationException: Exception has been thrown by the target of an invocation. ---&gt; System.NotImplementedException: The method or operation is not implemented.</text:p>
      <text:p text:style-name="P41"/>
      <text:p text:style-name="P41"><text:tab/>(....)</text:p>
      <text:p text:style-name="P41"/>
      <text:p text:style-name="P41">4 passed, 1 failed, 0 skipped, took 0,80 seconds (Machine.Specifications 0.3.0).</text:p>
      <text:p text:style-name="P3"/>
      <text:p text:style-name="P3">Ya estamos listos par implementar la funcionalidad.</text:p>
      <text:p text:style-name="P3"/>
      <text:p text:style-name="P3">Si has seguido con atencion el desarrollo de las BDD_Specs anteriores deberias entender que con esto:</text:p>
      <text:p text:style-name="P3"/>
      <text:p text:style-name="P12"><text:span text:style-name="T4">public</text:span><text:span text:style-name="T16"> </text:span><text:span text:style-name="T4">class</text:span><text:span text:style-name="T16"> </text:span><text:span text:style-name="T40">Cargo</text:span><text:span text:style-name="T16"> : </text:span><text:span text:style-name="T30">ICargo</text:span></text:p>
      <text:p text:style-name="P17">{</text:p>
      <text:p text:style-name="P30"><text:span text:style-name="T16"><text:s text:c="4"/></text:span><text:span text:style-name="T4">readonly</text:span><text:span text:style-name="T16"> </text:span><text:span text:style-name="T30">ITrackingId</text:span><text:span text:style-name="T16"> underlying_tracking_id;</text:span></text:p>
      <text:p text:style-name="P30"><text:span text:style-name="T16"><text:s text:c="4"/></text:span><text:span text:style-name="T4">readonly</text:span><text:span text:style-name="T16"> </text:span><text:span text:style-name="T30">IRouteSpecification</text:span><text:span text:style-name="T16"> underlying_route_specification;</text:span></text:p>
      <text:p text:style-name="P30"><text:span text:style-name="T16"><text:s text:c="4"/></text:span><text:span text:style-name="T4">readonly</text:span><text:span text:style-name="T16"> </text:span><text:span text:style-name="T30">ILocation</text:span><text:span text:style-name="T16"> underlying_origin_location;</text:span></text:p>
      <text:p text:style-name="P17"/>
      <text:p text:style-name="P30"><text:span text:style-name="T16"><text:s text:c="4"/></text:span><text:span text:style-name="T4">public</text:span><text:span text:style-name="T16"> Cargo(</text:span><text:span text:style-name="T30">ITrackingId</text:span><text:span text:style-name="T16"> tracking_id, </text:span><text:span text:style-name="T30">IRouteSpecification</text:span><text:span text:style-name="T16"> route_specification)</text:span></text:p>
      <text:p text:style-name="P17"><text:s text:c="4"/>{</text:p>
      <text:p text:style-name="P30"><text:span text:style-name="T16"><text:s text:c="8"/></text:span><text:span text:style-name="T4">this</text:span><text:span text:style-name="T16">.underlying_tracking_id = tracking_id;</text:span></text:p>
      <text:p text:style-name="P30"><text:span text:style-name="T16"><text:s text:c="8"/></text:span><text:span text:style-name="T4">this</text:span><text:span text:style-name="T16">.underlying_route_specification = route_specification;</text:span></text:p>
      <text:p text:style-name="P30"><text:span text:style-name="T16"><text:s text:c="8"/></text:span><text:span text:style-name="T4">this</text:span><text:span text:style-name="T16">.underlying_origin_location = route_specification.origin();</text:span></text:p>
      <text:p text:style-name="P17"><text:s text:c="4"/>}</text:p>
      <text:p text:style-name="P17"/>
      <text:p text:style-name="P30"><text:span text:style-name="T16"><text:s text:c="4"/></text:span><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s text:c="4"/>{</text:p>
      <text:p text:style-name="P17"><text:soft-page-break/><text:s text:c="8"/>underlying_tracking_id.has_the_same_value_as(the_other_entity.tracking_id());</text:p>
      <text:p text:style-name="P30"><text:span text:style-name="T16"><text:s text:c="8"/></text:span><text:span text:style-name="T4">return</text:span><text:span text:style-name="T16"> </text:span><text:span text:style-name="T4">false</text:span><text:span text:style-name="T16">;</text:span></text:p>
      <text:p text:style-name="P17"><text:s text:c="4"/>}</text:p>
      <text:p text:style-name="P17"/>
      <text:p text:style-name="P17"><text:s text:c="4"/>(....)</text:p>
      <text:p text:style-name="P17"/>
      <text:p text:style-name="P17">}</text:p>
      <text:p text:style-name="P3"/>
      <text:p text:style-name="P3">deberia bastar para pasar el test. Mas en concreto con:</text:p>
      <text:p text:style-name="P3"/>
      <text:p text:style-name="P30"><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17"><text:s text:c="4"/>underlying_tracking_id.has_the_same_value_as(the_other_entity.tracking_id());</text:p>
      <text:p text:style-name="P30"><text:span text:style-name="T16"><text:s text:c="4"/></text:span><text:span text:style-name="T4">return</text:span><text:span text:style-name="T16"> </text:span><text:span text:style-name="T4">false</text:span><text:span text:style-name="T16">;</text:span></text:p>
      <text:p text:style-name="P21">}</text:p>
      <text:p text:style-name="P3"/>
      <text:p text:style-name="P3">Asi que antes de hacer mas comentarios (que estamos seguros de que te has dado cuenta de que hay que hacerlos), vamos a correr los test:</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he cargo identity</text:p>
      <text:p text:style-name="P41">» should leverage the tracking identity</text:p>
      <text:p text:style-name="P41"/>
      <text:p text:style-name="P41"/>
      <text:p text:style-name="P41">5 passed, 0 failed, 0 skipped, took 0,79 seconds (Machine.Specifications 0.3.0).</text:p>
      <text:p text:style-name="P3"/>
      <text:p text:style-name="P3">Efectivamente, todo va a pedir de boca.</text:p>
      <text:p text:style-name="P3"/>
      <text:p text:style-name="P3">... ¿o no?.</text:p>
      <text:p text:style-name="P3"/>
      <text:p text:style-name="P3">Debemos hacer varias consideraciones:</text:p>
      <text:p text:style-name="P3"/>
      <text:list xml:id="list37607211" text:style-name="L16">
        <text:list-item>
          <text:p text:style-name="P60">El test funciona, y la funcionalidad asociada al test hace lo que tiene que hacer (delega el calculo de la igualdad al objeto que queremos (SRP)).</text:p>
        </text:list-item>
        <text:list-item>
          <text:p text:style-name="P60">Si bien es cierto el punto anterior, no es menos cierto que, no tenemos en cuenta para nada el resultado del calculo.</text:p>
        </text:list-item>
        <text:list-item>
          <text:p text:style-name="P60">Claramente no falta una asercion y probablemente tengamos que redefinir el contexto.</text:p>
        </text:list-item>
      </text:list>
      <text:p text:style-name="P3"/>
      <text:p text:style-name="P3">Vamos a ponernos con este ultimo punto.</text:p>
      <text:p text:style-name="P3"/>
      <text:p text:style-name="P3">Parece que esto tiene mas sentido:</text:p>
      <text:p text:style-name="P3"/>
      <text:p text:style-name="P38">When comparing two equal cargoes</text:p>
      <text:p text:style-name="P41">» It should leverage the tracking identity</text:p>
      <text:p text:style-name="P3"/>
      <text:p text:style-name="P3">que no el antiguo:</text:p>
      <text:p text:style-name="P3"/>
      <text:p text:style-name="P38">When comparing the cargo identity</text:p>
      <text:p text:style-name="P38">» It should leverage the tracking identity</text:p>
      <text:p text:style-name="P3"/>
      <text:p text:style-name="P3">ya que si atendemos al contexto que hemos definido en el bloque ESTABLISH:</text:p>
      <text:p text:style-name="P3"><text:soft-page-break/></text:p>
      <text:p text:style-name="P17">tracking_id</text:p>
      <text:p text:style-name="P17"><text:s text:c="3"/>.Stub(x =&gt; x.has_the_same_value_as(the_to_compare_cargo.tracking_id()))</text:p>
      <text:p text:style-name="P13"><text:span text:style-name="T16"><text:s text:c="3"/>.Return(</text:span><text:span text:style-name="T4">true</text:span><text:span text:style-name="T16">);</text:span></text:p>
      <text:p text:style-name="P3"/>
      <text:p text:style-name="P3">Con ese:</text:p>
      <text:p text:style-name="P3"/>
      <text:p text:style-name="P13"><text:span text:style-name="T16">Return(</text:span><text:span text:style-name="T4">true</text:span><text:span text:style-name="T16">);</text:span></text:p>
      <text:p text:style-name="P3"/>
      <text:p text:style-name="P3">estamos simulando el comportamiento de dos ITrackingIDs que tienen el mismo valor.</text:p>
      <text:p text:style-name="P3"/>
      <text:p text:style-name="P3">Ahora bien, parece que todabvia tendria mas sentido si añadimos una nueva asercion:</text:p>
      <text:p text:style-name="P3"/>
      <text:p text:style-name="P38">When comparing two equal cargoes</text:p>
      <text:p text:style-name="P41">» It should confirm that they have the same identity</text:p>
      <text:p text:style-name="P41">» It should leverage the tracking identity</text:p>
      <text:p text:style-name="P3"/>
      <text:p text:style-name="P3">que en codigo seria:</text:p>
      <text:p text:style-name="P3"/>
      <text:p text:style-name="P12"><text:span text:style-name="T30">It</text:span><text:span text:style-name="T16"> should_confirm_that_they_have_the_same_identity = () =&gt; result.ShouldBeTrue();</text:span></text:p>
      <text:p text:style-name="P3"/>
      <text:p text:style-name="P3">y que como hemos obligado a devolver false siempre en:</text:p>
      <text:p text:style-name="P3"/>
      <text:p text:style-name="P30"><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17"><text:s text:c="4"/>underlying_tracking_id.has_the_same_value_as(the_other_entity.tracking_id());</text:p>
      <text:p text:style-name="P30"><text:span text:style-name="T16"><text:s text:c="4"/></text:span><text:span text:style-name="T4">return</text:span><text:span text:style-name="T16"> </text:span><text:span text:style-name="T4">false</text:span><text:span text:style-name="T16">;</text:span></text:p>
      <text:p text:style-name="P21">}</text:p>
      <text:p text:style-name="P3"/>
      <text:p text:style-name="P3">Por lo que al ejecutar la suite de BDD_Specs, nos hace obtener como resultado un FAIL como un mundo:</text:p>
      <text:p text:style-name="P3"/>
      <text:p text:style-name="P38">------ Test started: Assembly: dddsample.specs.dll ------</text:p>
      <text:p text:style-name="P41"/>
      <text:p text:style-name="P41">when asked about its tracking identificator</text:p>
      <text:p text:style-name="P41">» should provide the cargo id</text:p>
      <text:p text:style-name="P41"/>
      <text:p text:style-name="P41">when asked about its route specification</text:p>
      <text:p text:style-name="P41">» should provide the route specification</text:p>
      <text:p text:style-name="P41"/>
      <text:p text:style-name="P41">when asked about its origin location</text:p>
      <text:p text:style-name="P41">» should provide the origin location</text:p>
      <text:p text:style-name="P41">» should leverage the route specification</text:p>
      <text:p text:style-name="P41"/>
      <text:p text:style-name="P41">when comparing two equal cargoes</text:p>
      <text:p text:style-name="P41">» should confirm that they have the same identity (FAIL)</text:p>
      <text:p text:style-name="P41">» should leverage the tracking identity</text:p>
      <text:p text:style-name="P41"/>
      <text:p text:style-name="P41"/>
      <text:p text:style-name="P41">Test 'should confirm that they have the same identity' failed:</text:p>
      <text:p text:style-name="P41"><text:tab/>Machine.Specifications.SpecificationException: Should be [true] but is [false]</text:p>
      <text:p text:style-name="P41"><text:tab/>at Machine.Specifications.ShouldExtensionMethods.ShouldBeTrue(Boolean condition)</text:p>
      <text:p text:style-name="P41"><text:tab/>domain\model\cargo.aggregate\CargoSpecs.cs(94,0): at dddsample.specs.domain.model.cargo.aggregate.when_comparing_two_equal_cargoes.&lt;.ctor&gt;b__3()</text:p>
      <text:p text:style-name="P41"><text:tab/>at Machine.Specifications.Model.Specification.InvokeSpecificationField()</text:p>
      <text:p text:style-name="P41"><text:tab/>at Machine.Specifications.Model.Specification.Verify()</text:p>
      <text:p text:style-name="P41"/>
      <text:p text:style-name="P41">5 passed, 1 failed, 0 skipped, took 0,90 seconds (Machine.Specifications 0.3.0).</text:p>
      <text:p text:style-name="P3"/>
      <text:p text:style-name="P3">Si nos fijamos en la razon concreta por la que falla:</text:p>
      <text:p text:style-name="P3"/>
      <text:p text:style-name="P41">Test 'should confirm that they have the same identity' failed:</text:p>
      <text:p text:style-name="P39"><text:tab/>Machine.Specifications.SpecificationException: Should be [true] but is [false]</text:p>
      <text:p text:style-name="P3"><text:soft-page-break/></text:p>
      <text:p text:style-name="P3">Confirmamos nuestro razonamiento.</text:p>
      <text:p text:style-name="P3"/>
      <text:p text:style-name="P3">Vamos a arregarlo, y para ello vamos a intentar, no solo "<text:span text:style-name="T52">escribir el codigo mas simple posible para que el test pase</text:span>" como reza el conocido principio del TDD:</text:p>
      <text:p text:style-name="P3"/>
      <text:p text:style-name="P30"><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17">{</text:p>
      <text:p text:style-name="P17"><text:s text:c="4"/>underlying_tracking_id.has_the_same_value_as(the_other_entity.tracking_id());</text:p>
      <text:p text:style-name="P30"><text:span text:style-name="T16"><text:s text:c="4"/></text:span><text:span text:style-name="T4">return true</text:span><text:span text:style-name="T16">;</text:span></text:p>
      <text:p text:style-name="P21">}</text:p>
      <text:p text:style-name="P3"/>
      <text:p text:style-name="P3">sino que vamos a intentar "<text:span text:style-name="T52">escribir el codigo mas simple posible Y QUE ADEMAS, TENGA SENTIDO, para que el test pase</text:span>", frase atribuida a Jean-Paul Boodhoo, qye en nuestro caso, claramente seria:</text:p>
      <text:p text:style-name="P3"/>
      <text:p text:style-name="P12"><text:span text:style-name="T4">public</text:span><text:span text:style-name="T16"> </text:span><text:span text:style-name="T4">bool</text:span><text:span text:style-name="T16"> has_the_same_identity_as(</text:span><text:span text:style-name="T30">ICargo</text:span><text:span text:style-name="T16"> the_other_entity)</text:span></text:p>
      <text:p text:style-name="P67">{</text:p>
      <text:p text:style-name="P65"><text:span text:style-name="T16"><text:s text:c="3"/></text:span><text:span text:style-name="T4">return</text:span><text:span text:style-name="T16"> underlying_tracking_id.has_the_same_value_as(the_other_entity.tracking_id());</text:span></text:p>
      <text:p text:style-name="P67">}</text:p>
      <text:p text:style-name="P3"/>
      <text:p text:style-name="P3">y que ademas deberia satisfacer nuestra ultima asercion. Comprobamos:</text:p>
      <text:p text:style-name="P3"/>
      <text:p text:style-name="P38">------ Test started: Assembly: dddsample.specs.dll ------</text:p>
      <text:p text:style-name="P71"/>
      <text:p text:style-name="P71">when asked about its tracking identificator</text:p>
      <text:p text:style-name="P71">» should provide the cargo id</text:p>
      <text:p text:style-name="P71"/>
      <text:p text:style-name="P71">when asked about its route specification</text:p>
      <text:p text:style-name="P71">» should provide the route specification</text:p>
      <text:p text:style-name="P71"/>
      <text:p text:style-name="P71">when asked about its origin location</text:p>
      <text:p text:style-name="P71">» should provide the origin location</text:p>
      <text:p text:style-name="P71">» should leverage the route specification</text:p>
      <text:p text:style-name="P71"/>
      <text:p text:style-name="P71">when comparing two equal cargoes</text:p>
      <text:p text:style-name="P71">» should confirm that they have the same identity</text:p>
      <text:p text:style-name="P71">» should leverage the tracking identity</text:p>
      <text:p text:style-name="P71"/>
      <text:p text:style-name="P71"/>
      <text:p text:style-name="P71">6 passed, 0 failed, 0 skipped, took 0,74 seconds (Machine.Specifications 0.3.0).</text:p>
      <text:p text:style-name="P3"/>
      <text:p text:style-name="P3">Y efectivamente, todo funciona como esperabamos.</text:p>
      <text:p text:style-name="P3"/>
      <text:p text:style-name="P3">Una cuestion que podriamos plantearnos es que, ya que tenemos:</text:p>
      <text:p text:style-name="P3"/>
      <text:p text:style-name="P71">When comparing two equal cargoes</text:p>
      <text:p text:style-name="P71">» It should confirm that they have the same identity</text:p>
      <text:p text:style-name="P3"/>
      <text:p text:style-name="P3">¿no deberiamos comprobar tambien esto otro?:</text:p>
      <text:p text:style-name="P3"/>
      <text:p text:style-name="P71">When comparing two diferent cargoes</text:p>
      <text:p text:style-name="P69">» It should confirm that they have diferent identity</text:p>
      <text:p text:style-name="P3"/>
      <text:p text:style-name="P3">Desde luego es una cuestion licita, ya que, siguiendo nuestro propio razonamiento, el caso "When comparing two equal cargoes" seria nuestro "Happy Day Scenario", mientras que "When comparing two different cargoes" otro escenario diferente.</text:p>
      <text:p text:style-name="P3"/>
      <text:p text:style-name="P3">En este caso es dificil dar una respuesta contundente.</text:p>
      <text:p text:style-name="P3"/>
      <text:p text:style-name="P3">Supongamos que en vez de:</text:p>
      <text:p text:style-name="P3"/>
      <text:p text:style-name="P71">When comparing two equal cargoes</text:p>
      <text:p text:style-name="P71"><text:soft-page-break/>» It should confirm that they have the same identity</text:p>
      <text:p text:style-name="P71">» It should leverage the tracking identity</text:p>
      <text:p text:style-name="P3"/>
      <text:p text:style-name="P3">tuviesemos esto otro:</text:p>
      <text:p text:style-name="P3"/>
      <text:p text:style-name="P71">When comparing two equal cargoes</text:p>
      <text:p text:style-name="P69">» It should confirm that they have the same identity</text:p>
      <text:p text:style-name="P3"/>
      <text:p text:style-name="P3">Entonces, la respuesta si que es contundente. Es necesario implementar:</text:p>
      <text:p text:style-name="P3"/>
      <text:p text:style-name="P71">When comparing two diferent cargoes</text:p>
      <text:p text:style-name="P69">» It should confirm that they have diferent identity</text:p>
      <text:p text:style-name="P3"/>
      <text:p text:style-name="P3">Pero la clave en nuestro caso esta en:</text:p>
      <text:p text:style-name="P3"/>
      <text:p text:style-name="P71">When comparing two equal cargoes</text:p>
      <text:p text:style-name="P69">» It should leverage the tracking identity</text:p>
      <text:p text:style-name="P3"/>
      <text:p text:style-name="P3">Esta asercion es la que marca la diferencia, ya que con ella lo que estamos probando es la interaccion entre un modulo y sus dependencias.</text:p>
      <text:p text:style-name="P3"/>
      <text:p text:style-name="P3">Esta discusion es casi tan vieja ya como el TDD, ya que es la misma discusion que hay entre TDD "tradicional" frente al TDD "mockista", donde para testar la operacion suma de una calculadora:</text:p>
      <text:p text:style-name="P3"/>
      <text:list xml:id="list38219102" text:style-name="L17">
        <text:list-item>
          <text:p text:style-name="P61"><text:span text:style-name="T64">TDD "Tradicional": Compruebo que cuando le paso 15 y 20 me devuelve 35 y quizas tambien compruebo que cuando le paso 6 y 10 me devuelve 16.</text:span></text:p>
        </text:list-item>
        <text:list-item>
          <text:p text:style-name="P61"><text:span text:style-name="T64">TDD "mockista": <text:s/>Compruebo que cuando le paso dos sumandos enteros, se produce una unica llamada a la funcion suma de la calculadora y esta me devuelve un unico valor que es tambien un entero.</text:span></text:p>
        </text:list-item>
      </text:list>
      <text:p text:style-name="Standard"><text:span text:style-name="T64"/></text:p>
      <text:p text:style-name="Standard"><text:span text:style-name="T64">Aunque el ejemplo escogido quiza no sea el mas adecuado, ilustra bastante bien la base del problema.</text:span></text:p>
      <text:p text:style-name="Standard"><text:span text:style-name="T64"/></text:p>
      <text:p text:style-name="Standard"><text:span text:style-name="T64">¿Como trasladamos eso a nuestro programa?</text:span></text:p>
      <text:p text:style-name="Standard"><text:span text:style-name="T64"/></text:p>
      <text:p text:style-name="Standard"><text:span text:style-name="T64">Claramente, al tener:</text:span></text:p>
      <text:p text:style-name="Standard"><text:span text:style-name="T64"/></text:p>
      <text:p text:style-name="P71">When comparing two equal cargoes</text:p>
      <text:p text:style-name="P71"><text:span text:style-name="T57">» It should leverage the tracking identity</text:span></text:p>
      <text:p text:style-name="Standard"><text:span text:style-name="T64"/></text:p>
      <text:p text:style-name="Standard"><text:span text:style-name="T64">no podemos negar que nos estamos situando del lado "mockista" o lo que es lo mismo del "Interaction Based Testing". Usando la analogia de la calculadora, estariamos comprobando que "</text:span><text:span text:style-name="T66">cuando le paso dos enteros se produce una unica llamada a la funcion suma de la calculadora...</text:span><text:span text:style-name="T64">" Y al tener a mayores:</text:span></text:p>
      <text:p text:style-name="Standard"><text:span text:style-name="T64"/></text:p>
      <text:p text:style-name="P71">When comparing two equal cargoes</text:p>
      <text:p text:style-name="P71"><text:span text:style-name="T57">» It should confirm that they have the same identity</text:span></text:p>
      <text:p text:style-name="Standard"><text:span text:style-name="T64"/></text:p>
      <text:p text:style-name="Standard"><text:span text:style-name="T64">estariamos comprobando tambien que "</text:span><text:span text:style-name="T66">...y esta me devuelve un unico valor que es tambien un entero.</text:span><text:span text:style-name="T64">". Por lo tanto, en nuestro caso:</text:span></text:p>
      <text:p text:style-name="Standard"><text:span text:style-name="T64"/></text:p>
      <text:p text:style-name="P71">When comparing two diferent cargoes</text:p>
      <text:p text:style-name="P71"><text:span text:style-name="T57">» It should confirm that they have diferent identity</text:span></text:p>
      <text:p text:style-name="Standard"><text:span text:style-name="T64"/></text:p>
      <text:p text:style-name="Standard"><text:span text:style-name="T64">es redundante.</text:span></text:p>
      <text:p text:style-name="Standard"><text:span text:style-name="T64"/></text:p>
      <text:p text:style-name="Standard"><text:span text:style-name="T64">Aun asi no nos cansaremos de repetir que implementar ese escenario tampoco estaria mal, simplemente indicaria que le damos mucha importancia al hecho de cubrir cualquier posible <text:s/>contingencia.</text:span></text:p>
      <text:p text:style-name="Standard"><text:span text:style-name="T64"/></text:p>
      <text:p text:style-name="Standard"><text:span text:style-name="T64">Y una vez dicho, explicado y razonado este punto, vamos a contradecirnos y, teniendo en </text:span><text:soft-page-break/><text:span text:style-name="T64">cuenta la vocacion pedagogica de este documento, la hemos implementado:</text:span></text:p>
      <text:p text:style-name="Standard"><text:span text:style-name="T64"/></text:p>
      <text:p text:style-name="P29"><text:span text:style-name="T6">public</text:span><text:span text:style-name="T19"> </text:span><text:span text:style-name="T6">class</text:span><text:span text:style-name="T19"> </text:span><text:span text:style-name="T42">when_comparing_two_diferent_cargoes</text:span><text:span text:style-name="T19"> : </text:span><text:span text:style-name="T42">concern_for_cargo</text:span></text:p>
      <text:p text:style-name="P67">{</text:p>
      <text:p text:style-name="P65"><text:span text:style-name="T16"><text:s text:c="4"/></text:span><text:span text:style-name="T30">Establish</text:span><text:span text:style-name="T16"> context = () =&gt;</text:span></text:p>
      <text:p text:style-name="P67"><text:s text:c="4"/>{</text:p>
      <text:p text:style-name="P65"><text:span text:style-name="T16"><text:s text:c="8"/>tracking_id = the_dependency&lt;</text:span><text:span text:style-name="T30">ITrackingId</text:span><text:span text:style-name="T16">&gt;();</text:span></text:p>
      <text:p text:style-name="P65"><text:span text:style-name="T16"><text:s text:c="8"/>route_specification = the_dependency&lt;</text:span><text:span text:style-name="T30">IRouteSpecification</text:span><text:span text:style-name="T16">&gt;();</text:span></text:p>
      <text:p text:style-name="P67"/>
      <text:p text:style-name="P65"><text:span text:style-name="T16"><text:s text:c="8"/>the_to_compare_cargo = an&lt;</text:span><text:span text:style-name="T30">ICargo</text:span><text:span text:style-name="T16">&gt;();</text:span></text:p>
      <text:p text:style-name="P67"><text:s text:c="8"/>tracking_id</text:p>
      <text:p text:style-name="P67"><text:s text:c="11"/>.Stub(x =&gt; x.has_the_same_value_as(the_to_compare_cargo.tracking_id()))</text:p>
      <text:p text:style-name="P65"><text:span text:style-name="T16"><text:s text:c="11"/>.Return(</text:span><text:span text:style-name="T4">false</text:span><text:span text:style-name="T16">);</text:span></text:p>
      <text:p text:style-name="P67"><text:s text:c="4"/>};</text:p>
      <text:p text:style-name="P67"/>
      <text:p text:style-name="P65"><text:span text:style-name="T16"><text:s text:c="4"/></text:span><text:span text:style-name="T30">Because</text:span><text:span text:style-name="T16"> of = () =&gt; result = sut.has_the_same_identity_as(the_to_compare_cargo);</text:span></text:p>
      <text:p text:style-name="P67"/>
      <text:p text:style-name="P65"><text:span text:style-name="T16"><text:s text:c="4"/></text:span><text:span text:style-name="T30">It</text:span><text:span text:style-name="T16"> should_confirm_that_they_have_diferent_identity = () =&gt; result.ShouldBeFalse();</text:span></text:p>
      <text:p text:style-name="P67"/>
      <text:p text:style-name="P65"><text:span text:style-name="T16"><text:s text:c="4"/></text:span><text:span text:style-name="T4">static</text:span><text:span text:style-name="T16"> </text:span><text:span text:style-name="T30">ITrackingId</text:span><text:span text:style-name="T16"> tracking_id;</text:span></text:p>
      <text:p text:style-name="P65"><text:span text:style-name="T16"><text:s text:c="4"/></text:span><text:span text:style-name="T4">static</text:span><text:span text:style-name="T16"> </text:span><text:span text:style-name="T30">ICargo</text:span><text:span text:style-name="T16"> the_to_compare_cargo;</text:span></text:p>
      <text:p text:style-name="P65"><text:span text:style-name="T16"><text:s text:c="4"/></text:span><text:span text:style-name="T4">static</text:span><text:span text:style-name="T16"> </text:span><text:span text:style-name="T4">bool</text:span><text:span text:style-name="T16"> result;</text:span></text:p>
      <text:p text:style-name="P65"><text:span text:style-name="T16"><text:s text:c="4"/></text:span><text:span text:style-name="T4">static</text:span><text:span text:style-name="T16"> </text:span><text:span text:style-name="T30">IRouteSpecification</text:span><text:span text:style-name="T16"> route_specification;</text:span></text:p>
      <text:p text:style-name="P67">}</text:p>
      <text:p text:style-name="Standard"><text:span text:style-name="T64"/></text:p>
      <text:p text:style-name="Standard"><text:span text:style-name="T64">Si bien no consideramos hacer ningun comentario a mayores, mas alla de mostrar la prueba de que sin haber tocado el codigo de nuestro DDD_Aggregate_Root Cargo, funciona:</text:span></text:p>
      <text:p text:style-name="Standard"><text:span text:style-name="T64"/></text:p>
      <text:p text:style-name="P40"><text:span text:style-name="T57">------ Test started: Assembly: dddsample.specs.dll ------</text:span></text:p>
      <text:p text:style-name="P71"/>
      <text:p text:style-name="P71">when asked about its tracking identificator</text:p>
      <text:p text:style-name="P71">» should provide the cargo id</text:p>
      <text:p text:style-name="P71"/>
      <text:p text:style-name="P71">when asked about its route specification</text:p>
      <text:p text:style-name="P71">» should provide the route specification</text:p>
      <text:p text:style-name="P71"/>
      <text:p text:style-name="P71">when asked about its origin location</text:p>
      <text:p text:style-name="P71">» should provide the origin location</text:p>
      <text:p text:style-name="P71">» should leverage the route specification</text:p>
      <text:p text:style-name="P71"/>
      <text:p text:style-name="P71">when comparing two equal cargoes</text:p>
      <text:p text:style-name="P71">» should confirm that they have the same identity</text:p>
      <text:p text:style-name="P71">» should leverage the tracking identity</text:p>
      <text:p text:style-name="P71"/>
      <text:p text:style-name="P71">when comparing two diferent cargoes</text:p>
      <text:p text:style-name="P71">» should confirm that they have diferent identity</text:p>
      <text:p text:style-name="P71"/>
      <text:p text:style-name="P71"/>
      <text:p text:style-name="P71">7 passed, 0 failed, 0 skipped, took 0,93 seconds (Machine.Specifications 0.3.0).</text:p>
      <text:p text:style-name="Standard"><text:span text:style-name="T64"/></text:p>
      <text:p text:style-name="Standard"><text:span text:style-name="T64">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span></text:p>
      <text:p text:style-name="Standard"><text:span text:style-name="T64"/></text:p>
      <text:p text:style-name="P3"><text:span text:style-name="T1">BDD_Spec: When ...</text:span><text:span text:style-name="T64">:</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0H12M52S</meta:editing-duration>
    <meta:editing-cycles>45</meta:editing-cycles>
    <meta:generator>OpenOffice.org/3.2$Win32 OpenOffice.org_project/320m12$Build-9483</meta:generator>
    <dc:date>2010-06-10T18:38:50.13</dc:date>
    <meta:document-statistic meta:table-count="0" meta:image-count="0" meta:object-count="0" meta:page-count="66" meta:paragraph-count="2417" meta:word-count="17879" meta:character-count="148613"/>
    <meta:user-defined meta:name="Info 1"/>
    <meta:user-defined meta:name="Info 2"/>
    <meta:user-defined meta:name="Info 3"/>
    <meta:user-defined meta:name="Info 4"/>
  </office:meta>
</office:document-meta>
</file>